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8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1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1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 style:data-style-name="N11">
      <style:text-properties fo:font-size="12pt" fo:font-style="normal" style:font-size-asian="12pt" style:font-style-asian="normal" style:font-size-complex="12pt" style:font-style-complex="normal"/>
    </style:style>
    <style:style style:name="ce7" style:family="table-cell" style:parent-style-name="Default" style:data-style-name="N11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 style:data-style-name="N0">
      <style:text-properties fo:font-size="12pt" fo:font-style="normal" style:font-size-asian="12pt" style:font-style-asian="normal" style:font-size-complex="12pt" style:font-style-complex="normal"/>
    </style:style>
    <style:style style:name="ce11" style:family="table-cell" style:parent-style-name="Default" style:data-style-name="N0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ext-properties fo:font-style="normal" style:font-style-asian="normal" style:font-style-complex="normal"/>
    </style:style>
    <style:style style:name="ce15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1"/>
    <style:style style:name="ce9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24" style:family="table-cell" style:parent-style-name="Default">
      <style:text-properties fo:font-size="14pt" style:font-size-asian="14pt" style:font-size-complex="14pt"/>
    </style:style>
    <style:style style:name="ce1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1">
      <style:text-properties fo:font-size="12pt" style:font-size-asian="12pt" style:font-size-complex="12pt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eural_results" table:style-name="ta1">
        <table:table-column table:style-name="co1" table:default-cell-style-name="ce6"/>
        <table:table-column table:style-name="co2" table:number-columns-repeated="4" table:default-cell-style-name="ce6"/>
        <table:table-column table:style-name="co1" table:default-cell-style-name="ce6"/>
        <table:table-column table:style-name="co2" table:number-columns-repeated="16372" table:default-cell-style-name="ce6"/>
        <table:table-column table:style-name="co2" table:number-columns-repeated="4" table:default-cell-style-name="ce13"/>
        <table:table-row table:style-name="ro1">
          <table:table-cell table:style-name="ce8"/>
          <table:table-cell table:style-name="ce8" office:value-type="string" calcext:value-type="string">
            <text:p>Genetic</text:p>
          </table:table-cell>
          <table:table-cell table:style-name="ce8" office:value-type="string" calcext:value-type="string">
            <text:p>Pso</text:p>
          </table:table-cell>
          <table:table-cell table:style-name="ce8" office:value-type="string" calcext:value-type="string">
            <text:p>De</text:p>
          </table:table-cell>
          <table:table-cell table:style-name="ce8" table:number-columns-repeated="2"/>
          <table:table-cell table:style-name="ce8" office:value-type="string" calcext:value-type="string">
            <text:p>Genetic</text:p>
          </table:table-cell>
          <table:table-cell table:style-name="ce8" office:value-type="string" calcext:value-type="string">
            <text:p>Pso</text:p>
          </table:table-cell>
          <table:table-cell table:style-name="ce8" office:value-type="string" calcext:value-type="string">
            <text:p>NM</text:p>
          </table:table-cell>
          <table:table-cell table:style-name="ce8" table:number-columns-repeated="16369"/>
          <table:table-cell table:number-columns-repeated="4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4"/>
          <table:table-cell office:value-type="string" calcext:value-type="string">
            <text:p>Appendicitis_1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2367" calcext:value-type="percentage">
            <text:p>23,67%</text:p>
          </table:table-cell>
          <table:table-cell office:value-type="percentage" office:value="0.2667" calcext:value-type="percentage">
            <text:p>26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633" calcext:value-type="percentage">
            <text:p>26,33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2067" calcext:value-type="percentage">
            <text:p>20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433" calcext:value-type="percentage">
            <text:p>14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1933" calcext:value-type="percentage">
            <text:p>19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533" calcext:value-type="percentage">
            <text:p>25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21" calcext:value-type="percentage">
            <text:p>21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1867" calcext:value-type="percentage">
            <text:p>18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1333" calcext:value-type="percentage">
            <text:p>13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133" calcext:value-type="percentage">
            <text:p>21,33%</text:p>
          </table:table-cell>
          <table:table-cell office:value-type="string" calcext:value-type="string">
            <text:p>Χ</text:p>
          </table:table-cell>
          <table:table-cell table:number-columns-repeated="16373"/>
        </table:table-row>
        <table:table-row table:style-name="ro2">
          <table:table-cell table:style-name="ce7"/>
          <table:table-cell table:style-name="ce7" table:formula="of:=AVERAGE([.B2:.B11])" office:value-type="string" office:string-value="" calcext:value-type="error">
            <text:p>#DIV/0!</text:p>
          </table:table-cell>
          <table:table-cell table:style-name="ce7" table:formula="of:=AVERAGE([.C2:.C11])" office:value-type="string" office:string-value="" calcext:value-type="error">
            <text:p>#DIV/0!</text:p>
          </table:table-cell>
          <table:table-cell table:style-name="ce7" table:formula="of:=AVERAGE([.D2:.D11])" office:value-type="string" office:string-value="" calcext:value-type="error">
            <text:p>#DIV/0!</text:p>
          </table:table-cell>
          <table:table-cell table:style-name="ce7" table:number-columns-repeated="2"/>
          <table:table-cell table:style-name="ce7" table:formula="of:=AVERAGE([.G2:.G11])" office:value-type="percentage" office:value="0.16366" calcext:value-type="percentage">
            <text:p>16,37%</text:p>
          </table:table-cell>
          <table:table-cell table:style-name="ce7" table:formula="of:=AVERAGE([.H2:.H11])" office:value-type="percentage" office:value="0.17167" calcext:value-type="percentage">
            <text:p>17,17%</text:p>
          </table:table-cell>
          <table:table-cell table:style-name="ce7" table:formula="of:=AVERAGE([.I2:.I11])" office:value-type="percentage" office:value="0.217777777777778" calcext:value-type="percentage">
            <text:p>21,78%</text:p>
          </table:table-cell>
          <table:table-cell table:style-name="ce7" table:number-columns-repeated="16369"/>
          <table:table-cell table:number-columns-repeated="4"/>
        </table:table-row>
        <table:table-row table:style-name="ro1" table:number-rows-repeated="3">
          <table:table-cell table:number-columns-repeated="16382"/>
        </table:table-row>
        <table:table-row table:style-name="ro1">
          <table:table-cell table:style-name="ce8"/>
          <table:table-cell table:style-name="ce8" office:value-type="string" calcext:value-type="string">
            <text:p>Genetic</text:p>
          </table:table-cell>
          <table:table-cell table:style-name="ce8" office:value-type="string" calcext:value-type="string">
            <text:p>Pso</text:p>
          </table:table-cell>
          <table:table-cell table:style-name="ce8" office:value-type="string" calcext:value-type="string">
            <text:p>NM</text:p>
          </table:table-cell>
          <table:table-cell/>
          <table:table-cell table:style-name="ce8"/>
          <table:table-cell table:style-name="ce8" office:value-type="string" calcext:value-type="string">
            <text:p>Genetic</text:p>
          </table:table-cell>
          <table:table-cell table:style-name="ce8" office:value-type="string" calcext:value-type="string">
            <text:p>Pso</text:p>
          </table:table-cell>
          <table:table-cell table:style-name="ce8" office:value-type="string" calcext:value-type="string">
            <text:p>NM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792" calcext:value-type="percentage">
            <text:p>37,92%</text:p>
          </table:table-cell>
          <table:table-cell office:value-type="percentage" office:value="0.3213" calcext:value-type="percentage">
            <text:p>32,13%</text:p>
          </table:table-cell>
          <table:table-cell office:value-type="percentage" office:value="0.3053" calcext:value-type="percentage">
            <text:p>30,53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0774" calcext:value-type="percentage">
            <text:p>7,74%</text:p>
          </table:table-cell>
          <table:table-cell office:value-type="percentage" office:value="0.0694" calcext:value-type="percentage">
            <text:p>6,94%</text:p>
          </table:table-cell>
          <table:table-cell office:value-type="percentage" office:value="0.0425" calcext:value-type="percentage">
            <text:p>4,2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2758" calcext:value-type="percentage">
            <text:p>27,58%</text:p>
          </table:table-cell>
          <table:table-cell office:value-type="percentage" office:value="0.1604" calcext:value-type="percentage">
            <text:p>16,04%</text:p>
          </table:table-cell>
          <table:table-cell office:value-type="percentage" office:value="0.1043" calcext:value-type="percentage">
            <text:p>10,43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1145" calcext:value-type="percentage">
            <text:p>11,45%</text:p>
          </table:table-cell>
          <table:table-cell office:value-type="percentage" office:value="0.1328" calcext:value-type="percentage">
            <text:p>13,28%</text:p>
          </table:table-cell>
          <table:table-cell office:value-type="percentage" office:value="0.1032" calcext:value-type="percentage">
            <text:p>10,3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3686" calcext:value-type="percentage">
            <text:p>36,86%</text:p>
          </table:table-cell>
          <table:table-cell office:value-type="percentage" office:value="0.2696" calcext:value-type="percentage">
            <text:p>26,96%</text:p>
          </table:table-cell>
          <table:table-cell office:value-type="percentage" office:value="0.1473" calcext:value-type="percentage">
            <text:p>14,73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1134" calcext:value-type="percentage">
            <text:p>11,34%</text:p>
          </table:table-cell>
          <table:table-cell office:value-type="percentage" office:value="0.1108" calcext:value-type="percentage">
            <text:p>11,08%</text:p>
          </table:table-cell>
          <table:table-cell office:value-type="string" calcext:value-type="string">
            <text:p>χ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3546" calcext:value-type="percentage">
            <text:p>35,46%</text:p>
          </table:table-cell>
          <table:table-cell office:value-type="percentage" office:value="0.2507" calcext:value-type="percentage">
            <text:p>25,07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1043" calcext:value-type="percentage">
            <text:p>10,43%</text:p>
          </table:table-cell>
          <table:table-cell office:value-type="percentage" office:value="0.0898" calcext:value-type="percentage">
            <text:p>8,98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845" calcext:value-type="percentage">
            <text:p>28,45%</text:p>
          </table:table-cell>
          <table:table-cell office:value-type="percentage" office:value="0.1952" calcext:value-type="percentage">
            <text:p>19,52%</text:p>
          </table:table-cell>
          <table:table-cell table:number-columns-repeated="2"/>
          <table:table-cell office:value-type="string" calcext:value-type="string">
            <text:p>Balance_5</text:p>
          </table:table-cell>
          <table:table-cell office:value-type="percentage" office:value="0.0892" calcext:value-type="percentage">
            <text:p>8,92%</text:p>
          </table:table-cell>
          <table:table-cell office:value-type="percentage" office:value="0.0726" calcext:value-type="percentage">
            <text:p>7,26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2874" calcext:value-type="percentage">
            <text:p>28,74%</text:p>
          </table:table-cell>
          <table:table-cell office:value-type="percentage" office:value="0.1865" calcext:value-type="percentage">
            <text:p>18,65%</text:p>
          </table:table-cell>
          <table:table-cell table:number-columns-repeated="2"/>
          <table:table-cell office:value-type="string" calcext:value-type="string">
            <text:p>Balance_6</text:p>
          </table:table-cell>
          <table:table-cell office:value-type="percentage" office:value="0.0473" calcext:value-type="percentage">
            <text:p>4,73%</text:p>
          </table:table-cell>
          <table:table-cell office:value-type="percentage" office:value="0.0516" calcext:value-type="percentage">
            <text:p>5,16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314" calcext:value-type="percentage">
            <text:p>43,14%</text:p>
          </table:table-cell>
          <table:table-cell office:value-type="percentage" office:value="0.2845" calcext:value-type="percentage">
            <text:p>28,45%</text:p>
          </table:table-cell>
          <table:table-cell table:number-columns-repeated="2"/>
          <table:table-cell office:value-type="string" calcext:value-type="string">
            <text:p>Balance_7</text:p>
          </table:table-cell>
          <table:table-cell office:value-type="percentage" office:value="0.1339" calcext:value-type="percentage">
            <text:p>13,39%</text:p>
          </table:table-cell>
          <table:table-cell office:value-type="percentage" office:value="0.1446" calcext:value-type="percentage">
            <text:p>14,46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29" calcext:value-type="percentage">
            <text:p>22,90%</text:p>
          </table:table-cell>
          <table:table-cell office:value-type="percentage" office:value="0.1821" calcext:value-type="percentage">
            <text:p>18,21%</text:p>
          </table:table-cell>
          <table:table-cell table:number-columns-repeated="2"/>
          <table:table-cell office:value-type="string" calcext:value-type="string">
            <text:p>Balance_8</text:p>
          </table:table-cell>
          <table:table-cell office:value-type="percentage" office:value="0.0828" calcext:value-type="percentage">
            <text:p>8,28%</text:p>
          </table:table-cell>
          <table:table-cell office:value-type="percentage" office:value="0.0882" calcext:value-type="percentage">
            <text:p>8,8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3324" calcext:value-type="percentage">
            <text:p>33,24%</text:p>
          </table:table-cell>
          <table:table-cell office:value-type="percentage" office:value="0.1976" calcext:value-type="percentage">
            <text:p>19,76%</text:p>
          </table:table-cell>
          <table:table-cell table:number-columns-repeated="2"/>
          <table:table-cell office:value-type="string" calcext:value-type="string">
            <text:p>Balance_9</text:p>
          </table:table-cell>
          <table:table-cell office:value-type="percentage" office:value="0.1134" calcext:value-type="percentage">
            <text:p>11,34%</text:p>
          </table:table-cell>
          <table:table-cell office:value-type="percentage" office:value="0.0758" calcext:value-type="percentage">
            <text:p>7,58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2855" calcext:value-type="percentage">
            <text:p>28,55%</text:p>
          </table:table-cell>
          <table:table-cell office:value-type="percentage" office:value="0.1966" calcext:value-type="percentage">
            <text:p>19,66%</text:p>
          </table:table-cell>
          <table:table-cell table:number-columns-repeated="2"/>
          <table:table-cell office:value-type="string" calcext:value-type="string">
            <text:p>Balance_10</text:p>
          </table:table-cell>
          <table:table-cell office:value-type="percentage" office:value="0.0898" calcext:value-type="percentage">
            <text:p>8,98%</text:p>
          </table:table-cell>
          <table:table-cell office:value-type="percentage" office:value="0.0892" calcext:value-type="percentage">
            <text:p>8,92%</text:p>
          </table:table-cell>
          <table:table-cell table:number-columns-repeated="16374"/>
        </table:table-row>
        <table:table-row table:style-name="ro2">
          <table:table-cell table:style-name="ce7"/>
          <table:table-cell table:style-name="ce7" table:formula="of:=AVERAGE([.B17:.B26])" office:value-type="percentage" office:value="0.32284" calcext:value-type="percentage">
            <text:p>32,28%</text:p>
          </table:table-cell>
          <table:table-cell table:style-name="ce7" table:formula="of:=AVERAGE([.C17:.C26])" office:value-type="percentage" office:value="0.22445" calcext:value-type="percentage">
            <text:p>22,44%</text:p>
          </table:table-cell>
          <table:table-cell table:style-name="ce7" table:formula="of:=AVERAGE([.D17:.D26])" office:value-type="percentage" office:value="0.185633333333333" calcext:value-type="percentage">
            <text:p>18,56%</text:p>
          </table:table-cell>
          <table:table-cell table:style-name="ce7" table:number-columns-repeated="2"/>
          <table:table-cell table:style-name="ce7" table:formula="of:=AVERAGE([.G17:.G26])" office:value-type="percentage" office:value="0.0966" calcext:value-type="percentage">
            <text:p>9,66%</text:p>
          </table:table-cell>
          <table:table-cell table:style-name="ce7" table:formula="of:=AVERAGE([.H17:.H26])" office:value-type="percentage" office:value="0.09248" calcext:value-type="percentage">
            <text:p>9,25%</text:p>
          </table:table-cell>
          <table:table-cell table:style-name="ce7" table:formula="of:=AVERAGE([.I17:.I26])" office:value-type="percentage" office:value="0.07285" calcext:value-type="percentage">
            <text:p>7,29%</text:p>
          </table:table-cell>
          <table:table-cell table:style-name="ce7" table:number-columns-repeated="16369"/>
          <table:table-cell table:number-columns-repeated="4"/>
        </table:table-row>
        <table:table-row table:style-name="ro1">
          <table:table-cell table:number-columns-repeated="16382"/>
        </table:table-row>
        <table:table-row table:style-name="ro1">
          <table:table-cell table:style-name="ce8"/>
          <table:table-cell table:style-name="ce8" office:value-type="string" calcext:value-type="string">
            <text:p>Genetic</text:p>
          </table:table-cell>
          <table:table-cell table:style-name="ce8" office:value-type="string" calcext:value-type="string">
            <text:p>Pso</text:p>
          </table:table-cell>
          <table:table-cell table:style-name="ce8" office:value-type="string" calcext:value-type="string">
            <text:p>NM</text:p>
          </table:table-cell>
          <table:table-cell/>
          <table:table-cell table:style-name="ce8"/>
          <table:table-cell table:style-name="ce8" office:value-type="string" calcext:value-type="string">
            <text:p>Genetic</text:p>
          </table:table-cell>
          <table:table-cell table:style-name="ce8" office:value-type="string" calcext:value-type="string">
            <text:p>Pso</text:p>
          </table:table-cell>
          <table:table-cell table:style-name="ce8" office:value-type="string" calcext:value-type="string">
            <text:p>NM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2457" calcext:value-type="percentage">
            <text:p>24,57%</text:p>
          </table:table-cell>
          <table:table-cell office:value-type="percentage" office:value="0.1848" calcext:value-type="percentage">
            <text:p>18,48%</text:p>
          </table:table-cell>
          <table:table-cell office:value-type="percentage" office:value="0.0657" calcext:value-type="percentage">
            <text:p>6,57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4952" calcext:value-type="percentage">
            <text:p>49,52%</text:p>
          </table:table-cell>
          <table:table-cell office:value-type="percentage" office:value="0.5238" calcext:value-type="percentage">
            <text:p>52,38%</text:p>
          </table:table-cell>
          <table:table-cell office:value-type="percentage" office:value="0.4" calcext:value-type="percentage">
            <text:p>4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3638" calcext:value-type="percentage">
            <text:p>36,38%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1076" calcext:value-type="percentage">
            <text:p>10,76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8127" calcext:value-type="percentage">
            <text:p>81,27%</text:p>
          </table:table-cell>
          <table:table-cell office:value-type="percentage" office:value="0.8111" calcext:value-type="percentage">
            <text:p>81,11%</text:p>
          </table:table-cell>
          <table:table-cell office:value-type="percentage" office:value="0.6095" calcext:value-type="percentage">
            <text:p>60,9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3248" calcext:value-type="percentage">
            <text:p>32,48%</text:p>
          </table:table-cell>
          <table:table-cell office:value-type="percentage" office:value="0.2733" calcext:value-type="percentage">
            <text:p>27,33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5873" calcext:value-type="percentage">
            <text:p>58,73%</text:p>
          </table:table-cell>
          <table:table-cell office:value-type="percentage" office:value="0.5841" calcext:value-type="percentage">
            <text:p>58,41%</text:p>
          </table:table-cell>
          <table:table-cell office:value-type="percentage" office:value="0.5619" calcext:value-type="percentage">
            <text:p>56,1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4425" calcext:value-type="percentage">
            <text:p>44,25%</text:p>
          </table:table-cell>
          <table:table-cell office:value-type="percentage" office:value="0.2429" calcext:value-type="percentage">
            <text:p>24,29%</text:p>
          </table:table-cell>
          <table:table-cell table:number-columns-repeated="2"/>
          <table:table-cell office:value-type="string" calcext:value-type="string">
            <text:p>Glass_4</text:p>
          </table:table-cell>
          <table:table-cell office:value-type="percentage" office:value="0.5508" calcext:value-type="percentage">
            <text:p>55,08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5111" calcext:value-type="percentage">
            <text:p>51,1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281" calcext:value-type="percentage">
            <text:p>28,10%</text:p>
          </table:table-cell>
          <table:table-cell office:value-type="percentage" office:value="0.2762" calcext:value-type="percentage">
            <text:p>27,62%</text:p>
          </table:table-cell>
          <table:table-cell table:number-columns-repeated="2"/>
          <table:table-cell office:value-type="string" calcext:value-type="string">
            <text:p>Glass_5</text:p>
          </table:table-cell>
          <table:table-cell office:value-type="percentage" office:value="0.6937" calcext:value-type="percentage">
            <text:p>69,37%</text:p>
          </table:table-cell>
          <table:table-cell office:value-type="percentage" office:value="0.6206" calcext:value-type="percentage">
            <text:p>62,06%</text:p>
          </table:table-cell>
          <table:table-cell office:value-type="percentage" office:value="0.4905" calcext:value-type="percentage">
            <text:p>49,0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3905" calcext:value-type="percentage">
            <text:p>39,05%</text:p>
          </table:table-cell>
          <table:table-cell office:value-type="percentage" office:value="0.201" calcext:value-type="percentage">
            <text:p>20,10%</text:p>
          </table:table-cell>
          <table:table-cell table:number-columns-repeated="2"/>
          <table:table-cell office:value-type="string" calcext:value-type="string">
            <text:p>Glass_6</text:p>
          </table:table-cell>
          <table:table-cell office:value-type="percentage" office:value="0.5635" calcext:value-type="percentage">
            <text:p>56,35%</text:p>
          </table:table-cell>
          <table:table-cell office:value-type="percentage" office:value="0.6" calcext:value-type="percentage">
            <text:p>60,00%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4162" calcext:value-type="percentage">
            <text:p>41,62%</text:p>
          </table:table-cell>
          <table:table-cell office:value-type="percentage" office:value="0.3152" calcext:value-type="percentage">
            <text:p>31,52%</text:p>
          </table:table-cell>
          <table:table-cell table:number-columns-repeated="2"/>
          <table:table-cell office:value-type="string" calcext:value-type="string">
            <text:p>Glass_7</text:p>
          </table:table-cell>
          <table:table-cell office:value-type="percentage" office:value="0.5921" calcext:value-type="percentage">
            <text:p>59,21%</text:p>
          </table:table-cell>
          <table:table-cell office:value-type="percentage" office:value="0.6587" calcext:value-type="percentage">
            <text:p>65,87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3486" calcext:value-type="percentage">
            <text:p>34,86%</text:p>
          </table:table-cell>
          <table:table-cell office:value-type="percentage" office:value="0.2143" calcext:value-type="percentage">
            <text:p>21,43%</text:p>
          </table:table-cell>
          <table:table-cell table:number-columns-repeated="2"/>
          <table:table-cell office:value-type="string" calcext:value-type="string">
            <text:p>Glass_8</text:p>
          </table:table-cell>
          <table:table-cell office:value-type="percentage" office:value="0.4889" calcext:value-type="percentage">
            <text:p>48,89%</text:p>
          </table:table-cell>
          <table:table-cell office:value-type="percentage" office:value="0.4968" calcext:value-type="percentage">
            <text:p>49,68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3162" calcext:value-type="percentage">
            <text:p>31,62%</text:p>
          </table:table-cell>
          <table:table-cell office:value-type="percentage" office:value="0.2419" calcext:value-type="percentage">
            <text:p>24,19%</text:p>
          </table:table-cell>
          <table:table-cell table:number-columns-repeated="2"/>
          <table:table-cell office:value-type="string" calcext:value-type="string">
            <text:p>Glass_9</text:p>
          </table:table-cell>
          <table:table-cell office:value-type="percentage" office:value="0.4127" calcext:value-type="percentage">
            <text:p>41,27%</text:p>
          </table:table-cell>
          <table:table-cell office:value-type="percentage" office:value="0.4413" calcext:value-type="percentage">
            <text:p>44,1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2067" calcext:value-type="percentage">
            <text:p>20,67%</text:p>
          </table:table-cell>
          <table:table-cell table:number-columns-repeated="2"/>
          <table:table-cell office:value-type="string" calcext:value-type="string">
            <text:p>Glass_10</text:p>
          </table:table-cell>
          <table:table-cell office:value-type="percentage" office:value="0.5937" calcext:value-type="percentage">
            <text:p>59,37%</text:p>
          </table:table-cell>
          <table:table-cell office:value-type="percentage" office:value="0.6746" calcext:value-type="percentage">
            <text:p>67,46%</text:p>
          </table:table-cell>
          <table:table-cell table:number-columns-repeated="16374"/>
        </table:table-row>
        <table:table-row table:style-name="ro2">
          <table:table-cell table:style-name="ce7"/>
          <table:table-cell table:style-name="ce7" table:formula="of:=AVERAGE([.B30:.B39])" office:value-type="percentage" office:value="0.34503" calcext:value-type="percentage">
            <text:p>34,50%</text:p>
          </table:table-cell>
          <table:table-cell table:style-name="ce7" table:formula="of:=AVERAGE([.C30:.C39])" office:value-type="percentage" office:value="0.23668" calcext:value-type="percentage">
            <text:p>23,67%</text:p>
          </table:table-cell>
          <table:table-cell table:style-name="ce7" table:formula="of:=AVERAGE([.D30:.D39])" office:value-type="percentage" office:value="0.08665" calcext:value-type="percentage">
            <text:p>8,67%</text:p>
          </table:table-cell>
          <table:table-cell table:style-name="ce7" table:number-columns-repeated="2"/>
          <table:table-cell table:style-name="ce7" table:formula="of:=AVERAGE([.G30:.G39])" office:value-type="percentage" office:value="0.57906" calcext:value-type="percentage">
            <text:p>57,91%</text:p>
          </table:table-cell>
          <table:table-cell table:style-name="ce7" table:formula="of:=AVERAGE([.H30:.H39])" office:value-type="percentage" office:value="0.59777" calcext:value-type="percentage">
            <text:p>59,78%</text:p>
          </table:table-cell>
          <table:table-cell table:style-name="ce7" table:formula="of:=AVERAGE([.I30:.I39])" office:value-type="percentage" office:value="0.5146" calcext:value-type="percentage">
            <text:p>51,46%</text:p>
          </table:table-cell>
          <table:table-cell table:style-name="ce7" table:number-columns-repeated="16369"/>
          <table:table-cell table:number-columns-repeated="4"/>
        </table:table-row>
        <table:table-row table:style-name="ro1">
          <table:table-cell table:number-columns-repeated="16382"/>
        </table:table-row>
        <table:table-row table:style-name="ro1">
          <table:table-cell table:style-name="ce8"/>
          <table:table-cell table:style-name="ce8" office:value-type="string" calcext:value-type="string">
            <text:p>Genetic</text:p>
          </table:table-cell>
          <table:table-cell table:style-name="ce8" office:value-type="string" calcext:value-type="string">
            <text:p>Pso</text:p>
          </table:table-cell>
          <table:table-cell table:style-name="ce8" office:value-type="string" calcext:value-type="string">
            <text:p>NM</text:p>
          </table:table-cell>
          <table:table-cell/>
          <table:table-cell table:style-name="ce8"/>
          <table:table-cell table:style-name="ce8" office:value-type="string" calcext:value-type="string">
            <text:p>Genetic</text:p>
          </table:table-cell>
          <table:table-cell table:style-name="ce8" office:value-type="string" calcext:value-type="string">
            <text:p>Pso</text:p>
          </table:table-cell>
          <table:table-cell table:style-name="ce8" office:value-type="string" calcext:value-type="string">
            <text:p>NM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4513" calcext:value-type="percentage">
            <text:p>45,13%</text:p>
          </table:table-cell>
          <table:table-cell office:value-type="percentage" office:value="0.5154" calcext:value-type="percentage">
            <text:p>51,54%</text:p>
          </table:table-cell>
          <table:table-cell office:value-type="percentage" office:value="0.4051" calcext:value-type="percentage">
            <text:p>40,51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3358" calcext:value-type="percentage">
            <text:p>33,58%</text:p>
          </table:table-cell>
          <table:table-cell office:value-type="percentage" office:value="0.4617" calcext:value-type="percentage">
            <text:p>46,17%</text:p>
          </table:table-cell>
          <table:table-cell office:value-type="percentage" office:value="0.2617" calcext:value-type="percentage">
            <text:p>26,1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3744" calcext:value-type="percentage">
            <text:p>37,44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2263" calcext:value-type="percentage">
            <text:p>22,63%</text:p>
          </table:table-cell>
          <table:table-cell office:value-type="percentage" office:value="0.3086" calcext:value-type="percentage">
            <text:p>30,86%</text:p>
          </table:table-cell>
          <table:table-cell office:value-type="percentage" office:value="0.1432" calcext:value-type="percentage">
            <text:p>14,3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441" calcext:value-type="percentage">
            <text:p>44,10%</text:p>
          </table:table-cell>
          <table:table-cell office:value-type="percentage" office:value="0.482" calcext:value-type="percentage">
            <text:p>48,20%</text:p>
          </table:table-cell>
          <table:table-cell office:value-type="percentage" office:value="0.3821" calcext:value-type="percentage">
            <text:p>38,21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2086" calcext:value-type="percentage">
            <text:p>20,86%</text:p>
          </table:table-cell>
          <table:table-cell office:value-type="percentage" office:value="0.3086" calcext:value-type="percentage">
            <text:p>30,86%</text:p>
          </table:table-cell>
          <table:table-cell office:value-type="percentage" office:value="0.2222" calcext:value-type="percentage">
            <text:p>22,2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541" calcext:value-type="percentage">
            <text:p>54,10%</text:p>
          </table:table-cell>
          <table:table-cell office:value-type="percentage" office:value="0.5128" calcext:value-type="percentage">
            <text:p>51,28%</text:p>
          </table:table-cell>
          <table:table-cell office:value-type="percentage" office:value="0.3538" calcext:value-type="percentage">
            <text:p>35,38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1963" calcext:value-type="percentage">
            <text:p>19,63%</text:p>
          </table:table-cell>
          <table:table-cell office:value-type="percentage" office:value="0.2519" calcext:value-type="percentage">
            <text:p>25,19%</text:p>
          </table:table-cell>
          <table:table-cell office:value-type="percentage" office:value="0.2321" calcext:value-type="percentage">
            <text:p>23,2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577" calcext:value-type="percentage">
            <text:p>57,70%</text:p>
          </table:table-cell>
          <table:table-cell office:value-type="percentage" office:value="0.5205" calcext:value-type="percentage">
            <text:p>52,05%</text:p>
          </table:table-cell>
          <table:table-cell office:value-type="percentage" office:value="0.4744" calcext:value-type="percentage">
            <text:p>47,44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1988" calcext:value-type="percentage">
            <text:p>19,88%</text:p>
          </table:table-cell>
          <table:table-cell office:value-type="percentage" office:value="0.2877" calcext:value-type="percentage">
            <text:p>28,77%</text:p>
          </table:table-cell>
          <table:table-cell office:value-type="percentage" office:value="0.1852" calcext:value-type="percentage">
            <text:p>18,5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5769" calcext:value-type="percentage">
            <text:p>57,69%</text:p>
          </table:table-cell>
          <table:table-cell office:value-type="percentage" office:value="0.4974" calcext:value-type="percentage">
            <text:p>49,74%</text:p>
          </table:table-cell>
          <table:table-cell office:value-type="percentage" office:value="0.4333" calcext:value-type="percentage">
            <text:p>43,33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2679" calcext:value-type="percentage">
            <text:p>26,79%</text:p>
          </table:table-cell>
          <table:table-cell office:value-type="percentage" office:value="0.3765" calcext:value-type="percentage">
            <text:p>37,65%</text:p>
          </table:table-cell>
          <table:table-cell office:value-type="percentage" office:value="0.2469" calcext:value-type="percentage">
            <text:p>24,6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4205" calcext:value-type="percentage">
            <text:p>42,05%</text:p>
          </table:table-cell>
          <table:table-cell office:value-type="percentage" office:value="0.4308" calcext:value-type="percentage">
            <text:p>43,08%</text:p>
          </table:table-cell>
          <table:table-cell office:value-type="percentage" office:value="0.341" calcext:value-type="percentage">
            <text:p>34,10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3321" calcext:value-type="percentage">
            <text:p>33,21%</text:p>
          </table:table-cell>
          <table:table-cell office:value-type="percentage" office:value="0.3716" calcext:value-type="percentage">
            <text:p>37,16%</text:p>
          </table:table-cell>
          <table:table-cell office:value-type="percentage" office:value="0.3173" calcext:value-type="percentage">
            <text:p>31,7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5615" calcext:value-type="percentage">
            <text:p>56,15%</text:p>
          </table:table-cell>
          <table:table-cell office:value-type="percentage" office:value="0.5051" calcext:value-type="percentage">
            <text:p>50,51%</text:p>
          </table:table-cell>
          <table:table-cell office:value-type="percentage" office:value="0.4179" calcext:value-type="percentage">
            <text:p>41,79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2877" calcext:value-type="percentage">
            <text:p>28,77%</text:p>
          </table:table-cell>
          <table:table-cell office:value-type="percentage" office:value="0.3691" calcext:value-type="percentage">
            <text:p>36,91%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6179" calcext:value-type="percentage">
            <text:p>61,79%</text:p>
          </table:table-cell>
          <table:table-cell office:value-type="percentage" office:value="0.4538" calcext:value-type="percentage">
            <text:p>45,38%</text:p>
          </table:table-cell>
          <table:table-cell office:value-type="percentage" office:value="0.3077" calcext:value-type="percentage">
            <text:p>30,77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2938" calcext:value-type="percentage">
            <text:p>29,38%</text:p>
          </table:table-cell>
          <table:table-cell office:value-type="percentage" office:value="0.3679" calcext:value-type="percentage">
            <text:p>36,79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6256" calcext:value-type="percentage">
            <text:p>62,56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4436" calcext:value-type="percentage">
            <text:p>44,36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2198" calcext:value-type="percentage">
            <text:p>21,98%</text:p>
          </table:table-cell>
          <table:table-cell office:value-type="percentage" office:value="0.358" calcext:value-type="percentage">
            <text:p>35,80%</text:p>
          </table:table-cell>
          <table:table-cell table:number-columns-repeated="16374"/>
        </table:table-row>
        <table:table-row table:style-name="ro2">
          <table:table-cell table:style-name="ce7"/>
          <table:table-cell table:style-name="ce7" table:formula="of:=AVERAGE([.B43:.B52])" office:value-type="percentage" office:value="0.53512" calcext:value-type="percentage">
            <text:p>53,51%</text:p>
          </table:table-cell>
          <table:table-cell table:style-name="ce7" table:formula="of:=AVERAGE([.C43:.C52])" office:value-type="percentage" office:value="0.48665" calcext:value-type="percentage">
            <text:p>48,67%</text:p>
          </table:table-cell>
          <table:table-cell table:style-name="ce7" table:formula="of:=AVERAGE([.D43:.D52])" office:value-type="percentage" office:value="0.39333" calcext:value-type="percentage">
            <text:p>39,33%</text:p>
          </table:table-cell>
          <table:table-cell table:style-name="ce7" table:number-columns-repeated="2"/>
          <table:table-cell table:style-name="ce7" table:formula="of:=AVERAGE([.G43:.G52])" office:value-type="percentage" office:value="0.25671" calcext:value-type="percentage">
            <text:p>25,67%</text:p>
          </table:table-cell>
          <table:table-cell table:style-name="ce7" table:formula="of:=AVERAGE([.H43:.H52])" office:value-type="percentage" office:value="0.34616" calcext:value-type="percentage">
            <text:p>34,62%</text:p>
          </table:table-cell>
          <table:table-cell table:style-name="ce7" table:formula="of:=AVERAGE([.I43:.I52])" office:value-type="percentage" office:value="0.2298" calcext:value-type="percentage">
            <text:p>22,98%</text:p>
          </table:table-cell>
          <table:table-cell table:style-name="ce7" table:number-columns-repeated="16369"/>
          <table:table-cell table:number-columns-repeated="4"/>
        </table:table-row>
        <table:table-row table:style-name="ro1">
          <table:table-cell table:number-columns-repeated="16382"/>
        </table:table-row>
        <table:table-row table:style-name="ro1">
          <table:table-cell table:style-name="ce8"/>
          <table:table-cell table:style-name="ce8" office:value-type="string" calcext:value-type="string">
            <text:p>Genetic</text:p>
          </table:table-cell>
          <table:table-cell table:style-name="ce8" office:value-type="string" calcext:value-type="string">
            <text:p>Pso</text:p>
          </table:table-cell>
          <table:table-cell table:style-name="ce8" office:value-type="string" calcext:value-type="string">
            <text:p>NM</text:p>
          </table:table-cell>
          <table:table-cell/>
          <table:table-cell table:style-name="ce8"/>
          <table:table-cell table:style-name="ce8" office:value-type="string" calcext:value-type="string">
            <text:p>Genetic</text:p>
          </table:table-cell>
          <table:table-cell table:style-name="ce8" office:value-type="string" calcext:value-type="string">
            <text:p>Pso</text:p>
          </table:table-cell>
          <table:table-cell table:style-name="ce8" office:value-type="string" calcext:value-type="string">
            <text:p>NM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391" calcext:value-type="percentage">
            <text:p>3,91%</text:p>
          </table:table-cell>
          <table:table-cell office:value-type="percentage" office:value="0.0638" calcext:value-type="percentage">
            <text:p>6,38%</text:p>
          </table:table-cell>
          <table:table-cell office:value-type="percentage" office:value="0.058" calcext:value-type="percentage">
            <text:p>5,80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1229" calcext:value-type="percentage">
            <text:p>12,29%</text:p>
          </table:table-cell>
          <table:table-cell office:value-type="percentage" office:value="0.1648" calcext:value-type="percentage">
            <text:p>16,48%</text:p>
          </table:table-cell>
          <table:table-cell office:value-type="percentage" office:value="0.1514" calcext:value-type="percentage">
            <text:p>15,1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855" calcext:value-type="percentage">
            <text:p>8,55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0771" calcext:value-type="percentage">
            <text:p>7,71%</text:p>
          </table:table-cell>
          <table:table-cell office:value-type="percentage" office:value="0.1048" calcext:value-type="percentage">
            <text:p>10,48%</text:p>
          </table:table-cell>
          <table:table-cell office:value-type="percentage" office:value="0.1029" calcext:value-type="percentage">
            <text:p>10,2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0913" calcext:value-type="percentage">
            <text:p>9,13%</text:p>
          </table:table-cell>
          <table:table-cell office:value-type="percentage" office:value="0.0942" calcext:value-type="percentage">
            <text:p>9,42%</text:p>
          </table:table-cell>
          <table:table-cell office:value-type="percentage" office:value="0.0899" calcext:value-type="percentage">
            <text:p>8,99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514" calcext:value-type="percentage">
            <text:p>15,1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638" calcext:value-type="percentage">
            <text:p>6,38%</text:p>
          </table:table-cell>
          <table:table-cell office:value-type="percentage" office:value="0.0623" calcext:value-type="percentage">
            <text:p>6,23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139" calcext:value-type="percentage">
            <text:p>13,90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1848" calcext:value-type="percentage">
            <text:p>18,4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0638" calcext:value-type="percentage">
            <text:p>6,38%</text:p>
          </table:table-cell>
          <table:table-cell office:value-type="percentage" office:value="0.0464" calcext:value-type="percentage">
            <text:p>4,64%</text:p>
          </table:table-cell>
          <table:table-cell office:value-type="percentage" office:value="0.0377" calcext:value-type="percentage">
            <text:p>3,77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0876" calcext:value-type="percentage">
            <text:p>8,76%</text:p>
          </table:table-cell>
          <table:table-cell office:value-type="percentage" office:value="0.1543" calcext:value-type="percentage">
            <text:p>15,43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58" calcext:value-type="percentage">
            <text:p>5,80%</text:p>
          </table:table-cell>
          <table:table-cell office:value-type="percentage" office:value="0.0377" calcext:value-type="percentage">
            <text:p>3,77%</text:p>
          </table:table-cell>
          <table:table-cell office:value-type="percentage" office:value="0.0319" calcext:value-type="percentage">
            <text:p>3,19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1495" calcext:value-type="percentage">
            <text:p>14,95%</text:p>
          </table:table-cell>
          <table:table-cell office:value-type="percentage" office:value="0.181" calcext:value-type="percentage">
            <text:p>18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377" calcext:value-type="percentage">
            <text:p>3,77%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0377" calcext:value-type="percentage">
            <text:p>3,77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1505" calcext:value-type="percentage">
            <text:p>15,05%</text:p>
          </table:table-cell>
          <table:table-cell office:value-type="percentage" office:value="0.18" calcext:value-type="percentage">
            <text:p>18,00%</text:p>
          </table:table-cell>
          <table:table-cell office:value-type="percentage" office:value="0.179" calcext:value-type="percentage">
            <text:p>17,9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0841" calcext:value-type="percentage">
            <text:p>8,41%</text:p>
          </table:table-cell>
          <table:table-cell office:value-type="percentage" office:value="0.0986" calcext:value-type="percentage">
            <text:p>9,86%</text:p>
          </table:table-cell>
          <table:table-cell office:value-type="percentage" office:value="0.0768" calcext:value-type="percentage">
            <text:p>7,68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0648" calcext:value-type="percentage">
            <text:p>6,48%</text:p>
          </table:table-cell>
          <table:table-cell office:value-type="percentage" office:value="0.1152" calcext:value-type="percentage">
            <text:p>11,52%</text:p>
          </table:table-cell>
          <table:table-cell office:value-type="percentage" office:value="0.1171" calcext:value-type="percentage">
            <text:p>11,7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565" calcext:value-type="percentage">
            <text:p>5,65%</text:p>
          </table:table-cell>
          <table:table-cell office:value-type="percentage" office:value="0.0203" calcext:value-type="percentage">
            <text:p>2,03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1076" calcext:value-type="percentage">
            <text:p>10,76%</text:p>
          </table:table-cell>
          <table:table-cell office:value-type="percentage" office:value="0.1714" calcext:value-type="percentage">
            <text:p>17,14%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681" calcext:value-type="percentage">
            <text:p>6,81%</text:p>
          </table:table-cell>
          <table:table-cell office:value-type="percentage" office:value="0.0391" calcext:value-type="percentage">
            <text:p>3,91%</text:p>
          </table:table-cell>
          <table:table-cell office:value-type="percentage" office:value="0.0594" calcext:value-type="percentage">
            <text:p>5,94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0943" calcext:value-type="percentage">
            <text:p>9,43%</text:p>
          </table:table-cell>
          <table:table-cell office:value-type="percentage" office:value="0.139" calcext:value-type="percentage">
            <text:p>13,90%</text:p>
          </table:table-cell>
          <table:table-cell table:number-columns-repeated="16374"/>
        </table:table-row>
        <table:table-row table:style-name="ro2">
          <table:table-cell table:style-name="ce7"/>
          <table:table-cell table:style-name="ce7" table:formula="of:=AVERAGE([.B56:.B65])" office:value-type="percentage" office:value="0.06189" calcext:value-type="percentage">
            <text:p>6,19%</text:p>
          </table:table-cell>
          <table:table-cell table:style-name="ce7" table:formula="of:=AVERAGE([.C56:.C65])" office:value-type="percentage" office:value="0.06218" calcext:value-type="percentage">
            <text:p>6,22%</text:p>
          </table:table-cell>
          <table:table-cell table:style-name="ce7" table:formula="of:=AVERAGE([.D56:.D65])" office:value-type="percentage" office:value="0.05595" calcext:value-type="percentage">
            <text:p>5,60%</text:p>
          </table:table-cell>
          <table:table-cell table:style-name="ce7" table:number-columns-repeated="2"/>
          <table:table-cell table:style-name="ce7" table:formula="of:=AVERAGE([.G56:.G65])" office:value-type="percentage" office:value="0.10762" calcext:value-type="percentage">
            <text:p>10,76%</text:p>
          </table:table-cell>
          <table:table-cell table:style-name="ce7" table:formula="of:=AVERAGE([.H56:.H65])" office:value-type="percentage" office:value="0.15152" calcext:value-type="percentage">
            <text:p>15,15%</text:p>
          </table:table-cell>
          <table:table-cell table:style-name="ce7" table:formula="of:=AVERAGE([.I56:.I65])" office:value-type="percentage" office:value="0.1542875" calcext:value-type="percentage">
            <text:p>15,43%</text:p>
          </table:table-cell>
          <table:table-cell table:style-name="ce7" table:number-columns-repeated="16369"/>
          <table:table-cell table:number-columns-repeated="4"/>
        </table:table-row>
        <table:table-row table:style-name="ro1">
          <table:table-cell table:number-columns-repeated="16382"/>
        </table:table-row>
        <table:table-row table:style-name="ro1">
          <table:table-cell table:style-name="ce8"/>
          <table:table-cell table:style-name="ce8" office:value-type="string" calcext:value-type="string">
            <text:p>Genetic</text:p>
          </table:table-cell>
          <table:table-cell table:style-name="ce8" office:value-type="string" calcext:value-type="string">
            <text:p>Pso</text:p>
          </table:table-cell>
          <table:table-cell table:style-name="ce8" office:value-type="string" calcext:value-type="string">
            <text:p>De</text:p>
          </table:table-cell>
          <table:table-cell/>
          <table:table-cell table:style-name="ce8"/>
          <table:table-cell table:style-name="ce8" office:value-type="string" calcext:value-type="string">
            <text:p>Genetic</text:p>
          </table:table-cell>
          <table:table-cell table:style-name="ce8" office:value-type="string" calcext:value-type="string">
            <text:p>Pso</text:p>
          </table:table-cell>
          <table:table-cell table:style-name="ce8"/>
          <table:table-cell table:number-columns-repeated="16373"/>
        </table:table-row>
        <table:table-row table:style-name="ro1">
          <table:table-cell office:value-type="string" calcext:value-type="string">
            <text:p>liverdisorder_</text:p>
          </table:table-cell>
          <table:table-cell office:value-type="percentage" office:value="0.3235" calcext:value-type="percentage">
            <text:p>32,35%</text:p>
          </table:table-cell>
          <table:table-cell office:value-type="percentage" office:value="0.4235" calcext:value-type="percentage">
            <text:p>42,35%</text:p>
          </table:table-cell>
          <table:table-cell office:value-type="percentage" office:value="0.3225" calcext:value-type="percentage">
            <text:p>32,25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2265" calcext:value-type="percentage">
            <text:p>22,65%</text:p>
          </table:table-cell>
          <table:table-cell office:value-type="percentage" office:value="0.2285" calcext:value-type="percentage">
            <text:p>22,85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2461" calcext:value-type="percentage">
            <text:p>24,61%</text:p>
          </table:table-cell>
          <table:table-cell office:value-type="percentage" office:value="0.4088" calcext:value-type="percentage">
            <text:p>40,88%</text:p>
          </table:table-cell>
          <table:table-cell office:value-type="percentage" office:value="0.3049" calcext:value-type="percentage">
            <text:p>30,49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2036" calcext:value-type="percentage">
            <text:p>20,36%</text:p>
          </table:table-cell>
          <table:table-cell office:value-type="percentage" office:value="0.21" calcext:value-type="percentage">
            <text:p>21,0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2735" calcext:value-type="percentage">
            <text:p>27,35%</text:p>
          </table:table-cell>
          <table:table-cell office:value-type="percentage" office:value="0.352" calcext:value-type="percentage">
            <text:p>35,20%</text:p>
          </table:table-cell>
          <table:table-cell office:value-type="percentage" office:value="0.348" calcext:value-type="percentage">
            <text:p>34,80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1952" calcext:value-type="percentage">
            <text:p>19,52%</text:p>
          </table:table-cell>
          <table:table-cell office:value-type="percentage" office:value="0.2606" calcext:value-type="percentage">
            <text:p>26,06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637" calcext:value-type="percentage">
            <text:p>46,37%</text:p>
          </table:table-cell>
          <table:table-cell office:value-type="percentage" office:value="0.4971" calcext:value-type="percentage">
            <text:p>49,71%</text:p>
          </table:table-cell>
          <table:table-cell office:value-type="percentage" office:value="0.4451" calcext:value-type="percentage">
            <text:p>44,51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2378" calcext:value-type="percentage">
            <text:p>23,78%</text:p>
          </table:table-cell>
          <table:table-cell office:value-type="percentage" office:value="0.2361" calcext:value-type="percentage">
            <text:p>23,61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2882" calcext:value-type="percentage">
            <text:p>28,82%</text:p>
          </table:table-cell>
          <table:table-cell office:value-type="percentage" office:value="0.3206" calcext:value-type="percentage">
            <text:p>32,06%</text:p>
          </table:table-cell>
          <table:table-cell office:value-type="string" calcext:value-type="string">
            <text:p>Χ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1586" calcext:value-type="percentage">
            <text:p>15,86%</text:p>
          </table:table-cell>
          <table:table-cell office:value-type="percentage" office:value="0.2141" calcext:value-type="percentage">
            <text:p>21,41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2804" calcext:value-type="percentage">
            <text:p>28,04%</text:p>
          </table:table-cell>
          <table:table-cell office:value-type="percentage" office:value="0.3235" calcext:value-type="percentage">
            <text:p>32,35%</text:p>
          </table:table-cell>
          <table:table-cell table:number-columns-repeated="2"/>
          <table:table-cell office:value-type="string" calcext:value-type="string">
            <text:p>Mammographic_6</text:p>
          </table:table-cell>
          <table:table-cell office:value-type="percentage" office:value="0.1884" calcext:value-type="percentage">
            <text:p>18,84%</text:p>
          </table:table-cell>
          <table:table-cell office:value-type="percentage" office:value="0.1795" calcext:value-type="percentage">
            <text:p>17,95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3471" calcext:value-type="percentage">
            <text:p>34,71%</text:p>
          </table:table-cell>
          <table:table-cell office:value-type="percentage" office:value="0.4069" calcext:value-type="percentage">
            <text:p>40,69%</text:p>
          </table:table-cell>
          <table:table-cell table:number-columns-repeated="2"/>
          <table:table-cell office:value-type="string" calcext:value-type="string">
            <text:p>Mammographic_7</text:p>
          </table:table-cell>
          <table:table-cell office:value-type="percentage" office:value="0.2522" calcext:value-type="percentage">
            <text:p>25,22%</text:p>
          </table:table-cell>
          <table:table-cell office:value-type="percentage" office:value="0.2747" calcext:value-type="percentage">
            <text:p>27,47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2618" calcext:value-type="percentage">
            <text:p>26,18%</text:p>
          </table:table-cell>
          <table:table-cell office:value-type="percentage" office:value="0.302" calcext:value-type="percentage">
            <text:p>30,20%</text:p>
          </table:table-cell>
          <table:table-cell table:number-columns-repeated="2"/>
          <table:table-cell office:value-type="string" calcext:value-type="string">
            <text:p>Mammographic_8</text:p>
          </table:table-cell>
          <table:table-cell office:value-type="percentage" office:value="0.1751" calcext:value-type="percentage">
            <text:p>17,51%</text:p>
          </table:table-cell>
          <table:table-cell office:value-type="percentage" office:value="0.2245" calcext:value-type="percentage">
            <text:p>22,45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3824" calcext:value-type="percentage">
            <text:p>38,24%</text:p>
          </table:table-cell>
          <table:table-cell office:value-type="percentage" office:value="0.3873" calcext:value-type="percentage">
            <text:p>38,73%</text:p>
          </table:table-cell>
          <table:table-cell table:number-columns-repeated="2"/>
          <table:table-cell office:value-type="string" calcext:value-type="string">
            <text:p>Mammographic_9</text:p>
          </table:table-cell>
          <table:table-cell office:value-type="percentage" office:value="0.1972" calcext:value-type="percentage">
            <text:p>19,72%</text:p>
          </table:table-cell>
          <table:table-cell office:value-type="percentage" office:value="0.2281" calcext:value-type="percentage">
            <text:p>22,81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2696" calcext:value-type="percentage">
            <text:p>26,96%</text:p>
          </table:table-cell>
          <table:table-cell office:value-type="percentage" office:value="0.3147" calcext:value-type="percentage">
            <text:p>31,47%</text:p>
          </table:table-cell>
          <table:table-cell table:number-columns-repeated="2"/>
          <table:table-cell office:value-type="string" calcext:value-type="string">
            <text:p>Mammographic_10</text:p>
          </table:table-cell>
          <table:table-cell office:value-type="percentage" office:value="0.1723" calcext:value-type="percentage">
            <text:p>17,23%</text:p>
          </table:table-cell>
          <table:table-cell office:value-type="percentage" office:value="0.1639" calcext:value-type="percentage">
            <text:p>16,39%</text:p>
          </table:table-cell>
          <table:table-cell table:number-columns-repeated="16374"/>
        </table:table-row>
        <table:table-row table:style-name="ro2">
          <table:table-cell table:style-name="ce7"/>
          <table:table-cell table:style-name="ce7" table:formula="of:=AVERAGE([.B69:.B78])" office:value-type="percentage" office:value="0.31363" calcext:value-type="percentage">
            <text:p>31,36%</text:p>
          </table:table-cell>
          <table:table-cell table:style-name="ce7" table:formula="of:=AVERAGE([.C69:.C78])" office:value-type="percentage" office:value="0.37364" calcext:value-type="percentage">
            <text:p>37,36%</text:p>
          </table:table-cell>
          <table:table-cell table:style-name="ce7" table:formula="of:=AVERAGE([.D69:.D78])" office:value-type="percentage" office:value="0.355125" calcext:value-type="percentage">
            <text:p>35,51%</text:p>
          </table:table-cell>
          <table:table-cell table:style-name="ce7" table:number-columns-repeated="2"/>
          <table:table-cell table:style-name="ce7" table:formula="of:=AVERAGE([.G69:.G78])" office:value-type="percentage" office:value="0.20069" calcext:value-type="percentage">
            <text:p>20,07%</text:p>
          </table:table-cell>
          <table:table-cell table:style-name="ce7" table:formula="of:=AVERAGE([.H69:.H78])" office:value-type="percentage" office:value="0.222" calcext:value-type="percentage">
            <text:p>22,20%</text:p>
          </table:table-cell>
          <table:table-cell table:style-name="ce7" table:number-columns-repeated="16370"/>
          <table:table-cell table:number-columns-repeated="4"/>
        </table:table-row>
        <table:table-row table:style-name="ro1">
          <table:table-cell table:number-columns-repeated="16382"/>
        </table:table-row>
        <table:table-row table:style-name="ro1">
          <table:table-cell table:style-name="ce8"/>
          <table:table-cell table:style-name="ce8" office:value-type="string" calcext:value-type="string">
            <text:p>Genetic</text:p>
          </table:table-cell>
          <table:table-cell table:style-name="ce8" office:value-type="string" calcext:value-type="string">
            <text:p>Pso</text:p>
          </table:table-cell>
          <table:table-cell table:style-name="ce8" office:value-type="string" calcext:value-type="string">
            <text:p>De</text:p>
          </table:table-cell>
          <table:table-cell table:style-name="ce13"/>
          <table:table-cell table:style-name="ce8"/>
          <table:table-cell table:style-name="ce8" office:value-type="string" calcext:value-type="string">
            <text:p>Genetic</text:p>
          </table:table-cell>
          <table:table-cell table:style-name="ce8" office:value-type="string" calcext:value-type="string">
            <text:p>Pso</text:p>
          </table:table-cell>
          <table:table-cell table:style-name="ce8"/>
          <table:table-cell table:number-columns-repeated="16373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3105" calcext:value-type="percentage">
            <text:p>31,05%</text:p>
          </table:table-cell>
          <table:table-cell/>
          <table:table-cell table:style-name="ce13"/>
          <table:table-cell office:value-type="string" calcext:value-type="string">
            <text:p>Pima_1</text:p>
          </table:table-cell>
          <table:table-cell office:value-type="percentage" office:value="0.3307" calcext:value-type="percentage">
            <text:p>33,07%</text:p>
          </table:table-cell>
          <table:table-cell office:value-type="percentage" office:value="0.2741" calcext:value-type="percentage">
            <text:p>27,41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2544" calcext:value-type="percentage">
            <text:p>25,44%</text:p>
          </table:table-cell>
          <table:table-cell office:value-type="percentage" office:value="0.3491" calcext:value-type="percentage">
            <text:p>34,91%</text:p>
          </table:table-cell>
          <table:table-cell/>
          <table:table-cell table:style-name="ce13"/>
          <table:table-cell office:value-type="string" calcext:value-type="string">
            <text:p>Pima_2</text:p>
          </table:table-cell>
          <table:table-cell office:value-type="percentage" office:value="0.3434" calcext:value-type="percentage">
            <text:p>34,34%</text:p>
          </table:table-cell>
          <table:table-cell office:value-type="percentage" office:value="0.2908" calcext:value-type="percentage">
            <text:p>29,08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286" calcext:value-type="percentage">
            <text:p>28,60%</text:p>
          </table:table-cell>
          <table:table-cell office:value-type="percentage" office:value="0.3614" calcext:value-type="percentage">
            <text:p>36,14%</text:p>
          </table:table-cell>
          <table:table-cell/>
          <table:table-cell table:style-name="ce13"/>
          <table:table-cell office:value-type="string" calcext:value-type="string">
            <text:p>Pima_3</text:p>
          </table:table-cell>
          <table:table-cell office:value-type="percentage" office:value="0.311" calcext:value-type="percentage">
            <text:p>31,10%</text:p>
          </table:table-cell>
          <table:table-cell office:value-type="percentage" office:value="0.2553" calcext:value-type="percentage">
            <text:p>25,5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1316" calcext:value-type="percentage">
            <text:p>13,16%</text:p>
          </table:table-cell>
          <table:table-cell office:value-type="percentage" office:value="0.2386" calcext:value-type="percentage">
            <text:p>23,86%</text:p>
          </table:table-cell>
          <table:table-cell/>
          <table:table-cell table:style-name="ce13"/>
          <table:table-cell office:value-type="string" calcext:value-type="string">
            <text:p>Pima_4</text:p>
          </table:table-cell>
          <table:table-cell office:value-type="percentage" office:value="0.2908" calcext:value-type="percentage">
            <text:p>29,08%</text:p>
          </table:table-cell>
          <table:table-cell office:value-type="percentage" office:value="0.25612" calcext:value-type="percentage">
            <text:p>25,61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018" calcext:value-type="percentage">
            <text:p>20,18%</text:p>
          </table:table-cell>
          <table:table-cell office:value-type="percentage" office:value="0.2544" calcext:value-type="percentage">
            <text:p>25,44%</text:p>
          </table:table-cell>
          <table:table-cell/>
          <table:table-cell table:style-name="ce13"/>
          <table:table-cell office:value-type="string" calcext:value-type="string">
            <text:p>Pima_5</text:p>
          </table:table-cell>
          <table:table-cell office:value-type="percentage" office:value="0.2596" calcext:value-type="percentage">
            <text:p>25,96%</text:p>
          </table:table-cell>
          <table:table-cell office:value-type="percentage" office:value="0.1855" calcext:value-type="percentage">
            <text:p>18,55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1228" calcext:value-type="percentage">
            <text:p>12,28%</text:p>
          </table:table-cell>
          <table:table-cell office:value-type="percentage" office:value="0.2035" calcext:value-type="percentage">
            <text:p>20,35%</text:p>
          </table:table-cell>
          <table:table-cell/>
          <table:table-cell table:style-name="ce13"/>
          <table:table-cell office:value-type="string" calcext:value-type="string">
            <text:p>Pima_6</text:p>
          </table:table-cell>
          <table:table-cell office:value-type="percentage" office:value="0.2724" calcext:value-type="percentage">
            <text:p>27,24%</text:p>
          </table:table-cell>
          <table:table-cell office:value-type="percentage" office:value="0.268" calcext:value-type="percentage">
            <text:p>26,8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1158" calcext:value-type="percentage">
            <text:p>11,58%</text:p>
          </table:table-cell>
          <table:table-cell office:value-type="percentage" office:value="0.0544" calcext:value-type="percentage">
            <text:p>5,44%</text:p>
          </table:table-cell>
          <table:table-cell/>
          <table:table-cell table:style-name="ce13"/>
          <table:table-cell office:value-type="string" calcext:value-type="string">
            <text:p>Pima_7</text:p>
          </table:table-cell>
          <table:table-cell office:value-type="percentage" office:value="0.2702" calcext:value-type="percentage">
            <text:p>27,02%</text:p>
          </table:table-cell>
          <table:table-cell office:value-type="percentage" office:value="0.236" calcext:value-type="percentage">
            <text:p>23,6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2509" calcext:value-type="percentage">
            <text:p>25,09%</text:p>
          </table:table-cell>
          <table:table-cell/>
          <table:table-cell table:style-name="ce13"/>
          <table:table-cell office:value-type="string" calcext:value-type="string">
            <text:p>Pima_8</text:p>
          </table:table-cell>
          <table:table-cell office:value-type="percentage" office:value="0.3838" calcext:value-type="percentage">
            <text:p>38,38%</text:p>
          </table:table-cell>
          <table:table-cell office:value-type="percentage" office:value="0.2969" calcext:value-type="percentage">
            <text:p>29,69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579" calcext:value-type="percentage">
            <text:p>15,79%</text:p>
          </table:table-cell>
          <table:table-cell office:value-type="percentage" office:value="0.1947" calcext:value-type="percentage">
            <text:p>19,47%</text:p>
          </table:table-cell>
          <table:table-cell/>
          <table:table-cell table:style-name="ce13"/>
          <table:table-cell office:value-type="string" calcext:value-type="string">
            <text:p>Pima_9</text:p>
          </table:table-cell>
          <table:table-cell office:value-type="percentage" office:value="0.411" calcext:value-type="percentage">
            <text:p>41,10%</text:p>
          </table:table-cell>
          <table:table-cell office:value-type="percentage" office:value="0.3136" calcext:value-type="percentage">
            <text:p>31,36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rkinsons_10</text:p>
          </table:table-cell>
          <table:table-cell table:number-columns-repeated="2" office:value-type="percentage" office:value="0.0947" calcext:value-type="percentage">
            <text:p>9,47%</text:p>
          </table:table-cell>
          <table:table-cell/>
          <table:table-cell table:style-name="ce13"/>
          <table:table-cell office:value-type="string" calcext:value-type="string">
            <text:p>Pima_10</text:p>
          </table:table-cell>
          <table:table-cell office:value-type="percentage" office:value="0.3636" calcext:value-type="percentage">
            <text:p>36,36%</text:p>
          </table:table-cell>
          <table:table-cell office:value-type="percentage" office:value="0.3026" calcext:value-type="percentage">
            <text:p>30,26%</text:p>
          </table:table-cell>
          <table:table-cell table:number-columns-repeated="16374"/>
        </table:table-row>
        <table:table-row table:style-name="ro2">
          <table:table-cell table:style-name="ce7"/>
          <table:table-cell table:style-name="ce7" table:formula="of:=AVERAGE([.B82:.B91])" office:value-type="percentage" office:value="0.1765" calcext:value-type="percentage">
            <text:p>17,65%</text:p>
          </table:table-cell>
          <table:table-cell table:style-name="ce7" table:formula="of:=AVERAGE([.C82:.C91])" office:value-type="percentage" office:value="0.23122" calcext:value-type="percentage">
            <text:p>23,12%</text:p>
          </table:table-cell>
          <table:table-cell table:style-name="ce7" table:formula="of:=AVERAGE([.D82:.D91])" office:value-type="string" office:string-value="" calcext:value-type="error">
            <text:p>#DIV/0!</text:p>
          </table:table-cell>
          <table:table-cell table:style-name="ce15"/>
          <table:table-cell table:style-name="ce7"/>
          <table:table-cell table:style-name="ce7" table:formula="of:=AVERAGE([.G82:.G91])" office:value-type="percentage" office:value="0.32365" calcext:value-type="percentage">
            <text:p>32,37%</text:p>
          </table:table-cell>
          <table:table-cell table:style-name="ce7" table:formula="of:=AVERAGE([.H82:.H91])" office:value-type="percentage" office:value="0.267892" calcext:value-type="percentage">
            <text:p>26,79%</text:p>
          </table:table-cell>
          <table:table-cell table:style-name="ce7" table:number-columns-repeated="16370"/>
          <table:table-cell table:number-columns-repeated="4"/>
        </table:table-row>
        <table:table-row table:style-name="ro1">
          <table:table-cell table:number-columns-repeated="16382"/>
        </table:table-row>
        <table:table-row table:style-name="ro1">
          <table:table-cell table:style-name="ce8"/>
          <table:table-cell table:style-name="ce8" office:value-type="string" calcext:value-type="string">
            <text:p>Genetic</text:p>
          </table:table-cell>
          <table:table-cell table:style-name="ce8" office:value-type="string" calcext:value-type="string">
            <text:p>Pso</text:p>
          </table:table-cell>
          <table:table-cell table:style-name="ce8" office:value-type="string" calcext:value-type="string">
            <text:p>De</text:p>
          </table:table-cell>
          <table:table-cell/>
          <table:table-cell table:style-name="ce8"/>
          <table:table-cell table:style-name="ce8" office:value-type="string" calcext:value-type="string">
            <text:p>Genetic</text:p>
          </table:table-cell>
          <table:table-cell table:style-name="ce8" office:value-type="string" calcext:value-type="string">
            <text:p>Pso</text:p>
          </table:table-cell>
          <table:table-cell table:style-name="ce8"/>
          <table:table-cell table:number-columns-repeated="16373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0605" calcext:value-type="percentage">
            <text:p>6,05%</text:p>
          </table:table-cell>
          <table:table-cell office:value-type="percentage" office:value="0.0691" calcext:value-type="percentage">
            <text:p>6,91%</text:p>
          </table:table-cell>
          <table:table-cell table:number-columns-repeated="2"/>
          <table:table-cell office:value-type="string" calcext:value-type="string">
            <text:p>Saheart_1</text:p>
          </table:table-cell>
          <table:table-cell office:value-type="percentage" office:value="0.3225" calcext:value-type="percentage">
            <text:p>32,25%</text:p>
          </table:table-cell>
          <table:table-cell office:value-type="percentage" office:value="0.2848" calcext:value-type="percentage">
            <text:p>28,48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071" calcext:value-type="percentage">
            <text:p>7,10%</text:p>
          </table:table-cell>
          <table:table-cell office:value-type="percentage" office:value="0.0858" calcext:value-type="percentage">
            <text:p>8,58%</text:p>
          </table:table-cell>
          <table:table-cell table:number-columns-repeated="2"/>
          <table:table-cell office:value-type="string" calcext:value-type="string">
            <text:p>Saheart_2</text:p>
          </table:table-cell>
          <table:table-cell office:value-type="percentage" office:value="0.3304" calcext:value-type="percentage">
            <text:p>33,04%</text:p>
          </table:table-cell>
          <table:table-cell office:value-type="percentage" office:value="0.313" calcext:value-type="percentage">
            <text:p>31,3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216" calcext:value-type="percentage">
            <text:p>2,16%</text:p>
          </table:table-cell>
          <table:table-cell office:value-type="percentage" office:value="0.0568" calcext:value-type="percentage">
            <text:p>5,68%</text:p>
          </table:table-cell>
          <table:table-cell table:number-columns-repeated="2"/>
          <table:table-cell office:value-type="string" calcext:value-type="string">
            <text:p>Saheart_3</text:p>
          </table:table-cell>
          <table:table-cell office:value-type="percentage" office:value="0.4384" calcext:value-type="percentage">
            <text:p>43,84%</text:p>
          </table:table-cell>
          <table:table-cell office:value-type="percentage" office:value="0.4152" calcext:value-type="percentage">
            <text:p>41,5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741" calcext:value-type="percentage">
            <text:p>7,41%</text:p>
          </table:table-cell>
          <table:table-cell table:number-columns-repeated="2"/>
          <table:table-cell office:value-type="string" calcext:value-type="string">
            <text:p>Saheart_4</text:p>
          </table:table-cell>
          <table:table-cell office:value-type="percentage" office:value="0.3899" calcext:value-type="percentage">
            <text:p>38,99%</text:p>
          </table:table-cell>
          <table:table-cell office:value-type="percentage" office:value="0.3775" calcext:value-type="percentage">
            <text:p>37,75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47" calcext:value-type="percentage">
            <text:p>7,47%</text:p>
          </table:table-cell>
          <table:table-cell office:value-type="percentage" office:value="0.0994" calcext:value-type="percentage">
            <text:p>9,94%</text:p>
          </table:table-cell>
          <table:table-cell table:number-columns-repeated="2"/>
          <table:table-cell office:value-type="string" calcext:value-type="string">
            <text:p>Saheart_5</text:p>
          </table:table-cell>
          <table:table-cell office:value-type="percentage" office:value="0.287" calcext:value-type="percentage">
            <text:p>28,70%</text:p>
          </table:table-cell>
          <table:table-cell office:value-type="percentage" office:value="0.2978" calcext:value-type="percentage">
            <text:p>29,78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753" calcext:value-type="percentage">
            <text:p>7,53%</text:p>
          </table:table-cell>
          <table:table-cell table:number-columns-repeated="2"/>
          <table:table-cell office:value-type="string" calcext:value-type="string">
            <text:p>Saheart_6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341" calcext:value-type="percentage">
            <text:p>33,41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586" calcext:value-type="percentage">
            <text:p>5,86%</text:p>
          </table:table-cell>
          <table:table-cell office:value-type="percentage" office:value="0.0586" calcext:value-type="percentage">
            <text:p>5,86%</text:p>
          </table:table-cell>
          <table:table-cell table:number-columns-repeated="2"/>
          <table:table-cell office:value-type="string" calcext:value-type="string">
            <text:p>Saheart_7</text:p>
          </table:table-cell>
          <table:table-cell office:value-type="percentage" office:value="0.3703" calcext:value-type="percentage">
            <text:p>37,03%</text:p>
          </table:table-cell>
          <table:table-cell office:value-type="percentage" office:value="0.3674" calcext:value-type="percentage">
            <text:p>36,74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383" calcext:value-type="percentage">
            <text:p>3,83%</text:p>
          </table:table-cell>
          <table:table-cell office:value-type="percentage" office:value="0.0549" calcext:value-type="percentage">
            <text:p>5,49%</text:p>
          </table:table-cell>
          <table:table-cell table:number-columns-repeated="2"/>
          <table:table-cell office:value-type="string" calcext:value-type="string">
            <text:p>Saheart_8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3362" calcext:value-type="percentage">
            <text:p>33,6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395" calcext:value-type="percentage">
            <text:p>3,95%</text:p>
          </table:table-cell>
          <table:table-cell office:value-type="percentage" office:value="0.0463" calcext:value-type="percentage">
            <text:p>4,63%</text:p>
          </table:table-cell>
          <table:table-cell table:number-columns-repeated="2"/>
          <table:table-cell office:value-type="string" calcext:value-type="string">
            <text:p>Saheart_9</text:p>
          </table:table-cell>
          <table:table-cell office:value-type="percentage" office:value="0.3174" calcext:value-type="percentage">
            <text:p>31,74%</text:p>
          </table:table-cell>
          <table:table-cell office:value-type="percentage" office:value="0.2877" calcext:value-type="percentage">
            <text:p>28,77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926" calcext:value-type="percentage">
            <text:p>9,26%</text:p>
          </table:table-cell>
          <table:table-cell table:number-columns-repeated="2"/>
          <table:table-cell office:value-type="string" calcext:value-type="string">
            <text:p>Saheart_10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471" calcext:value-type="percentage">
            <text:p>34,71%</text:p>
          </table:table-cell>
          <table:table-cell table:number-columns-repeated="16374"/>
        </table:table-row>
        <table:table-row table:style-name="ro2">
          <table:table-cell table:style-name="ce7"/>
          <table:table-cell table:style-name="ce7" table:formula="of:=AVERAGE([.B95:.B104])" office:value-type="percentage" office:value="0.05795" calcext:value-type="percentage">
            <text:p>5,80%</text:p>
          </table:table-cell>
          <table:table-cell table:style-name="ce7" table:formula="of:=AVERAGE([.C95:.C104])" office:value-type="percentage" office:value="0.07129" calcext:value-type="percentage">
            <text:p>7,13%</text:p>
          </table:table-cell>
          <table:table-cell table:style-name="ce7" table:formula="of:=AVERAGE([.D95:.D104])" office:value-type="string" office:string-value="" calcext:value-type="error">
            <text:p>#DIV/0!</text:p>
          </table:table-cell>
          <table:table-cell table:style-name="ce7" table:number-columns-repeated="2"/>
          <table:table-cell table:style-name="ce7" table:formula="of:=AVERAGE([.G95:.G104])" office:value-type="percentage" office:value="0.35436" calcext:value-type="percentage">
            <text:p>35,44%</text:p>
          </table:table-cell>
          <table:table-cell table:style-name="ce7" table:formula="of:=AVERAGE([.H95:.H104])" office:value-type="percentage" office:value="0.33608" calcext:value-type="percentage">
            <text:p>33,61%</text:p>
          </table:table-cell>
          <table:table-cell table:style-name="ce7" table:number-columns-repeated="16370"/>
          <table:table-cell table:number-columns-repeated="4"/>
        </table:table-row>
        <table:table-row table:style-name="ro1">
          <table:table-cell table:number-columns-repeated="5"/>
          <table:table-cell table:style-name="ce13" table:number-columns-repeated="5"/>
          <table:table-cell table:number-columns-repeated="16372"/>
        </table:table-row>
        <table:table-row table:style-name="ro1">
          <table:table-cell table:style-name="ce8"/>
          <table:table-cell table:style-name="ce8" office:value-type="string" calcext:value-type="string">
            <text:p>Genetic</text:p>
          </table:table-cell>
          <table:table-cell table:style-name="ce8" office:value-type="string" calcext:value-type="string">
            <text:p>Pso</text:p>
          </table:table-cell>
          <table:table-cell table:style-name="ce8" office:value-type="string" calcext:value-type="string">
            <text:p>De</text:p>
          </table:table-cell>
          <table:table-cell/>
          <table:table-cell table:style-name="ce8"/>
          <table:table-cell table:style-name="ce8" office:value-type="string" calcext:value-type="string">
            <text:p>Genetic</text:p>
          </table:table-cell>
          <table:table-cell table:style-name="ce8" office:value-type="string" calcext:value-type="string">
            <text:p>Pso</text:p>
          </table:table-cell>
          <table:table-cell table:style-name="ce8"/>
          <table:table-cell table:style-name="ce13"/>
          <table:table-cell table:number-columns-repeated="16372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1817" calcext:value-type="percentage">
            <text:p>18,17%</text:p>
          </table:table-cell>
          <table:table-cell office:value-type="percentage" office:value="0.1717" calcext:value-type="percentage">
            <text:p>17,17%</text:p>
          </table:table-cell>
          <table:table-cell table:number-columns-repeated="2"/>
          <table:table-cell office:value-type="string" calcext:value-type="string">
            <text:p>Spiral_1</text:p>
          </table:table-cell>
          <table:table-cell office:value-type="percentage" office:value="0.4872" calcext:value-type="percentage">
            <text:p>48,72%</text:p>
          </table:table-cell>
          <table:table-cell office:value-type="percentage" office:value="0.499" calcext:value-type="percentage">
            <text:p>49,90%</text:p>
          </table:table-cell>
          <table:table-cell/>
          <table:table-cell table:style-name="ce13"/>
          <table:table-cell table:number-columns-repeated="16372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23" calcext:value-type="percentage">
            <text:p>23,00%</text:p>
          </table:table-cell>
          <table:table-cell table:number-columns-repeated="2"/>
          <table:table-cell office:value-type="string" calcext:value-type="string">
            <text:p>Spiral_2</text:p>
          </table:table-cell>
          <table:table-cell office:value-type="percentage" office:value="0.4178" calcext:value-type="percentage">
            <text:p>41,78%</text:p>
          </table:table-cell>
          <table:table-cell office:value-type="percentage" office:value="0.433" calcext:value-type="percentage">
            <text:p>43,30%</text:p>
          </table:table-cell>
          <table:table-cell/>
          <table:table-cell table:style-name="ce13"/>
          <table:table-cell table:number-columns-repeated="16372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3083" calcext:value-type="percentage">
            <text:p>30,83%</text:p>
          </table:table-cell>
          <table:table-cell office:value-type="percentage" office:value="0.27" calcext:value-type="percentage">
            <text:p>27,00%</text:p>
          </table:table-cell>
          <table:table-cell table:number-columns-repeated="2"/>
          <table:table-cell office:value-type="string" calcext:value-type="string">
            <text:p>Spiral_3</text:p>
          </table:table-cell>
          <table:table-cell office:value-type="percentage" office:value="0.4315" calcext:value-type="percentage">
            <text:p>43,15%</text:p>
          </table:table-cell>
          <table:table-cell office:value-type="percentage" office:value="0.3903" calcext:value-type="percentage">
            <text:p>39,03%</text:p>
          </table:table-cell>
          <table:table-cell/>
          <table:table-cell table:style-name="ce13"/>
          <table:table-cell table:number-columns-repeated="16372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483" calcext:value-type="percentage">
            <text:p>24,83%</text:p>
          </table:table-cell>
          <table:table-cell office:value-type="percentage" office:value="0.2117" calcext:value-type="percentage">
            <text:p>21,17%</text:p>
          </table:table-cell>
          <table:table-cell table:number-columns-repeated="2"/>
          <table:table-cell office:value-type="string" calcext:value-type="string">
            <text:p>Spiral_4</text:p>
          </table:table-cell>
          <table:table-cell office:value-type="percentage" office:value="0.4397" calcext:value-type="percentage">
            <text:p>43,97%</text:p>
          </table:table-cell>
          <table:table-cell office:value-type="percentage" office:value="0.3915" calcext:value-type="percentage">
            <text:p>39,15%</text:p>
          </table:table-cell>
          <table:table-cell/>
          <table:table-cell table:style-name="ce13"/>
          <table:table-cell table:number-columns-repeated="16372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15" calcext:value-type="percentage">
            <text:p>21,50%</text:p>
          </table:table-cell>
          <table:table-cell office:value-type="percentage" office:value="0.1917" calcext:value-type="percentage">
            <text:p>19,17%</text:p>
          </table:table-cell>
          <table:table-cell table:number-columns-repeated="2"/>
          <table:table-cell office:value-type="string" calcext:value-type="string">
            <text:p>Spiral_5</text:p>
          </table:table-cell>
          <table:table-cell office:value-type="percentage" office:value="0.4562" calcext:value-type="percentage">
            <text:p>45,62%</text:p>
          </table:table-cell>
          <table:table-cell office:value-type="percentage" office:value="0.4365" calcext:value-type="percentage">
            <text:p>43,65%</text:p>
          </table:table-cell>
          <table:table-cell/>
          <table:table-cell table:style-name="ce13"/>
          <table:table-cell table:number-columns-repeated="16372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367" calcext:value-type="percentage">
            <text:p>23,67%</text:p>
          </table:table-cell>
          <table:table-cell office:value-type="percentage" office:value="0.1917" calcext:value-type="percentage">
            <text:p>19,17%</text:p>
          </table:table-cell>
          <table:table-cell table:number-columns-repeated="2"/>
          <table:table-cell office:value-type="string" calcext:value-type="string">
            <text:p>Spiral_6</text:p>
          </table:table-cell>
          <table:table-cell office:value-type="percentage" office:value="0.4247" calcext:value-type="percentage">
            <text:p>42,47%</text:p>
          </table:table-cell>
          <table:table-cell office:value-type="percentage" office:value="0.4202" calcext:value-type="percentage">
            <text:p>42,02%</text:p>
          </table:table-cell>
          <table:table-cell/>
          <table:table-cell table:style-name="ce13"/>
          <table:table-cell table:number-columns-repeated="16372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1917" calcext:value-type="percentage">
            <text:p>19,17%</text:p>
          </table:table-cell>
          <table:table-cell table:number-columns-repeated="2"/>
          <table:table-cell office:value-type="string" calcext:value-type="string">
            <text:p>Spiral_7</text:p>
          </table:table-cell>
          <table:table-cell office:value-type="percentage" office:value="0.4605" calcext:value-type="percentage">
            <text:p>46,05%</text:p>
          </table:table-cell>
          <table:table-cell office:value-type="percentage" office:value="0.412" calcext:value-type="percentage">
            <text:p>41,20%</text:p>
          </table:table-cell>
          <table:table-cell/>
          <table:table-cell table:style-name="ce13"/>
          <table:table-cell table:number-columns-repeated="16372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117" calcext:value-type="percentage">
            <text:p>11,17%</text:p>
          </table:table-cell>
          <table:table-cell office:value-type="percentage" office:value="0.1217" calcext:value-type="percentage">
            <text:p>12,17%</text:p>
          </table:table-cell>
          <table:table-cell table:number-columns-repeated="2"/>
          <table:table-cell office:value-type="string" calcext:value-type="string">
            <text:p>Spiral_8</text:p>
          </table:table-cell>
          <table:table-cell office:value-type="percentage" office:value="0.4177" calcext:value-type="percentage">
            <text:p>41,77%</text:p>
          </table:table-cell>
          <table:table-cell office:value-type="percentage" office:value="0.3975" calcext:value-type="percentage">
            <text:p>39,75%</text:p>
          </table:table-cell>
          <table:table-cell/>
          <table:table-cell table:style-name="ce13"/>
          <table:table-cell table:number-columns-repeated="16372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467" calcext:value-type="percentage">
            <text:p>24,67%</text:p>
          </table:table-cell>
          <table:table-cell table:number-columns-repeated="2"/>
          <table:table-cell office:value-type="string" calcext:value-type="string">
            <text:p>Spiral_9</text:p>
          </table:table-cell>
          <table:table-cell office:value-type="percentage" office:value="0.4293" calcext:value-type="percentage">
            <text:p>42,93%</text:p>
          </table:table-cell>
          <table:table-cell office:value-type="percentage" office:value="0.4252" calcext:value-type="percentage">
            <text:p>42,52%</text:p>
          </table:table-cell>
          <table:table-cell/>
          <table:table-cell table:style-name="ce13"/>
          <table:table-cell table:number-columns-repeated="16372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2417" calcext:value-type="percentage">
            <text:p>24,17%</text:p>
          </table:table-cell>
          <table:table-cell office:value-type="percentage" office:value="0.2067" calcext:value-type="percentage">
            <text:p>20,67%</text:p>
          </table:table-cell>
          <table:table-cell table:number-columns-repeated="2"/>
          <table:table-cell office:value-type="string" calcext:value-type="string">
            <text:p>Spiral_10</text:p>
          </table:table-cell>
          <table:table-cell office:value-type="percentage" office:value="0.4265" calcext:value-type="percentage">
            <text:p>42,65%</text:p>
          </table:table-cell>
          <table:table-cell office:value-type="percentage" office:value="0.3937" calcext:value-type="percentage">
            <text:p>39,37%</text:p>
          </table:table-cell>
          <table:table-cell/>
          <table:table-cell table:style-name="ce13"/>
          <table:table-cell table:number-columns-repeated="16372"/>
        </table:table-row>
        <table:table-row table:style-name="ro1">
          <table:table-cell table:style-name="ce8"/>
          <table:table-cell table:style-name="ce8" table:formula="of:=AVERAGE([.B108:.B117])" office:value-type="percentage" office:value="0.22901" calcext:value-type="percentage">
            <text:p>22,90%</text:p>
          </table:table-cell>
          <table:table-cell table:style-name="ce8" table:formula="of:=AVERAGE([.C108:.C117])" office:value-type="percentage" office:value="0.20336" calcext:value-type="percentage">
            <text:p>20,34%</text:p>
          </table:table-cell>
          <table:table-cell table:style-name="ce8" table:formula="of:=AVERAGE([.D108:.D117])" office:value-type="string" office:string-value="" calcext:value-type="error">
            <text:p>#DIV/0!</text:p>
          </table:table-cell>
          <table:table-cell table:style-name="ce8" table:number-columns-repeated="2"/>
          <table:table-cell table:style-name="ce8" table:formula="of:=AVERAGE([.G108:.G117])" office:value-type="percentage" office:value="0.43911" calcext:value-type="percentage">
            <text:p>43,91%</text:p>
          </table:table-cell>
          <table:table-cell table:style-name="ce8" table:formula="of:=AVERAGE([.H108:.H117])" office:value-type="percentage" office:value="0.41989" calcext:value-type="percentage">
            <text:p>41,99%</text:p>
          </table:table-cell>
          <table:table-cell table:style-name="ce8"/>
          <table:table-cell table:style-name="ce17"/>
          <table:table-cell table:style-name="ce8" table:number-columns-repeated="16368"/>
          <table:table-cell table:number-columns-repeated="4"/>
        </table:table-row>
        <table:table-row table:style-name="ro1">
          <table:table-cell table:number-columns-repeated="16382"/>
        </table:table-row>
        <table:table-row table:style-name="ro1">
          <table:table-cell table:style-name="ce8"/>
          <table:table-cell table:style-name="ce8" office:value-type="string" calcext:value-type="string">
            <text:p>Genetic</text:p>
          </table:table-cell>
          <table:table-cell table:style-name="ce8" office:value-type="string" calcext:value-type="string">
            <text:p>Pso</text:p>
          </table:table-cell>
          <table:table-cell table:style-name="ce8" office:value-type="string" calcext:value-type="string">
            <text:p>De</text:p>
          </table:table-cell>
          <table:table-cell/>
          <table:table-cell table:style-name="ce8"/>
          <table:table-cell table:style-name="ce8" office:value-type="string" calcext:value-type="string">
            <text:p>Genetic</text:p>
          </table:table-cell>
          <table:table-cell table:style-name="ce8" office:value-type="string" calcext:value-type="string">
            <text:p>Pso</text:p>
          </table:table-cell>
          <table:table-cell table:style-name="ce8"/>
          <table:table-cell table:number-columns-repeated="16373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733" calcext:value-type="percentage">
            <text:p>67,33%</text:p>
          </table:table-cell>
          <table:table-cell office:value-type="percentage" office:value="0.6133" calcext:value-type="percentage">
            <text:p>61,33%</text:p>
          </table:table-cell>
          <table:table-cell table:number-columns-repeated="2"/>
          <table:table-cell office:value-type="string" calcext:value-type="string">
            <text:p>Wdbc_1</text:p>
          </table:table-cell>
          <table:table-cell office:value-type="percentage" office:value="0.1137" calcext:value-type="percentage">
            <text:p>11,37%</text:p>
          </table:table-cell>
          <table:table-cell office:value-type="percentage" office:value="0.1798" calcext:value-type="percentage">
            <text:p>17,98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5289" calcext:value-type="percentage">
            <text:p>52,89%</text:p>
          </table:table-cell>
          <table:table-cell office:value-type="percentage" office:value="0.5044" calcext:value-type="percentage">
            <text:p>50,44%</text:p>
          </table:table-cell>
          <table:table-cell table:number-columns-repeated="2"/>
          <table:table-cell office:value-type="string" calcext:value-type="string">
            <text:p>Wdbc_2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1042" calcext:value-type="percentage">
            <text:p>10,4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2" calcext:value-type="percentage">
            <text:p>62,00%</text:p>
          </table:table-cell>
          <table:table-cell office:value-type="percentage" office:value="0.5933" calcext:value-type="percentage">
            <text:p>59,33%</text:p>
          </table:table-cell>
          <table:table-cell table:number-columns-repeated="2"/>
          <table:table-cell office:value-type="string" calcext:value-type="string">
            <text:p>Wdbc_3</text:p>
          </table:table-cell>
          <table:table-cell office:value-type="percentage" office:value="0.1411" calcext:value-type="percentage">
            <text:p>14,11%</text:p>
          </table:table-cell>
          <table:table-cell office:value-type="percentage" office:value="0.1595" calcext:value-type="percentage">
            <text:p>15,95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5689" calcext:value-type="percentage">
            <text:p>56,89%</text:p>
          </table:table-cell>
          <table:table-cell office:value-type="percentage" office:value="0.5578" calcext:value-type="percentage">
            <text:p>55,78%</text:p>
          </table:table-cell>
          <table:table-cell table:number-columns-repeated="2"/>
          <table:table-cell office:value-type="string" calcext:value-type="string">
            <text:p>Wdbc_4</text:p>
          </table:table-cell>
          <table:table-cell office:value-type="percentage" office:value="0.053" calcext:value-type="percentage">
            <text:p>5,30%</text:p>
          </table:table-cell>
          <table:table-cell office:value-type="percentage" office:value="0.1446" calcext:value-type="percentage">
            <text:p>14,46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58" calcext:value-type="percentage">
            <text:p>58,00%</text:p>
          </table:table-cell>
          <table:table-cell office:value-type="percentage" office:value="0.6444" calcext:value-type="percentage">
            <text:p>64,44%</text:p>
          </table:table-cell>
          <table:table-cell table:number-columns-repeated="2"/>
          <table:table-cell office:value-type="string" calcext:value-type="string">
            <text:p>Wdbc_5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1298" calcext:value-type="percentage">
            <text:p>12,98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6356" calcext:value-type="percentage">
            <text:p>63,56%</text:p>
          </table:table-cell>
          <table:table-cell office:value-type="percentage" office:value="0.68" calcext:value-type="percentage">
            <text:p>68,00%</text:p>
          </table:table-cell>
          <table:table-cell table:number-columns-repeated="2"/>
          <table:table-cell office:value-type="string" calcext:value-type="string">
            <text:p>Wdbc_6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1137" calcext:value-type="percentage">
            <text:p>11,37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6422" calcext:value-type="percentage">
            <text:p>64,22%</text:p>
          </table:table-cell>
          <table:table-cell office:value-type="percentage" office:value="0.64" calcext:value-type="percentage">
            <text:p>64,00%</text:p>
          </table:table-cell>
          <table:table-cell table:number-columns-repeated="2"/>
          <table:table-cell office:value-type="string" calcext:value-type="string">
            <text:p>Wdbc_7</text:p>
          </table:table-cell>
          <table:table-cell office:value-type="percentage" office:value="0.0935" calcext:value-type="percentage">
            <text:p>9,35%</text:p>
          </table:table-cell>
          <table:table-cell office:value-type="percentage" office:value="0.1363" calcext:value-type="percentage">
            <text:p>13,6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156" calcext:value-type="percentage">
            <text:p>31,56%</text:p>
          </table:table-cell>
          <table:table-cell office:value-type="percentage" office:value="0.3511" calcext:value-type="percentage">
            <text:p>35,11%</text:p>
          </table:table-cell>
          <table:table-cell table:number-columns-repeated="2"/>
          <table:table-cell office:value-type="string" calcext:value-type="string">
            <text:p>Wdbc_8</text:p>
          </table:table-cell>
          <table:table-cell office:value-type="percentage" office:value="0.0905" calcext:value-type="percentage">
            <text:p>9,05%</text:p>
          </table:table-cell>
          <table:table-cell office:value-type="percentage" office:value="0.1732" calcext:value-type="percentage">
            <text:p>17,3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6089" calcext:value-type="percentage">
            <text:p>60,89%</text:p>
          </table:table-cell>
          <table:table-cell table:number-columns-repeated="2"/>
          <table:table-cell office:value-type="string" calcext:value-type="string">
            <text:p>Wdbc_9</text:p>
          </table:table-cell>
          <table:table-cell office:value-type="percentage" office:value="0.097" calcext:value-type="percentage">
            <text:p>9,70%</text:p>
          </table:table-cell>
          <table:table-cell office:value-type="percentage" office:value="0.1869" calcext:value-type="percentage">
            <text:p>18,69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111" calcext:value-type="percentage">
            <text:p>31,11%</text:p>
          </table:table-cell>
          <table:table-cell office:value-type="percentage" office:value="0.2933" calcext:value-type="percentage">
            <text:p>29,33%</text:p>
          </table:table-cell>
          <table:table-cell table:number-columns-repeated="2"/>
          <table:table-cell office:value-type="string" calcext:value-type="string">
            <text:p>Wdbc_10</text:p>
          </table:table-cell>
          <table:table-cell office:value-type="percentage" office:value="0.0625" calcext:value-type="percentage">
            <text:p>6,25%</text:p>
          </table:table-cell>
          <table:table-cell office:value-type="percentage" office:value="0.1149" calcext:value-type="percentage">
            <text:p>11,49%</text:p>
          </table:table-cell>
          <table:table-cell table:number-columns-repeated="16374"/>
        </table:table-row>
        <table:table-row table:style-name="ro1">
          <table:table-cell table:style-name="ce8"/>
          <table:table-cell table:style-name="ce8" table:formula="of:=AVERAGE([.B121:.B130])" office:value-type="percentage" office:value="0.54756" calcext:value-type="percentage">
            <text:p>54,76%</text:p>
          </table:table-cell>
          <table:table-cell table:style-name="ce8" table:formula="of:=AVERAGE([.C121:.C130])" office:value-type="percentage" office:value="0.54865" calcext:value-type="percentage">
            <text:p>54,86%</text:p>
          </table:table-cell>
          <table:table-cell table:style-name="ce8" table:formula="of:=AVERAGE([.D121:.D130])" office:value-type="string" office:string-value="" calcext:value-type="error">
            <text:p>#DIV/0!</text:p>
          </table:table-cell>
          <table:table-cell table:style-name="ce8" table:number-columns-repeated="2"/>
          <table:table-cell table:style-name="ce8" table:formula="of:=AVERAGE([.G121:.G130])" office:value-type="percentage" office:value="0.08394" calcext:value-type="percentage">
            <text:p>8,39%</text:p>
          </table:table-cell>
          <table:table-cell table:style-name="ce8" table:formula="of:=AVERAGE([.H121:.H130])" office:value-type="percentage" office:value="0.14429" calcext:value-type="percentage">
            <text:p>14,43%</text:p>
          </table:table-cell>
          <table:table-cell table:style-name="ce8" table:number-columns-repeated="16370"/>
          <table:table-cell table:number-columns-repeated="4"/>
        </table:table-row>
        <table:table-row table:style-name="ro1">
          <table:table-cell table:number-columns-repeated="16382"/>
        </table:table-row>
        <table:table-row table:style-name="ro1">
          <table:table-cell table:style-name="ce8"/>
          <table:table-cell table:style-name="ce8" office:value-type="string" calcext:value-type="string">
            <text:p>Genetic</text:p>
          </table:table-cell>
          <table:table-cell table:style-name="ce8" office:value-type="string" calcext:value-type="string">
            <text:p>Pso</text:p>
          </table:table-cell>
          <table:table-cell table:style-name="ce8" office:value-type="string" calcext:value-type="string">
            <text:p>De</text:p>
          </table:table-cell>
          <table:table-cell/>
          <table:table-cell table:style-name="ce8"/>
          <table:table-cell table:style-name="ce8" office:value-type="string" calcext:value-type="string">
            <text:p>Genetic</text:p>
          </table:table-cell>
          <table:table-cell table:style-name="ce8" office:value-type="string" calcext:value-type="string">
            <text:p>Pso</text:p>
          </table:table-cell>
          <table:table-cell table:style-name="ce8"/>
          <table:table-cell table:number-columns-repeated="1637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3686" calcext:value-type="percentage">
            <text:p>36,86%</text:p>
          </table:table-cell>
          <table:table-cell office:value-type="percentage" office:value="0.4725" calcext:value-type="percentage">
            <text:p>47,25%</text:p>
          </table:table-cell>
          <table:table-cell table:number-columns-repeated="2"/>
          <table:table-cell office:value-type="string" calcext:value-type="string">
            <text:p>z_f_s_1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2433" calcext:value-type="percentage">
            <text:p>24,3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2216" calcext:value-type="percentage">
            <text:p>22,16%</text:p>
          </table:table-cell>
          <table:table-cell office:value-type="percentage" office:value="0.3902" calcext:value-type="percentage">
            <text:p>39,02%</text:p>
          </table:table-cell>
          <table:table-cell table:number-columns-repeated="2"/>
          <table:table-cell office:value-type="string" calcext:value-type="string">
            <text:p>z_f_s_2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2056" calcext:value-type="percentage">
            <text:p>20,56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4392" calcext:value-type="percentage">
            <text:p>43,92%</text:p>
          </table:table-cell>
          <table:table-cell table:number-columns-repeated="2"/>
          <table:table-cell office:value-type="string" calcext:value-type="string">
            <text:p>z_f_s_3</text:p>
          </table:table-cell>
          <table:table-cell office:value-type="percentage" office:value="0.1533" calcext:value-type="percentage">
            <text:p>15,33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2706" calcext:value-type="percentage">
            <text:p>27,06%</text:p>
          </table:table-cell>
          <table:table-cell office:value-type="percentage" office:value="0.4275" calcext:value-type="percentage">
            <text:p>42,75%</text:p>
          </table:table-cell>
          <table:table-cell table:number-columns-repeated="2"/>
          <table:table-cell office:value-type="string" calcext:value-type="string">
            <text:p>z_f_s_4</text:p>
          </table:table-cell>
          <table:table-cell office:value-type="percentage" office:value="0.0444" calcext:value-type="percentage">
            <text:p>4,44%</text:p>
          </table:table-cell>
          <table:table-cell office:value-type="percentage" office:value="0.2056" calcext:value-type="percentage">
            <text:p>20,56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1941" calcext:value-type="percentage">
            <text:p>19,41%</text:p>
          </table:table-cell>
          <table:table-cell office:value-type="percentage" office:value="0.3745" calcext:value-type="percentage">
            <text:p>37,45%</text:p>
          </table:table-cell>
          <table:table-cell table:number-columns-repeated="2"/>
          <table:table-cell office:value-type="string" calcext:value-type="string">
            <text:p>z_f_s_5</text:p>
          </table:table-cell>
          <table:table-cell office:value-type="percentage" office:value="0.0722" calcext:value-type="percentage">
            <text:p>7,22%</text:p>
          </table:table-cell>
          <table:table-cell office:value-type="percentage" office:value="0.2367" calcext:value-type="percentage">
            <text:p>23,67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1824" calcext:value-type="percentage">
            <text:p>18,24%</text:p>
          </table:table-cell>
          <table:table-cell office:value-type="percentage" office:value="0.3118" calcext:value-type="percentage">
            <text:p>31,18%</text:p>
          </table:table-cell>
          <table:table-cell table:number-columns-repeated="2"/>
          <table:table-cell office:value-type="string" calcext:value-type="string">
            <text:p>z_f_s_6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1778" calcext:value-type="percentage">
            <text:p>17,78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3137" calcext:value-type="percentage">
            <text:p>31,37%</text:p>
          </table:table-cell>
          <table:table-cell table:number-columns-repeated="2"/>
          <table:table-cell office:value-type="string" calcext:value-type="string">
            <text:p>z_f_s_7</text:p>
          </table:table-cell>
          <table:table-cell office:value-type="percentage" office:value="0.0911" calcext:value-type="percentage">
            <text:p>9,11%</text:p>
          </table:table-cell>
          <table:table-cell office:value-type="percentage" office:value="0.1956" calcext:value-type="percentage">
            <text:p>19,56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1275" calcext:value-type="percentage">
            <text:p>12,75%</text:p>
          </table:table-cell>
          <table:table-cell office:value-type="percentage" office:value="0.2961" calcext:value-type="percentage">
            <text:p>29,61%</text:p>
          </table:table-cell>
          <table:table-cell table:number-columns-repeated="2"/>
          <table:table-cell office:value-type="string" calcext:value-type="string">
            <text:p>z_f_s_8</text:p>
          </table:table-cell>
          <table:table-cell office:value-type="percentage" office:value="0.1211" calcext:value-type="percentage">
            <text:p>12,11%</text:p>
          </table:table-cell>
          <table:table-cell office:value-type="percentage" office:value="0.2389" calcext:value-type="percentage">
            <text:p>23,89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529" calcext:value-type="percentage">
            <text:p>15,29%</text:p>
          </table:table-cell>
          <table:table-cell office:value-type="percentage" office:value="0.3275" calcext:value-type="percentage">
            <text:p>32,75%</text:p>
          </table:table-cell>
          <table:table-cell table:number-columns-repeated="2"/>
          <table:table-cell office:value-type="string" calcext:value-type="string">
            <text:p>z_f_s_9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1933" calcext:value-type="percentage">
            <text:p>19,3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1588" calcext:value-type="percentage">
            <text:p>15,88%</text:p>
          </table:table-cell>
          <table:table-cell office:value-type="percentage" office:value="0.3471" calcext:value-type="percentage">
            <text:p>34,71%</text:p>
          </table:table-cell>
          <table:table-cell table:number-columns-repeated="2"/>
          <table:table-cell office:value-type="string" calcext:value-type="string">
            <text:p>z_f_s_10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24" calcext:value-type="percentage">
            <text:p>24,00%</text:p>
          </table:table-cell>
          <table:table-cell table:number-columns-repeated="16374"/>
        </table:table-row>
        <table:table-row table:style-name="ro1">
          <table:table-cell table:style-name="ce8"/>
          <table:table-cell table:style-name="ce8" table:formula="of:=AVERAGE([.B134:.B143])" office:value-type="percentage" office:value="0.21098" calcext:value-type="percentage">
            <text:p>21,10%</text:p>
          </table:table-cell>
          <table:table-cell table:style-name="ce8" table:formula="of:=AVERAGE([.C134:.C143])" office:value-type="percentage" office:value="0.37001" calcext:value-type="percentage">
            <text:p>37,00%</text:p>
          </table:table-cell>
          <table:table-cell table:style-name="ce8" table:formula="of:=AVERAGE([.D134:.D143])" office:value-type="string" office:string-value="" calcext:value-type="error">
            <text:p>#DIV/0!</text:p>
          </table:table-cell>
          <table:table-cell table:style-name="ce8" table:number-columns-repeated="2"/>
          <table:table-cell table:style-name="ce8" table:formula="of:=AVERAGE([.G134:.G143])" office:value-type="percentage" office:value="0.09777" calcext:value-type="percentage">
            <text:p>9,78%</text:p>
          </table:table-cell>
          <table:table-cell table:style-name="ce8" table:formula="of:=AVERAGE([.H134:.H143])" office:value-type="percentage" office:value="0.21701" calcext:value-type="percentage">
            <text:p>21,70%</text:p>
          </table:table-cell>
          <table:table-cell table:style-name="ce8" table:number-columns-repeated="16370"/>
          <table:table-cell table:number-columns-repeated="4"/>
        </table:table-row>
        <table:table-row table:style-name="ro1">
          <table:table-cell table:number-columns-repeated="16382"/>
        </table:table-row>
        <table:table-row table:style-name="ro1">
          <table:table-cell table:style-name="ce8"/>
          <table:table-cell table:style-name="ce8" office:value-type="string" calcext:value-type="string">
            <text:p>Genetic</text:p>
          </table:table-cell>
          <table:table-cell table:style-name="ce8" office:value-type="string" calcext:value-type="string">
            <text:p>Pso</text:p>
          </table:table-cell>
          <table:table-cell table:style-name="ce8" office:value-type="string" calcext:value-type="string">
            <text:p>De</text:p>
          </table:table-cell>
          <table:table-cell/>
          <table:table-cell table:style-name="ce8"/>
          <table:table-cell table:style-name="ce8" office:value-type="string" calcext:value-type="string">
            <text:p>Genetic</text:p>
          </table:table-cell>
          <table:table-cell table:style-name="ce8" office:value-type="string" calcext:value-type="string">
            <text:p>Pso</text:p>
          </table:table-cell>
          <table:table-cell table:style-name="ce8"/>
          <table:table-cell table:number-columns-repeated="1637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05" calcext:value-type="percentage">
            <text:p>5,00%</text:p>
          </table:table-cell>
          <table:table-cell table:number-columns-repeated="2"/>
          <table:table-cell office:value-type="string" calcext:value-type="string">
            <text:p>z_o_n_f_s_1</text:p>
          </table:table-cell>
          <table:table-cell office:value-type="percentage" office:value="0.6473" calcext:value-type="percentage">
            <text:p>64,73%</text:p>
          </table:table-cell>
          <table:table-cell office:value-type="percentage" office:value="0.65" calcext:value-type="percentage">
            <text:p>65,0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3967" calcext:value-type="percentage">
            <text:p>39,67%</text:p>
          </table:table-cell>
          <table:table-cell office:value-type="percentage" office:value="0.3133" calcext:value-type="percentage">
            <text:p>31,33%</text:p>
          </table:table-cell>
          <table:table-cell table:number-columns-repeated="2"/>
          <table:table-cell office:value-type="string" calcext:value-type="string">
            <text:p>z_o_n_f_s_2</text:p>
          </table:table-cell>
          <table:table-cell office:value-type="percentage" office:value="0.5787" calcext:value-type="percentage">
            <text:p>57,87%</text:p>
          </table:table-cell>
          <table:table-cell office:value-type="percentage" office:value="0.6507" calcext:value-type="percentage">
            <text:p>65,07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333" calcext:value-type="percentage">
            <text:p>13,33%</text:p>
          </table:table-cell>
          <table:table-cell table:number-columns-repeated="2"/>
          <table:table-cell office:value-type="string" calcext:value-type="string">
            <text:p>z_o_n_f_s_3</text:p>
          </table:table-cell>
          <table:table-cell office:value-type="percentage" office:value="0.6187" calcext:value-type="percentage">
            <text:p>61,87%</text:p>
          </table:table-cell>
          <table:table-cell office:value-type="percentage" office:value="0.6327" calcext:value-type="percentage">
            <text:p>63,27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267" calcext:value-type="percentage">
            <text:p>12,67%</text:p>
          </table:table-cell>
          <table:table-cell table:number-columns-repeated="2"/>
          <table:table-cell office:value-type="string" calcext:value-type="string">
            <text:p>z_o_n_f_s_4</text:p>
          </table:table-cell>
          <table:table-cell office:value-type="percentage" office:value="0.6173" calcext:value-type="percentage">
            <text:p>61,73%</text:p>
          </table:table-cell>
          <table:table-cell office:value-type="percentage" office:value="0.5993" calcext:value-type="percentage">
            <text:p>59,9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1" calcext:value-type="percentage">
            <text:p>1,00%</text:p>
          </table:table-cell>
          <table:table-cell table:number-columns-repeated="2"/>
          <table:table-cell office:value-type="string" calcext:value-type="string">
            <text:p>z_o_n_f_s_5</text:p>
          </table:table-cell>
          <table:table-cell office:value-type="percentage" office:value="0.6753" calcext:value-type="percentage">
            <text:p>67,53%</text:p>
          </table:table-cell>
          <table:table-cell office:value-type="percentage" office:value="0.738" calcext:value-type="percentage">
            <text:p>73,8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367" calcext:value-type="percentage">
            <text:p>33,67%</text:p>
          </table:table-cell>
          <table:table-cell table:number-columns-repeated="2"/>
          <table:table-cell office:value-type="string" calcext:value-type="string">
            <text:p>z_o_n_f_s_6</text:p>
          </table:table-cell>
          <table:table-cell office:value-type="percentage" office:value="0.5993" calcext:value-type="percentage">
            <text:p>59,93%</text:p>
          </table:table-cell>
          <table:table-cell office:value-type="percentage" office:value="0.6067" calcext:value-type="percentage">
            <text:p>60,67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0967" calcext:value-type="percentage">
            <text:p>9,67%</text:p>
          </table:table-cell>
          <table:table-cell table:number-columns-repeated="2"/>
          <table:table-cell office:value-type="string" calcext:value-type="string">
            <text:p>z_o_n_f_s_7</text:p>
          </table:table-cell>
          <table:table-cell office:value-type="percentage" office:value="0.5873" calcext:value-type="percentage">
            <text:p>58,73%</text:p>
          </table:table-cell>
          <table:table-cell office:value-type="percentage" office:value="0.6233" calcext:value-type="percentage">
            <text:p>62,3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08" calcext:value-type="percentage">
            <text:p>8,00%</text:p>
          </table:table-cell>
          <table:table-cell table:number-columns-repeated="2"/>
          <table:table-cell office:value-type="string" calcext:value-type="string">
            <text:p>z_o_n_f_s_8</text:p>
          </table:table-cell>
          <table:table-cell office:value-type="percentage" office:value="0.6613" calcext:value-type="percentage">
            <text:p>66,13%</text:p>
          </table:table-cell>
          <table:table-cell office:value-type="percentage" office:value="0.7173" calcext:value-type="percentage">
            <text:p>71,7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08" calcext:value-type="percentage">
            <text:p>8,00%</text:p>
          </table:table-cell>
          <table:table-cell table:number-columns-repeated="2"/>
          <table:table-cell office:value-type="string" calcext:value-type="string">
            <text:p>z_o_n_f_s_9</text:p>
          </table:table-cell>
          <table:table-cell office:value-type="percentage" office:value="0.6327" calcext:value-type="percentage">
            <text:p>63,27%</text:p>
          </table:table-cell>
          <table:table-cell office:value-type="percentage" office:value="0.598" calcext:value-type="percentage">
            <text:p>59,8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167" calcext:value-type="percentage">
            <text:p>1,67%</text:p>
          </table:table-cell>
          <table:table-cell table:number-columns-repeated="2"/>
          <table:table-cell office:value-type="string" calcext:value-type="string">
            <text:p>z_o_n_f_s_10</text:p>
          </table:table-cell>
          <table:table-cell office:value-type="percentage" office:value="0.6353" calcext:value-type="percentage">
            <text:p>63,53%</text:p>
          </table:table-cell>
          <table:table-cell office:value-type="percentage" office:value="0.6727" calcext:value-type="percentage">
            <text:p>67,27%</text:p>
          </table:table-cell>
          <table:table-cell table:number-columns-repeated="16374"/>
        </table:table-row>
        <table:table-row table:style-name="ro1">
          <table:table-cell table:style-name="ce8"/>
          <table:table-cell table:style-name="ce8" table:formula="of:=AVERAGE([.B147:.B156])" office:value-type="percentage" office:value="0.17234" calcext:value-type="percentage">
            <text:p>17,23%</text:p>
          </table:table-cell>
          <table:table-cell table:style-name="ce8" table:formula="of:=AVERAGE([.C147:.C156])" office:value-type="percentage" office:value="0.12434" calcext:value-type="percentage">
            <text:p>12,43%</text:p>
          </table:table-cell>
          <table:table-cell table:style-name="ce8" table:formula="of:=AVERAGE([.D147:.D156])" office:value-type="string" office:string-value="" calcext:value-type="error">
            <text:p>#DIV/0!</text:p>
          </table:table-cell>
          <table:table-cell table:style-name="ce8" table:formula="of:=AVERAGE([.E147:.E156])" office:value-type="string" office:string-value="" calcext:value-type="error">
            <text:p>#DIV/0!</text:p>
          </table:table-cell>
          <table:table-cell table:style-name="ce8"/>
          <table:table-cell table:style-name="ce8" table:formula="of:=AVERAGE([.G147:.G156])" office:value-type="percentage" office:value="0.62532" calcext:value-type="percentage">
            <text:p>62,53%</text:p>
          </table:table-cell>
          <table:table-cell table:style-name="ce8" table:formula="of:=AVERAGE([.H147:.H156])" office:value-type="percentage" office:value="0.64887" calcext:value-type="percentage">
            <text:p>64,89%</text:p>
          </table:table-cell>
          <table:table-cell table:style-name="ce8" table:number-columns-repeated="16370"/>
          <table:table-cell table:number-columns-repeated="4"/>
        </table:table-row>
        <table:table-row table:style-name="ro1">
          <table:table-cell table:number-columns-repeated="16382"/>
        </table:table-row>
        <table:table-row table:style-name="ro1">
          <table:table-cell table:style-name="ce8"/>
          <table:table-cell table:style-name="ce8" office:value-type="string" calcext:value-type="string">
            <text:p>Genetic</text:p>
          </table:table-cell>
          <table:table-cell table:style-name="ce8" office:value-type="string" calcext:value-type="string">
            <text:p>Pso</text:p>
          </table:table-cell>
          <table:table-cell table:style-name="ce8" office:value-type="string" calcext:value-type="string">
            <text:p>De</text:p>
          </table:table-cell>
          <table:table-cell/>
          <table:table-cell table:style-name="ce8"/>
          <table:table-cell table:style-name="ce8" office:value-type="string" calcext:value-type="string">
            <text:p>Genetic</text:p>
          </table:table-cell>
          <table:table-cell table:style-name="ce8" office:value-type="string" calcext:value-type="string">
            <text:p>Pso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10" office:value-type="float" office:value="1417.28" calcext:value-type="float">
            <text:p>1417,28</text:p>
          </table:table-cell>
          <table:table-cell table:style-name="ce10" office:value-type="float" office:value="1648.06" calcext:value-type="float">
            <text:p>1648,06</text:p>
          </table:table-cell>
          <table:table-cell table:style-name="ce10" table:number-columns-repeated="2"/>
          <table:table-cell table:style-name="ce10" office:value-type="string" calcext:value-type="string">
            <text:p>Airfoil_1</text:p>
          </table:table-cell>
          <table:table-cell table:style-name="ce10" office:value-type="float" office:value="0.31" calcext:value-type="float">
            <text:p>0,31</text:p>
          </table:table-cell>
          <table:table-cell table:style-name="ce10" office:value-type="float" office:value="0.362" calcext:value-type="float">
            <text:p>0,362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10" office:value-type="float" office:value="2574.66" calcext:value-type="float">
            <text:p>2574,66</text:p>
          </table:table-cell>
          <table:table-cell table:style-name="ce10" office:value-type="float" office:value="2352.48" calcext:value-type="float">
            <text:p>2352,48</text:p>
          </table:table-cell>
          <table:table-cell table:style-name="ce10" table:number-columns-repeated="2"/>
          <table:table-cell table:style-name="ce10" office:value-type="string" calcext:value-type="string">
            <text:p>Airfoil_2</text:p>
          </table:table-cell>
          <table:table-cell table:style-name="ce10" office:value-type="float" office:value="0.297" calcext:value-type="float">
            <text:p>0,297</text:p>
          </table:table-cell>
          <table:table-cell table:style-name="ce10" office:value-type="float" office:value="0.33" calcext:value-type="float">
            <text:p>0,33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10" office:value-type="float" office:value="3175.13" calcext:value-type="float">
            <text:p>3175,13</text:p>
          </table:table-cell>
          <table:table-cell table:style-name="ce10" office:value-type="float" office:value="3222.895" calcext:value-type="float">
            <text:p>3222,895</text:p>
          </table:table-cell>
          <table:table-cell table:style-name="ce10" table:number-columns-repeated="2"/>
          <table:table-cell table:style-name="ce10" office:value-type="string" calcext:value-type="string">
            <text:p>Airfoil_3</text:p>
          </table:table-cell>
          <table:table-cell table:style-name="ce10" office:value-type="float" office:value="0.343" calcext:value-type="float">
            <text:p>0,343</text:p>
          </table:table-cell>
          <table:table-cell table:style-name="ce10" office:value-type="float" office:value="0.89" calcext:value-type="float">
            <text:p>0,89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10" office:value-type="float" office:value="3167.32" calcext:value-type="float">
            <text:p>3167,32</text:p>
          </table:table-cell>
          <table:table-cell table:style-name="ce10" office:value-type="float" office:value="4907.15" calcext:value-type="float">
            <text:p>4907,15</text:p>
          </table:table-cell>
          <table:table-cell table:style-name="ce10" table:number-columns-repeated="2"/>
          <table:table-cell table:style-name="ce10" office:value-type="string" calcext:value-type="string">
            <text:p>Airfoil_4</text:p>
          </table:table-cell>
          <table:table-cell table:style-name="ce10" office:value-type="float" office:value="0.353" calcext:value-type="float">
            <text:p>0,353</text:p>
          </table:table-cell>
          <table:table-cell table:style-name="ce10" office:value-type="float" office:value="0.479" calcext:value-type="float">
            <text:p>0,479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10" office:value-type="float" office:value="2716.67" calcext:value-type="float">
            <text:p>2716,67</text:p>
          </table:table-cell>
          <table:table-cell table:style-name="ce10" office:value-type="float" office:value="3058.67" calcext:value-type="float">
            <text:p>3058,67</text:p>
          </table:table-cell>
          <table:table-cell table:style-name="ce10" table:number-columns-repeated="2"/>
          <table:table-cell table:style-name="ce10" office:value-type="string" calcext:value-type="string">
            <text:p>Airfoil_5</text:p>
          </table:table-cell>
          <table:table-cell table:style-name="ce10" office:value-type="float" office:value="0.56" calcext:value-type="float">
            <text:p>0,56</text:p>
          </table:table-cell>
          <table:table-cell table:style-name="ce10" office:value-type="float" office:value="0.419" calcext:value-type="float">
            <text:p>0,419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10" office:value-type="float" office:value="2437.6" calcext:value-type="float">
            <text:p>2437,6</text:p>
          </table:table-cell>
          <table:table-cell table:style-name="ce10" office:value-type="float" office:value="2050.06" calcext:value-type="float">
            <text:p>2050,06</text:p>
          </table:table-cell>
          <table:table-cell table:style-name="ce10" table:number-columns-repeated="2"/>
          <table:table-cell table:style-name="ce10" office:value-type="string" calcext:value-type="string">
            <text:p>Airfoil_6</text:p>
          </table:table-cell>
          <table:table-cell table:style-name="ce10" office:value-type="float" office:value="0.298" calcext:value-type="float">
            <text:p>0,298</text:p>
          </table:table-cell>
          <table:table-cell table:style-name="ce10" office:value-type="float" office:value="0.279" calcext:value-type="float">
            <text:p>0,279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10" office:value-type="float" office:value="1980.71" calcext:value-type="float">
            <text:p>1980,71</text:p>
          </table:table-cell>
          <table:table-cell table:style-name="ce10" office:value-type="float" office:value="2070.86" calcext:value-type="float">
            <text:p>2070,86</text:p>
          </table:table-cell>
          <table:table-cell table:style-name="ce10" table:number-columns-repeated="2"/>
          <table:table-cell table:style-name="ce10" office:value-type="string" calcext:value-type="string">
            <text:p>Airfoil_7</text:p>
          </table:table-cell>
          <table:table-cell table:style-name="ce10" office:value-type="float" office:value="0.245" calcext:value-type="float">
            <text:p>0,245</text:p>
          </table:table-cell>
          <table:table-cell table:style-name="ce10" office:value-type="float" office:value="0.345" calcext:value-type="float">
            <text:p>0,345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10" office:value-type="float" office:value="1543.95" calcext:value-type="float">
            <text:p>1543,95</text:p>
          </table:table-cell>
          <table:table-cell table:style-name="ce10" office:value-type="float" office:value="4385.07" calcext:value-type="float">
            <text:p>4385,07</text:p>
          </table:table-cell>
          <table:table-cell table:style-name="ce10" table:number-columns-repeated="2"/>
          <table:table-cell table:style-name="ce10" office:value-type="string" calcext:value-type="string">
            <text:p>Airfoil_8</text:p>
          </table:table-cell>
          <table:table-cell table:style-name="ce10" office:value-type="float" office:value="0.849" calcext:value-type="float">
            <text:p>0,849</text:p>
          </table:table-cell>
          <table:table-cell table:style-name="ce10" office:value-type="float" office:value="0.554" calcext:value-type="float">
            <text:p>0,554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10" office:value-type="float" office:value="2121.59" calcext:value-type="float">
            <text:p>2121,59</text:p>
          </table:table-cell>
          <table:table-cell table:style-name="ce10" office:value-type="float" office:value="2454.68" calcext:value-type="float">
            <text:p>2454,68</text:p>
          </table:table-cell>
          <table:table-cell table:style-name="ce10" table:number-columns-repeated="2"/>
          <table:table-cell table:style-name="ce10" office:value-type="string" calcext:value-type="string">
            <text:p>Airfoil_9</text:p>
          </table:table-cell>
          <table:table-cell table:style-name="ce10" office:value-type="float" office:value="0.242" calcext:value-type="float">
            <text:p>0,242</text:p>
          </table:table-cell>
          <table:table-cell table:style-name="ce10" office:value-type="float" office:value="0.327" calcext:value-type="float">
            <text:p>0,327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10" office:value-type="float" office:value="2264.18" calcext:value-type="float">
            <text:p>2264,18</text:p>
          </table:table-cell>
          <table:table-cell table:style-name="ce10" office:value-type="float" office:value="5824.45" calcext:value-type="float">
            <text:p>5824,45</text:p>
          </table:table-cell>
          <table:table-cell table:style-name="ce10" table:number-columns-repeated="2"/>
          <table:table-cell table:style-name="ce10" office:value-type="string" calcext:value-type="string">
            <text:p>Airfoil_10</text:p>
          </table:table-cell>
          <table:table-cell table:style-name="ce10" office:value-type="float" office:value="0.301" calcext:value-type="float">
            <text:p>0,301</text:p>
          </table:table-cell>
          <table:table-cell table:style-name="ce10" office:value-type="float" office:value="0.142" calcext:value-type="float">
            <text:p>0,142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8"/>
          <table:table-cell table:style-name="ce11" table:formula="of:=AVERAGE([.B160:.B169])" office:value-type="float" office:value="2339.909" calcext:value-type="float">
            <text:p>2339,909</text:p>
          </table:table-cell>
          <table:table-cell table:style-name="ce11" table:formula="of:=AVERAGE([.C160:.C169])" office:value-type="float" office:value="3197.4375" calcext:value-type="float">
            <text:p>3197,4375</text:p>
          </table:table-cell>
          <table:table-cell table:style-name="ce11" table:formula="of:=AVERAGE([.D160:.D169])" office:value-type="string" office:string-value="" calcext:value-type="error">
            <text:p>#DIV/0!</text:p>
          </table:table-cell>
          <table:table-cell table:style-name="ce10"/>
          <table:table-cell table:style-name="ce11"/>
          <table:table-cell table:style-name="ce11" table:formula="of:=AVERAGE([.G160:.G169])" office:value-type="float" office:value="0.3798" calcext:value-type="float">
            <text:p>0,3798</text:p>
          </table:table-cell>
          <table:table-cell table:style-name="ce11" table:formula="of:=AVERAGE([.H160:.H169])" office:value-type="float" office:value="0.4127" calcext:value-type="float">
            <text:p>0,4127</text:p>
          </table:table-cell>
          <table:table-cell table:style-name="ce10"/>
          <table:table-cell table:number-columns-repeated="16373"/>
        </table:table-row>
        <table:table-row table:style-name="ro1">
          <table:table-cell/>
          <table:table-cell table:style-name="ce10" table:number-columns-repeated="8"/>
          <table:table-cell table:number-columns-repeated="16373"/>
        </table:table-row>
        <table:table-row table:style-name="ro1">
          <table:table-cell table:style-name="ce8"/>
          <table:table-cell table:style-name="ce11" office:value-type="string" calcext:value-type="string">
            <text:p>Genetic</text:p>
          </table:table-cell>
          <table:table-cell table:style-name="ce11" office:value-type="string" calcext:value-type="string">
            <text:p>Pso</text:p>
          </table:table-cell>
          <table:table-cell table:style-name="ce11" office:value-type="string" calcext:value-type="string">
            <text:p>De</text:p>
          </table:table-cell>
          <table:table-cell table:style-name="ce10"/>
          <table:table-cell table:style-name="ce11"/>
          <table:table-cell table:style-name="ce11" office:value-type="string" calcext:value-type="string">
            <text:p>Genetic</text:p>
          </table:table-cell>
          <table:table-cell table:style-name="ce11" office:value-type="string" calcext:value-type="string">
            <text:p>Pso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10" office:value-type="float" office:value="3628.28" calcext:value-type="float">
            <text:p>3628,28</text:p>
          </table:table-cell>
          <table:table-cell table:style-name="ce10" office:value-type="float" office:value="3178.3" calcext:value-type="float">
            <text:p>3178,3</text:p>
          </table:table-cell>
          <table:table-cell table:style-name="ce10" table:number-columns-repeated="2"/>
          <table:table-cell table:style-name="ce10" office:value-type="string" calcext:value-type="string">
            <text:p>BK_1</text:p>
          </table:table-cell>
          <table:table-cell table:style-name="ce10" office:value-type="float" office:value="0.103" calcext:value-type="float">
            <text:p>0,103</text:p>
          </table:table-cell>
          <table:table-cell table:style-name="ce10" office:value-type="float" office:value="0.332" calcext:value-type="float">
            <text:p>0,332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10" office:value-type="float" office:value="2287.35" calcext:value-type="float">
            <text:p>2287,35</text:p>
          </table:table-cell>
          <table:table-cell table:style-name="ce10" office:value-type="float" office:value="2252.15" calcext:value-type="float">
            <text:p>2252,15</text:p>
          </table:table-cell>
          <table:table-cell table:style-name="ce10" table:number-columns-repeated="2"/>
          <table:table-cell table:style-name="ce10" office:value-type="string" calcext:value-type="string">
            <text:p>BK_2</text:p>
          </table:table-cell>
          <table:table-cell table:style-name="ce10" office:value-type="float" office:value="0.186" calcext:value-type="float">
            <text:p>0,186</text:p>
          </table:table-cell>
          <table:table-cell table:style-name="ce10" office:value-type="float" office:value="6.44" calcext:value-type="float">
            <text:p>6,44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10" office:value-type="float" office:value="3236.48" calcext:value-type="float">
            <text:p>3236,48</text:p>
          </table:table-cell>
          <table:table-cell table:style-name="ce10" office:value-type="float" office:value="2805.22" calcext:value-type="float">
            <text:p>2805,22</text:p>
          </table:table-cell>
          <table:table-cell table:style-name="ce10" table:number-columns-repeated="2"/>
          <table:table-cell table:style-name="ce10" office:value-type="string" calcext:value-type="string">
            <text:p>BK_3</text:p>
          </table:table-cell>
          <table:table-cell table:style-name="ce10" office:value-type="float" office:value="0.209" calcext:value-type="float">
            <text:p>0,209</text:p>
          </table:table-cell>
          <table:table-cell table:style-name="ce10" office:value-type="float" office:value="0.163" calcext:value-type="float">
            <text:p>0,163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10" office:value-type="float" office:value="4213.57" calcext:value-type="float">
            <text:p>4213,57</text:p>
          </table:table-cell>
          <table:table-cell table:style-name="ce10" office:value-type="float" office:value="3466.84" calcext:value-type="float">
            <text:p>3466,84</text:p>
          </table:table-cell>
          <table:table-cell table:style-name="ce10" table:number-columns-repeated="2"/>
          <table:table-cell table:style-name="ce10" office:value-type="string" calcext:value-type="string">
            <text:p>BK_4</text:p>
          </table:table-cell>
          <table:table-cell table:style-name="ce10" office:value-type="float" office:value="145.7" calcext:value-type="float">
            <text:p>145,7</text:p>
          </table:table-cell>
          <table:table-cell table:style-name="ce10" office:value-type="float" office:value="252.17" calcext:value-type="float">
            <text:p>252,17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10" office:value-type="float" office:value="2257.35" calcext:value-type="float">
            <text:p>2257,35</text:p>
          </table:table-cell>
          <table:table-cell table:style-name="ce10" office:value-type="float" office:value="4456.21" calcext:value-type="float">
            <text:p>4456,21</text:p>
          </table:table-cell>
          <table:table-cell table:style-name="ce10" table:number-columns-repeated="2"/>
          <table:table-cell table:style-name="ce10" office:value-type="string" calcext:value-type="string">
            <text:p>BK_5</text:p>
          </table:table-cell>
          <table:table-cell table:style-name="ce10" office:value-type="float" office:value="0.402" calcext:value-type="float">
            <text:p>0,402</text:p>
          </table:table-cell>
          <table:table-cell table:style-name="ce10" office:value-type="float" office:value="0.629" calcext:value-type="float">
            <text:p>0,629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10" office:value-type="float" office:value="3524.92" calcext:value-type="float">
            <text:p>3524,92</text:p>
          </table:table-cell>
          <table:table-cell table:style-name="ce10" office:value-type="float" office:value="4187.85" calcext:value-type="float">
            <text:p>4187,85</text:p>
          </table:table-cell>
          <table:table-cell table:style-name="ce10" table:number-columns-repeated="2"/>
          <table:table-cell table:style-name="ce10" office:value-type="string" calcext:value-type="string">
            <text:p>BK_6</text:p>
          </table:table-cell>
          <table:table-cell table:style-name="ce10" office:value-type="float" office:value="440.39" calcext:value-type="float">
            <text:p>440,39</text:p>
          </table:table-cell>
          <table:table-cell table:style-name="ce10" office:value-type="float" office:value="90.292" calcext:value-type="float">
            <text:p>90,292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10" office:value-type="float" office:value="3789.92" calcext:value-type="float">
            <text:p>3789,92</text:p>
          </table:table-cell>
          <table:table-cell table:style-name="ce10" office:value-type="float" office:value="3877.39" calcext:value-type="float">
            <text:p>3877,39</text:p>
          </table:table-cell>
          <table:table-cell table:style-name="ce10" table:number-columns-repeated="2"/>
          <table:table-cell table:style-name="ce10" office:value-type="string" calcext:value-type="string">
            <text:p>BK_7</text:p>
          </table:table-cell>
          <table:table-cell table:style-name="ce10" office:value-type="float" office:value="229.2" calcext:value-type="float">
            <text:p>229,2</text:p>
          </table:table-cell>
          <table:table-cell table:style-name="ce10" office:value-type="float" office:value="0.778" calcext:value-type="float">
            <text:p>0,778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10" office:value-type="float" office:value="3192.29" calcext:value-type="float">
            <text:p>3192,29</text:p>
          </table:table-cell>
          <table:table-cell table:style-name="ce10" office:value-type="float" office:value="3649.74" calcext:value-type="float">
            <text:p>3649,74</text:p>
          </table:table-cell>
          <table:table-cell table:style-name="ce10" table:number-columns-repeated="2"/>
          <table:table-cell table:style-name="ce10" office:value-type="string" calcext:value-type="string">
            <text:p>BK_8</text:p>
          </table:table-cell>
          <table:table-cell table:style-name="ce10" office:value-type="float" office:value="0.145" calcext:value-type="float">
            <text:p>0,145</text:p>
          </table:table-cell>
          <table:table-cell table:style-name="ce10" office:value-type="float" office:value="159.76" calcext:value-type="float">
            <text:p>159,76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10" office:value-type="float" office:value="3192.29" calcext:value-type="float">
            <text:p>3192,29</text:p>
          </table:table-cell>
          <table:table-cell table:style-name="ce10" office:value-type="float" office:value="3121.08" calcext:value-type="float">
            <text:p>3121,08</text:p>
          </table:table-cell>
          <table:table-cell table:style-name="ce10" table:number-columns-repeated="2"/>
          <table:table-cell table:style-name="ce10" office:value-type="string" calcext:value-type="string">
            <text:p>BK_9</text:p>
          </table:table-cell>
          <table:table-cell table:style-name="ce10" office:value-type="float" office:value="130.61" calcext:value-type="float">
            <text:p>130,61</text:p>
          </table:table-cell>
          <table:table-cell table:style-name="ce10" office:value-type="float" office:value="312.08" calcext:value-type="float">
            <text:p>312,08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10" office:value-type="float" office:value="3356.66" calcext:value-type="float">
            <text:p>3356,66</text:p>
          </table:table-cell>
          <table:table-cell table:style-name="ce10" office:value-type="float" office:value="3749.66" calcext:value-type="float">
            <text:p>3749,66</text:p>
          </table:table-cell>
          <table:table-cell table:style-name="ce10" table:number-columns-repeated="2"/>
          <table:table-cell table:style-name="ce10" office:value-type="string" calcext:value-type="string">
            <text:p>BK_10</text:p>
          </table:table-cell>
          <table:table-cell table:style-name="ce10" office:value-type="float" office:value="0.107" calcext:value-type="float">
            <text:p>0,107</text:p>
          </table:table-cell>
          <table:table-cell table:style-name="ce10" office:value-type="float" office:value="0.159" calcext:value-type="float">
            <text:p>0,159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8"/>
          <table:table-cell table:style-name="ce11" table:formula="of:=AVERAGE([.B173:.B182])" office:value-type="float" office:value="3267.911" calcext:value-type="float">
            <text:p>3267,911</text:p>
          </table:table-cell>
          <table:table-cell table:style-name="ce11" table:formula="of:=AVERAGE([.C173:.C182])" office:value-type="float" office:value="3474.444" calcext:value-type="float">
            <text:p>3474,444</text:p>
          </table:table-cell>
          <table:table-cell table:style-name="ce11" table:formula="of:=AVERAGE([.D173:.D182])" office:value-type="string" office:string-value="" calcext:value-type="error">
            <text:p>#DIV/0!</text:p>
          </table:table-cell>
          <table:table-cell table:style-name="ce10"/>
          <table:table-cell table:style-name="ce11"/>
          <table:table-cell table:style-name="ce11" table:formula="of:=AVERAGE([.G173:.G182])" office:value-type="float" office:value="94.7052" calcext:value-type="float">
            <text:p>94,7052</text:p>
          </table:table-cell>
          <table:table-cell table:style-name="ce11" table:formula="of:=AVERAGE([.H173:.H182])" office:value-type="float" office:value="82.2803" calcext:value-type="float">
            <text:p>82,2803</text:p>
          </table:table-cell>
          <table:table-cell table:style-name="ce10"/>
          <table:table-cell table:number-columns-repeated="16373"/>
        </table:table-row>
        <table:table-row table:style-name="ro1">
          <table:table-cell/>
          <table:table-cell table:style-name="ce10" table:number-columns-repeated="8"/>
          <table:table-cell table:number-columns-repeated="16373"/>
        </table:table-row>
        <table:table-row table:style-name="ro1">
          <table:table-cell table:style-name="ce8"/>
          <table:table-cell table:style-name="ce11" office:value-type="string" calcext:value-type="string">
            <text:p>Genetic</text:p>
          </table:table-cell>
          <table:table-cell table:style-name="ce11" office:value-type="string" calcext:value-type="string">
            <text:p>Pso</text:p>
          </table:table-cell>
          <table:table-cell table:style-name="ce11" office:value-type="string" calcext:value-type="string">
            <text:p>De</text:p>
          </table:table-cell>
          <table:table-cell table:style-name="ce10"/>
          <table:table-cell table:style-name="ce11"/>
          <table:table-cell table:style-name="ce11" office:value-type="string" calcext:value-type="string">
            <text:p>Genetic</text:p>
          </table:table-cell>
          <table:table-cell table:style-name="ce11" office:value-type="string" calcext:value-type="string">
            <text:p>Pso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BL_1</text:p>
          </table:table-cell>
          <table:table-cell table:style-name="ce10" office:value-type="float" office:value="0.0347" calcext:value-type="float">
            <text:p>0,0347</text:p>
          </table:table-cell>
          <table:table-cell table:style-name="ce10" office:value-type="float" office:value="19.2" calcext:value-type="float">
            <text:p>19,2</text:p>
          </table:table-cell>
          <table:table-cell table:style-name="ce10" table:number-columns-repeated="2"/>
          <table:table-cell table:style-name="ce10" office:value-type="string" calcext:value-type="string">
            <text:p>Concrete_1</text:p>
          </table:table-cell>
          <table:table-cell table:style-name="ce10" office:value-type="float" office:value="1.275" calcext:value-type="float">
            <text:p>1,275</text:p>
          </table:table-cell>
          <table:table-cell table:style-name="ce10" office:value-type="float" office:value="280.99" calcext:value-type="float">
            <text:p>280,99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BL_2</text:p>
          </table:table-cell>
          <table:table-cell table:style-name="ce10" office:value-type="float" office:value="0.0073" calcext:value-type="float">
            <text:p>0,0073</text:p>
          </table:table-cell>
          <table:table-cell table:style-name="ce10" office:value-type="float" office:value="0.0036" calcext:value-type="float">
            <text:p>0,0036</text:p>
          </table:table-cell>
          <table:table-cell table:style-name="ce10" table:number-columns-repeated="2"/>
          <table:table-cell table:style-name="ce10" office:value-type="string" calcext:value-type="string">
            <text:p>Concrete_2</text:p>
          </table:table-cell>
          <table:table-cell table:style-name="ce10" office:value-type="float" office:value="2.592" calcext:value-type="float">
            <text:p>2,592</text:p>
          </table:table-cell>
          <table:table-cell table:style-name="ce10" office:value-type="float" office:value="0.608" calcext:value-type="float">
            <text:p>0,608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BL_3</text:p>
          </table:table-cell>
          <table:table-cell table:style-name="ce10" office:value-type="float" office:value="0.0353" calcext:value-type="float">
            <text:p>0,0353</text:p>
          </table:table-cell>
          <table:table-cell table:style-name="ce10" office:value-type="float" office:value="0.0702" calcext:value-type="float">
            <text:p>0,0702</text:p>
          </table:table-cell>
          <table:table-cell table:style-name="ce10" table:number-columns-repeated="2"/>
          <table:table-cell table:style-name="ce10" office:value-type="string" calcext:value-type="string">
            <text:p>Concrete_3</text:p>
          </table:table-cell>
          <table:table-cell table:style-name="ce10" office:value-type="float" office:value="0.88" calcext:value-type="float">
            <text:p>0,88</text:p>
          </table:table-cell>
          <table:table-cell table:style-name="ce10" office:value-type="float" office:value="0.769" calcext:value-type="float">
            <text:p>0,769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BL_4</text:p>
          </table:table-cell>
          <table:table-cell table:style-name="ce10" office:value-type="float" office:value="170.908" calcext:value-type="float">
            <text:p>170,908</text:p>
          </table:table-cell>
          <table:table-cell table:style-name="ce10" office:value-type="float" office:value="0.465" calcext:value-type="float">
            <text:p>0,465</text:p>
          </table:table-cell>
          <table:table-cell table:style-name="ce10" table:number-columns-repeated="2"/>
          <table:table-cell table:style-name="ce10" office:value-type="string" calcext:value-type="string">
            <text:p>Concrete_4</text:p>
          </table:table-cell>
          <table:table-cell table:style-name="ce10" office:value-type="float" office:value="0.89" calcext:value-type="float">
            <text:p>0,89</text:p>
          </table:table-cell>
          <table:table-cell table:style-name="ce10" office:value-type="float" office:value="0.395" calcext:value-type="float">
            <text:p>0,395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BL_5</text:p>
          </table:table-cell>
          <table:table-cell table:style-name="ce10" office:value-type="float" office:value="0.0339" calcext:value-type="float">
            <text:p>0,0339</text:p>
          </table:table-cell>
          <table:table-cell table:style-name="ce10" office:value-type="float" office:value="0.0939" calcext:value-type="float">
            <text:p>0,0939</text:p>
          </table:table-cell>
          <table:table-cell table:style-name="ce10" table:number-columns-repeated="2"/>
          <table:table-cell table:style-name="ce10" office:value-type="string" calcext:value-type="string">
            <text:p>Concrete_5</text:p>
          </table:table-cell>
          <table:table-cell table:style-name="ce10" office:value-type="float" office:value="1.106" calcext:value-type="float">
            <text:p>1,106</text:p>
          </table:table-cell>
          <table:table-cell table:style-name="ce10" office:value-type="float" office:value="3.624" calcext:value-type="float">
            <text:p>3,624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BL_6</text:p>
          </table:table-cell>
          <table:table-cell table:style-name="ce10" office:value-type="float" office:value="0.03" calcext:value-type="float">
            <text:p>0,03</text:p>
          </table:table-cell>
          <table:table-cell table:style-name="ce10" office:value-type="float" office:value="0.0438" calcext:value-type="float">
            <text:p>0,0438</text:p>
          </table:table-cell>
          <table:table-cell table:style-name="ce10" table:number-columns-repeated="2"/>
          <table:table-cell table:style-name="ce10" office:value-type="string" calcext:value-type="string">
            <text:p>Concrete_6</text:p>
          </table:table-cell>
          <table:table-cell table:style-name="ce10" office:value-type="float" office:value="0.988" calcext:value-type="float">
            <text:p>0,988</text:p>
          </table:table-cell>
          <table:table-cell table:style-name="ce10" office:value-type="float" office:value="0.519" calcext:value-type="float">
            <text:p>0,519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BL_7</text:p>
          </table:table-cell>
          <table:table-cell table:style-name="ce10" office:value-type="float" office:value="0.058" calcext:value-type="float">
            <text:p>0,058</text:p>
          </table:table-cell>
          <table:table-cell table:style-name="ce10" office:value-type="float" office:value="25.61" calcext:value-type="float">
            <text:p>25,61</text:p>
          </table:table-cell>
          <table:table-cell table:style-name="ce10" table:number-columns-repeated="2"/>
          <table:table-cell table:style-name="ce10" office:value-type="string" calcext:value-type="string">
            <text:p>Concrete_7</text:p>
          </table:table-cell>
          <table:table-cell table:style-name="ce10" office:value-type="float" office:value="0.988" calcext:value-type="float">
            <text:p>0,988</text:p>
          </table:table-cell>
          <table:table-cell table:style-name="ce10" office:value-type="float" office:value="1.604" calcext:value-type="float">
            <text:p>1,604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BL_8</text:p>
          </table:table-cell>
          <table:table-cell table:style-name="ce10" office:value-type="float" office:value="0.0375" calcext:value-type="float">
            <text:p>0,0375</text:p>
          </table:table-cell>
          <table:table-cell table:style-name="ce10" office:value-type="float" office:value="272.42" calcext:value-type="float">
            <text:p>272,42</text:p>
          </table:table-cell>
          <table:table-cell table:style-name="ce10" table:number-columns-repeated="2"/>
          <table:table-cell table:style-name="ce10" office:value-type="string" calcext:value-type="string">
            <text:p>Concrete_8</text:p>
          </table:table-cell>
          <table:table-cell table:style-name="ce10" office:value-type="float" office:value="0.791" calcext:value-type="float">
            <text:p>0,791</text:p>
          </table:table-cell>
          <table:table-cell table:style-name="ce10" office:value-type="float" office:value="36.34" calcext:value-type="float">
            <text:p>36,34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BL_9</text:p>
          </table:table-cell>
          <table:table-cell table:style-name="ce10" office:value-type="float" office:value="0.0225" calcext:value-type="float">
            <text:p>0,0225</text:p>
          </table:table-cell>
          <table:table-cell table:style-name="ce10" office:value-type="float" office:value="0.44" calcext:value-type="float">
            <text:p>0,44</text:p>
          </table:table-cell>
          <table:table-cell table:style-name="ce10" table:number-columns-repeated="2"/>
          <table:table-cell table:style-name="ce10" office:value-type="string" calcext:value-type="string">
            <text:p>Concrete_9</text:p>
          </table:table-cell>
          <table:table-cell table:style-name="ce10" office:value-type="float" office:value="0.824" calcext:value-type="float">
            <text:p>0,824</text:p>
          </table:table-cell>
          <table:table-cell table:style-name="ce10" office:value-type="float" office:value="0.449" calcext:value-type="float">
            <text:p>0,449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BL_1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0.425" calcext:value-type="float">
            <text:p>0,425</text:p>
          </table:table-cell>
          <table:table-cell table:style-name="ce10" table:number-columns-repeated="2"/>
          <table:table-cell table:style-name="ce10" office:value-type="string" calcext:value-type="string">
            <text:p>Concrete_10</text:p>
          </table:table-cell>
          <table:table-cell table:style-name="ce10" office:value-type="float" office:value="1.098" calcext:value-type="float">
            <text:p>1,098</text:p>
          </table:table-cell>
          <table:table-cell table:style-name="ce10" office:value-type="float" office:value="0.387" calcext:value-type="float">
            <text:p>0,387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8"/>
          <table:table-cell table:style-name="ce11" table:formula="of:=AVERAGE([.B186:.B195])" office:value-type="float" office:value="22.11672" calcext:value-type="float">
            <text:p>22,11672</text:p>
          </table:table-cell>
          <table:table-cell table:style-name="ce11" table:formula="of:=AVERAGE([.C186:.C195])" office:value-type="float" office:value="31.87715" calcext:value-type="float">
            <text:p>31,87715</text:p>
          </table:table-cell>
          <table:table-cell table:style-name="ce11" table:formula="of:=AVERAGE([.D186:.D195])" office:value-type="string" office:string-value="" calcext:value-type="error">
            <text:p>#DIV/0!</text:p>
          </table:table-cell>
          <table:table-cell table:style-name="ce10"/>
          <table:table-cell table:style-name="ce11"/>
          <table:table-cell table:style-name="ce11" table:formula="of:=AVERAGE([.G186:.G195])" office:value-type="float" office:value="1.1432" calcext:value-type="float">
            <text:p>1,1432</text:p>
          </table:table-cell>
          <table:table-cell table:style-name="ce11" table:formula="of:=AVERAGE([.H186:.H195])" office:value-type="float" office:value="32.5685" calcext:value-type="float">
            <text:p>32,5685</text:p>
          </table:table-cell>
          <table:table-cell table:style-name="ce10"/>
          <table:table-cell table:number-columns-repeated="16373"/>
        </table:table-row>
        <table:table-row table:style-name="ro1">
          <table:table-cell/>
          <table:table-cell table:style-name="ce10" table:number-columns-repeated="8"/>
          <table:table-cell table:number-columns-repeated="16373"/>
        </table:table-row>
        <table:table-row table:style-name="ro1">
          <table:table-cell table:style-name="ce8"/>
          <table:table-cell table:style-name="ce11" office:value-type="string" calcext:value-type="string">
            <text:p>Genetic</text:p>
          </table:table-cell>
          <table:table-cell table:style-name="ce11" office:value-type="string" calcext:value-type="string">
            <text:p>Pso</text:p>
          </table:table-cell>
          <table:table-cell table:style-name="ce11" office:value-type="string" calcext:value-type="string">
            <text:p>De</text:p>
          </table:table-cell>
          <table:table-cell table:style-name="ce10"/>
          <table:table-cell table:style-name="ce11"/>
          <table:table-cell table:style-name="ce11" office:value-type="string" calcext:value-type="string">
            <text:p>Genetic</text:p>
          </table:table-cell>
          <table:table-cell table:style-name="ce11" office:value-type="string" calcext:value-type="string">
            <text:p>Pso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Dee_1</text:p>
          </table:table-cell>
          <table:table-cell table:style-name="ce10" office:value-type="float" office:value="8.27" calcext:value-type="float">
            <text:p>8,27</text:p>
          </table:table-cell>
          <table:table-cell table:style-name="ce10" office:value-type="float" office:value="14.55" calcext:value-type="float">
            <text:p>14,55</text:p>
          </table:table-cell>
          <table:table-cell table:style-name="ce10" table:number-columns-repeated="2"/>
          <table:table-cell table:style-name="ce10" office:value-type="string" calcext:value-type="string">
            <text:p>Diabetes_1</text:p>
          </table:table-cell>
          <table:table-cell table:style-name="ce10" office:value-type="float" office:value="365.15" calcext:value-type="float">
            <text:p>365,15</text:p>
          </table:table-cell>
          <table:table-cell table:style-name="ce10" office:value-type="float" office:value="438.19" calcext:value-type="float">
            <text:p>438,19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Dee_2</text:p>
          </table:table-cell>
          <table:table-cell table:style-name="ce10" office:value-type="float" office:value="7.51" calcext:value-type="float">
            <text:p>7,51</text:p>
          </table:table-cell>
          <table:table-cell table:style-name="ce10" office:value-type="float" office:value="15.26" calcext:value-type="float">
            <text:p>15,26</text:p>
          </table:table-cell>
          <table:table-cell table:style-name="ce10" table:number-columns-repeated="2"/>
          <table:table-cell table:style-name="ce10" office:value-type="string" calcext:value-type="string">
            <text:p>Diabetes_2</text:p>
          </table:table-cell>
          <table:table-cell table:style-name="ce10" office:value-type="float" office:value="829.64" calcext:value-type="float">
            <text:p>829,64</text:p>
          </table:table-cell>
          <table:table-cell table:style-name="ce10" office:value-type="float" office:value="1977.12" calcext:value-type="float">
            <text:p>1977,12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Dee_3</text:p>
          </table:table-cell>
          <table:table-cell table:style-name="ce10" office:value-type="float" office:value="10.57" calcext:value-type="float">
            <text:p>10,57</text:p>
          </table:table-cell>
          <table:table-cell table:style-name="ce10" office:value-type="float" office:value="14.09" calcext:value-type="float">
            <text:p>14,09</text:p>
          </table:table-cell>
          <table:table-cell table:style-name="ce10" table:number-columns-repeated="2"/>
          <table:table-cell table:style-name="ce10" office:value-type="string" calcext:value-type="string">
            <text:p>Diabetes_3</text:p>
          </table:table-cell>
          <table:table-cell table:style-name="ce10" office:value-type="float" office:value="7.057" calcext:value-type="float">
            <text:p>7,057</text:p>
          </table:table-cell>
          <table:table-cell table:style-name="ce10" office:value-type="float" office:value="2148.32" calcext:value-type="float">
            <text:p>2148,32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Dee_4</text:p>
          </table:table-cell>
          <table:table-cell table:style-name="ce10" office:value-type="float" office:value="151.58" calcext:value-type="float">
            <text:p>151,58</text:p>
          </table:table-cell>
          <table:table-cell table:style-name="ce10" office:value-type="float" office:value="17.99" calcext:value-type="float">
            <text:p>17,99</text:p>
          </table:table-cell>
          <table:table-cell table:style-name="ce10" table:number-columns-repeated="2"/>
          <table:table-cell table:style-name="ce10" office:value-type="string" calcext:value-type="string">
            <text:p>Diabetes_4</text:p>
          </table:table-cell>
          <table:table-cell table:style-name="ce10" office:value-type="float" office:value="234.84" calcext:value-type="float">
            <text:p>234,84</text:p>
          </table:table-cell>
          <table:table-cell table:style-name="ce10" office:value-type="float" office:value="822.48" calcext:value-type="float">
            <text:p>822,48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Dee_5</text:p>
          </table:table-cell>
          <table:table-cell table:style-name="ce10" office:value-type="float" office:value="9.88" calcext:value-type="float">
            <text:p>9,88</text:p>
          </table:table-cell>
          <table:table-cell table:style-name="ce10" office:value-type="float" office:value="13" calcext:value-type="float">
            <text:p>13</text:p>
          </table:table-cell>
          <table:table-cell table:style-name="ce10" table:number-columns-repeated="2"/>
          <table:table-cell table:style-name="ce10" office:value-type="string" calcext:value-type="string">
            <text:p>Diabetes_5</text:p>
          </table:table-cell>
          <table:table-cell table:style-name="ce10" office:value-type="float" office:value="3.22" calcext:value-type="float">
            <text:p>3,22</text:p>
          </table:table-cell>
          <table:table-cell table:style-name="ce10" office:value-type="float" office:value="1.41" calcext:value-type="float">
            <text:p>1,41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Dee_6</text:p>
          </table:table-cell>
          <table:table-cell table:style-name="ce10" office:value-type="float" office:value="12.38" calcext:value-type="float">
            <text:p>12,38</text:p>
          </table:table-cell>
          <table:table-cell table:style-name="ce10" office:value-type="float" office:value="17.3" calcext:value-type="float">
            <text:p>17,3</text:p>
          </table:table-cell>
          <table:table-cell table:style-name="ce10" table:number-columns-repeated="2"/>
          <table:table-cell table:style-name="ce10" office:value-type="string" calcext:value-type="string">
            <text:p>Diabetes_6</text:p>
          </table:table-cell>
          <table:table-cell table:style-name="ce10" office:value-type="float" office:value="1.264" calcext:value-type="float">
            <text:p>1,264</text:p>
          </table:table-cell>
          <table:table-cell table:style-name="ce10" office:value-type="float" office:value="3.99" calcext:value-type="float">
            <text:p>3,99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Dee_7</text:p>
          </table:table-cell>
          <table:table-cell table:style-name="ce10" office:value-type="float" office:value="15.7" calcext:value-type="float">
            <text:p>15,7</text:p>
          </table:table-cell>
          <table:table-cell table:style-name="ce10" office:value-type="float" office:value="13.98" calcext:value-type="float">
            <text:p>13,98</text:p>
          </table:table-cell>
          <table:table-cell table:style-name="ce10" table:number-columns-repeated="2"/>
          <table:table-cell table:style-name="ce10" office:value-type="string" calcext:value-type="string">
            <text:p>Diabetes_7</text:p>
          </table:table-cell>
          <table:table-cell table:style-name="ce10" office:value-type="float" office:value="21.89" calcext:value-type="float">
            <text:p>21,89</text:p>
          </table:table-cell>
          <table:table-cell table:style-name="ce10" office:value-type="float" office:value="177.8" calcext:value-type="float">
            <text:p>177,8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Dee_8</text:p>
          </table:table-cell>
          <table:table-cell table:style-name="ce10" office:value-type="float" office:value="8.26" calcext:value-type="float">
            <text:p>8,26</text:p>
          </table:table-cell>
          <table:table-cell table:style-name="ce10" office:value-type="float" office:value="16.37" calcext:value-type="float">
            <text:p>16,37</text:p>
          </table:table-cell>
          <table:table-cell table:style-name="ce10" table:number-columns-repeated="2"/>
          <table:table-cell table:style-name="ce10" office:value-type="string" calcext:value-type="string">
            <text:p>Diabetes_8</text:p>
          </table:table-cell>
          <table:table-cell table:style-name="ce10" office:value-type="float" office:value="399.48" calcext:value-type="float">
            <text:p>399,48</text:p>
          </table:table-cell>
          <table:table-cell table:style-name="ce10" office:value-type="float" office:value="918.48" calcext:value-type="float">
            <text:p>918,48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Dee_9</text:p>
          </table:table-cell>
          <table:table-cell table:style-name="ce10" office:value-type="float" office:value="5.82" calcext:value-type="float">
            <text:p>5,82</text:p>
          </table:table-cell>
          <table:table-cell table:style-name="ce10" office:value-type="float" office:value="10.67" calcext:value-type="float">
            <text:p>10,67</text:p>
          </table:table-cell>
          <table:table-cell table:style-name="ce10" table:number-columns-repeated="2"/>
          <table:table-cell table:style-name="ce10" office:value-type="string" calcext:value-type="string">
            <text:p>Diabetes_9</text:p>
          </table:table-cell>
          <table:table-cell table:style-name="ce10" office:value-type="float" office:value="759" calcext:value-type="float">
            <text:p>759</text:p>
          </table:table-cell>
          <table:table-cell table:style-name="ce10" office:value-type="float" office:value="518.8" calcext:value-type="float">
            <text:p>518,8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Dee_10</text:p>
          </table:table-cell>
          <table:table-cell table:style-name="ce10" office:value-type="float" office:value="307.41" calcext:value-type="float">
            <text:p>307,41</text:p>
          </table:table-cell>
          <table:table-cell table:style-name="ce10" office:value-type="float" office:value="13.7" calcext:value-type="float">
            <text:p>13,7</text:p>
          </table:table-cell>
          <table:table-cell table:style-name="ce10" table:number-columns-repeated="2"/>
          <table:table-cell table:style-name="ce10" office:value-type="string" calcext:value-type="string">
            <text:p>Diabetes_10</text:p>
          </table:table-cell>
          <table:table-cell table:style-name="ce10" office:value-type="float" office:value="159.28" calcext:value-type="float">
            <text:p>159,28</text:p>
          </table:table-cell>
          <table:table-cell table:style-name="ce10" office:value-type="float" office:value="1092.01" calcext:value-type="float">
            <text:p>1092,01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8"/>
          <table:table-cell table:style-name="ce11" table:formula="of:=AVERAGE([.B199:.B208])" office:value-type="float" office:value="53.738" calcext:value-type="float">
            <text:p>53,738</text:p>
          </table:table-cell>
          <table:table-cell table:style-name="ce11" table:formula="of:=AVERAGE([.C199:.C208])" office:value-type="float" office:value="14.691" calcext:value-type="float">
            <text:p>14,691</text:p>
          </table:table-cell>
          <table:table-cell table:style-name="ce11" table:formula="of:=AVERAGE([.D199:.D208])" office:value-type="string" office:string-value="" calcext:value-type="error">
            <text:p>#DIV/0!</text:p>
          </table:table-cell>
          <table:table-cell table:style-name="ce10"/>
          <table:table-cell table:style-name="ce11"/>
          <table:table-cell table:style-name="ce11" table:formula="of:=AVERAGE([.G199:.G208])" office:value-type="float" office:value="278.0821" calcext:value-type="float">
            <text:p>278,0821</text:p>
          </table:table-cell>
          <table:table-cell table:style-name="ce11" table:formula="of:=AVERAGE([.H199:.H208])" office:value-type="float" office:value="809.86" calcext:value-type="float">
            <text:p>809,86</text:p>
          </table:table-cell>
          <table:table-cell table:style-name="ce10"/>
          <table:table-cell table:number-columns-repeated="16373"/>
        </table:table-row>
        <table:table-row table:style-name="ro1">
          <table:table-cell/>
          <table:table-cell table:style-name="ce10" table:number-columns-repeated="8"/>
          <table:table-cell table:number-columns-repeated="16373"/>
        </table:table-row>
        <table:table-row table:style-name="ro1">
          <table:table-cell table:style-name="ce8"/>
          <table:table-cell table:style-name="ce11" office:value-type="string" calcext:value-type="string">
            <text:p>Genetic</text:p>
          </table:table-cell>
          <table:table-cell table:style-name="ce11" office:value-type="string" calcext:value-type="string">
            <text:p>Pso</text:p>
          </table:table-cell>
          <table:table-cell table:style-name="ce11" office:value-type="string" calcext:value-type="string">
            <text:p>De</text:p>
          </table:table-cell>
          <table:table-cell table:style-name="ce10"/>
          <table:table-cell table:style-name="ce11"/>
          <table:table-cell table:style-name="ce11" office:value-type="string" calcext:value-type="string">
            <text:p>Genetic</text:p>
          </table:table-cell>
          <table:table-cell table:style-name="ce11" office:value-type="string" calcext:value-type="string">
            <text:p>Pso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10" office:value-type="float" office:value="1696.15" calcext:value-type="float">
            <text:p>1696,15</text:p>
          </table:table-cell>
          <table:table-cell table:style-name="ce10" office:value-type="float" office:value="1722.62" calcext:value-type="float">
            <text:p>1722,62</text:p>
          </table:table-cell>
          <table:table-cell table:style-name="ce10" table:number-columns-repeated="2"/>
          <table:table-cell table:style-name="ce10" office:value-type="string" calcext:value-type="string">
            <text:p>FA_1</text:p>
          </table:table-cell>
          <table:table-cell table:style-name="ce10" office:value-type="float" office:value="0.399" calcext:value-type="float">
            <text:p>0,399</text:p>
          </table:table-cell>
          <table:table-cell table:style-name="ce10" office:value-type="float" office:value="60.17" calcext:value-type="float">
            <text:p>60,17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10" office:value-type="float" office:value="1957.81" calcext:value-type="float">
            <text:p>1957,81</text:p>
          </table:table-cell>
          <table:table-cell table:style-name="ce10" office:value-type="float" office:value="1845.86" calcext:value-type="float">
            <text:p>1845,86</text:p>
          </table:table-cell>
          <table:table-cell table:style-name="ce10" table:number-columns-repeated="2"/>
          <table:table-cell table:style-name="ce10" office:value-type="string" calcext:value-type="string">
            <text:p>FA_2</text:p>
          </table:table-cell>
          <table:table-cell table:style-name="ce10" office:value-type="float" office:value="0.423" calcext:value-type="float">
            <text:p>0,423</text:p>
          </table:table-cell>
          <table:table-cell table:style-name="ce10" office:value-type="float" office:value="70.54" calcext:value-type="float">
            <text:p>70,54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10" office:value-type="float" office:value="1425.04" calcext:value-type="float">
            <text:p>1425,04</text:p>
          </table:table-cell>
          <table:table-cell table:style-name="ce10" office:value-type="float" office:value="1686.78" calcext:value-type="float">
            <text:p>1686,78</text:p>
          </table:table-cell>
          <table:table-cell table:style-name="ce10" table:number-columns-repeated="2"/>
          <table:table-cell table:style-name="ce10" office:value-type="string" calcext:value-type="string">
            <text:p>FA_3</text:p>
          </table:table-cell>
          <table:table-cell table:style-name="ce10" office:value-type="float" office:value="0.65" calcext:value-type="float">
            <text:p>0,65</text:p>
          </table:table-cell>
          <table:table-cell table:style-name="ce10" office:value-type="float" office:value="27.39" calcext:value-type="float">
            <text:p>27,39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10" office:value-type="float" office:value="2514.06" calcext:value-type="float">
            <text:p>2514,06</text:p>
          </table:table-cell>
          <table:table-cell table:style-name="ce10" office:value-type="float" office:value="2375.58" calcext:value-type="float">
            <text:p>2375,58</text:p>
          </table:table-cell>
          <table:table-cell table:style-name="ce10" table:number-columns-repeated="2"/>
          <table:table-cell table:style-name="ce10" office:value-type="string" calcext:value-type="string">
            <text:p>FA_4</text:p>
          </table:table-cell>
          <table:table-cell table:style-name="ce10" office:value-type="float" office:value="0.542" calcext:value-type="float">
            <text:p>0,542</text:p>
          </table:table-cell>
          <table:table-cell table:style-name="ce10" office:value-type="float" office:value="99.33" calcext:value-type="float">
            <text:p>99,33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10" office:value-type="float" office:value="2040.34" calcext:value-type="float">
            <text:p>2040,34</text:p>
          </table:table-cell>
          <table:table-cell table:style-name="ce10" office:value-type="float" office:value="2569.62" calcext:value-type="float">
            <text:p>2569,62</text:p>
          </table:table-cell>
          <table:table-cell table:style-name="ce10" table:number-columns-repeated="2"/>
          <table:table-cell table:style-name="ce10" office:value-type="string" calcext:value-type="string">
            <text:p>FA_5</text:p>
          </table:table-cell>
          <table:table-cell table:style-name="ce10" office:value-type="float" office:value="0.515" calcext:value-type="float">
            <text:p>0,515</text:p>
          </table:table-cell>
          <table:table-cell table:style-name="ce10" office:value-type="float" office:value="219.03" calcext:value-type="float">
            <text:p>219,03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10" office:value-type="float" office:value="2462.95" calcext:value-type="float">
            <text:p>2462,95</text:p>
          </table:table-cell>
          <table:table-cell table:style-name="ce10" office:value-type="float" office:value="2226.59" calcext:value-type="float">
            <text:p>2226,59</text:p>
          </table:table-cell>
          <table:table-cell table:style-name="ce10" table:number-columns-repeated="2"/>
          <table:table-cell table:style-name="ce10" office:value-type="string" calcext:value-type="string">
            <text:p>FA_6</text:p>
          </table:table-cell>
          <table:table-cell table:style-name="ce10" office:value-type="float" office:value="0.313" calcext:value-type="float">
            <text:p>0,313</text:p>
          </table:table-cell>
          <table:table-cell table:style-name="ce10" office:value-type="float" office:value="144.45" calcext:value-type="float">
            <text:p>144,45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10" office:value-type="float" office:value="2146.92" calcext:value-type="float">
            <text:p>2146,92</text:p>
          </table:table-cell>
          <table:table-cell table:style-name="ce10" office:value-type="float" office:value="1577.5" calcext:value-type="float">
            <text:p>1577,5</text:p>
          </table:table-cell>
          <table:table-cell table:style-name="ce10" table:number-columns-repeated="2"/>
          <table:table-cell table:style-name="ce10" office:value-type="string" calcext:value-type="string">
            <text:p>FA_7</text:p>
          </table:table-cell>
          <table:table-cell table:style-name="ce10" office:value-type="float" office:value="0.335" calcext:value-type="float">
            <text:p>0,335</text:p>
          </table:table-cell>
          <table:table-cell table:style-name="ce10" office:value-type="float" office:value="155.4" calcext:value-type="float">
            <text:p>155,4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10" office:value-type="float" office:value="1682.38" calcext:value-type="float">
            <text:p>1682,38</text:p>
          </table:table-cell>
          <table:table-cell table:style-name="ce10" office:value-type="float" office:value="1527.74" calcext:value-type="float">
            <text:p>1527,74</text:p>
          </table:table-cell>
          <table:table-cell table:style-name="ce10" table:number-columns-repeated="2"/>
          <table:table-cell table:style-name="ce10" office:value-type="string" calcext:value-type="string">
            <text:p>FA_8</text:p>
          </table:table-cell>
          <table:table-cell table:style-name="ce10" office:value-type="float" office:value="0.604" calcext:value-type="float">
            <text:p>0,604</text:p>
          </table:table-cell>
          <table:table-cell table:style-name="ce10" office:value-type="float" office:value="256.79" calcext:value-type="float">
            <text:p>256,79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10" office:value-type="float" office:value="2110.29" calcext:value-type="float">
            <text:p>2110,29</text:p>
          </table:table-cell>
          <table:table-cell table:style-name="ce10" office:value-type="float" office:value="1717.08" calcext:value-type="float">
            <text:p>1717,08</text:p>
          </table:table-cell>
          <table:table-cell table:style-name="ce10" table:number-columns-repeated="2"/>
          <table:table-cell table:style-name="ce10" office:value-type="string" calcext:value-type="string">
            <text:p>FA_9</text:p>
          </table:table-cell>
          <table:table-cell table:style-name="ce10" office:value-type="float" office:value="0.399" calcext:value-type="float">
            <text:p>0,399</text:p>
          </table:table-cell>
          <table:table-cell table:style-name="ce10" office:value-type="float" office:value="2.08" calcext:value-type="float">
            <text:p>2,08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10" office:value-type="float" office:value="1185.83" calcext:value-type="float">
            <text:p>1185,83</text:p>
          </table:table-cell>
          <table:table-cell table:style-name="ce10" office:value-type="float" office:value="1371.76" calcext:value-type="float">
            <text:p>1371,76</text:p>
          </table:table-cell>
          <table:table-cell table:style-name="ce10" table:number-columns-repeated="2"/>
          <table:table-cell table:style-name="ce10" office:value-type="string" calcext:value-type="string">
            <text:p>FA_10</text:p>
          </table:table-cell>
          <table:table-cell table:style-name="ce10" office:value-type="float" office:value="0.51" calcext:value-type="float">
            <text:p>0,51</text:p>
          </table:table-cell>
          <table:table-cell table:style-name="ce10" office:value-type="float" office:value="839.41" calcext:value-type="float">
            <text:p>839,41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8"/>
          <table:table-cell table:style-name="ce11" table:formula="of:=AVERAGE([.B212:.B221])" office:value-type="float" office:value="1922.177" calcext:value-type="float">
            <text:p>1922,177</text:p>
          </table:table-cell>
          <table:table-cell table:style-name="ce11" table:formula="of:=AVERAGE([.C212:.C221])" office:value-type="float" office:value="1862.113" calcext:value-type="float">
            <text:p>1862,113</text:p>
          </table:table-cell>
          <table:table-cell table:style-name="ce11" table:formula="of:=AVERAGE([.D212:.D221])" office:value-type="string" office:string-value="" calcext:value-type="error">
            <text:p>#DIV/0!</text:p>
          </table:table-cell>
          <table:table-cell table:style-name="ce10"/>
          <table:table-cell table:style-name="ce11"/>
          <table:table-cell table:style-name="ce11" table:formula="of:=AVERAGE([.G212:.G221])" office:value-type="float" office:value="0.469" calcext:value-type="float">
            <text:p>0,469</text:p>
          </table:table-cell>
          <table:table-cell table:style-name="ce11" table:formula="of:=AVERAGE([.H212:.H221])" office:value-type="float" office:value="187.459" calcext:value-type="float">
            <text:p>187,459</text:p>
          </table:table-cell>
          <table:table-cell table:style-name="ce10"/>
          <table:table-cell table:number-columns-repeated="16373"/>
        </table:table-row>
        <table:table-row table:style-name="ro1">
          <table:table-cell/>
          <table:table-cell table:style-name="ce10" table:number-columns-repeated="8"/>
          <table:table-cell table:number-columns-repeated="16373"/>
        </table:table-row>
        <table:table-row table:style-name="ro1">
          <table:table-cell table:style-name="ce8"/>
          <table:table-cell table:style-name="ce11" office:value-type="string" calcext:value-type="string">
            <text:p>Genetic</text:p>
          </table:table-cell>
          <table:table-cell table:style-name="ce11" office:value-type="string" calcext:value-type="string">
            <text:p>Pso</text:p>
          </table:table-cell>
          <table:table-cell table:style-name="ce11" office:value-type="string" calcext:value-type="string">
            <text:p>De</text:p>
          </table:table-cell>
          <table:table-cell table:style-name="ce10"/>
          <table:table-cell table:style-name="ce11"/>
          <table:table-cell table:style-name="ce11" office:value-type="string" calcext:value-type="string">
            <text:p>Genetic</text:p>
          </table:table-cell>
          <table:table-cell table:style-name="ce11" office:value-type="string" calcext:value-type="string">
            <text:p>Pso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MB_1</text:p>
          </table:table-cell>
          <table:table-cell table:style-name="ce10" office:value-type="float" office:value="1.36" calcext:value-type="float">
            <text:p>1,36</text:p>
          </table:table-cell>
          <table:table-cell table:style-name="ce10" office:value-type="float" office:value="0.38" calcext:value-type="float">
            <text:p>0,38</text:p>
          </table:table-cell>
          <table:table-cell table:style-name="ce10" table:number-columns-repeated="2"/>
          <table:table-cell table:style-name="ce10" office:value-type="string" calcext:value-type="string">
            <text:p>Mortgage_1</text:p>
          </table:table-cell>
          <table:table-cell table:style-name="ce10" office:value-type="float" office:value="294.51" calcext:value-type="float">
            <text:p>294,51</text:p>
          </table:table-cell>
          <table:table-cell table:style-name="ce10" office:value-type="float" office:value="203.06" calcext:value-type="float">
            <text:p>203,06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MB_2</text:p>
          </table:table-cell>
          <table:table-cell table:style-name="ce10" office:value-type="float" office:value="0.86" calcext:value-type="float">
            <text:p>0,86</text:p>
          </table:table-cell>
          <table:table-cell table:style-name="ce10" office:value-type="float" office:value="0.66" calcext:value-type="float">
            <text:p>0,66</text:p>
          </table:table-cell>
          <table:table-cell table:style-name="ce10" table:number-columns-repeated="2"/>
          <table:table-cell table:style-name="ce10" office:value-type="string" calcext:value-type="string">
            <text:p>Mortgage_2</text:p>
          </table:table-cell>
          <table:table-cell table:style-name="ce10" office:value-type="float" office:value="227.56" calcext:value-type="float">
            <text:p>227,56</text:p>
          </table:table-cell>
          <table:table-cell table:style-name="ce10" office:value-type="float" office:value="106.8" calcext:value-type="float">
            <text:p>106,8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MB_3</text:p>
          </table:table-cell>
          <table:table-cell table:style-name="ce10" office:value-type="float" office:value="0.22" calcext:value-type="float">
            <text:p>0,22</text:p>
          </table:table-cell>
          <table:table-cell table:style-name="ce10" office:value-type="float" office:value="0.33" calcext:value-type="float">
            <text:p>0,33</text:p>
          </table:table-cell>
          <table:table-cell table:style-name="ce10" table:number-columns-repeated="2"/>
          <table:table-cell table:style-name="ce10" office:value-type="string" calcext:value-type="string">
            <text:p>Mortgage_3</text:p>
          </table:table-cell>
          <table:table-cell table:style-name="ce10" office:value-type="float" office:value="208.93" calcext:value-type="float">
            <text:p>208,93</text:p>
          </table:table-cell>
          <table:table-cell table:style-name="ce10" office:value-type="float" office:value="165.41" calcext:value-type="float">
            <text:p>165,41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MB_4</text:p>
          </table:table-cell>
          <table:table-cell table:style-name="ce10" office:value-type="float" office:value="6.46" calcext:value-type="float">
            <text:p>6,46</text:p>
          </table:table-cell>
          <table:table-cell table:style-name="ce10" office:value-type="float" office:value="0.75" calcext:value-type="float">
            <text:p>0,75</text:p>
          </table:table-cell>
          <table:table-cell table:style-name="ce10" table:number-columns-repeated="2"/>
          <table:table-cell table:style-name="ce10" office:value-type="string" calcext:value-type="string">
            <text:p>Mortgage_4</text:p>
          </table:table-cell>
          <table:table-cell table:style-name="ce10" office:value-type="float" office:value="208.77" calcext:value-type="float">
            <text:p>208,77</text:p>
          </table:table-cell>
          <table:table-cell table:style-name="ce10" office:value-type="float" office:value="176.03" calcext:value-type="float">
            <text:p>176,03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MB_5</text:p>
          </table:table-cell>
          <table:table-cell table:style-name="ce10" office:value-type="float" office:value="0.53" calcext:value-type="float">
            <text:p>0,53</text:p>
          </table:table-cell>
          <table:table-cell table:style-name="ce10" office:value-type="float" office:value="0.4" calcext:value-type="float">
            <text:p>0,4</text:p>
          </table:table-cell>
          <table:table-cell table:style-name="ce10" table:number-columns-repeated="2"/>
          <table:table-cell table:style-name="ce10" office:value-type="string" calcext:value-type="string">
            <text:p>Mortgage_5</text:p>
          </table:table-cell>
          <table:table-cell table:style-name="ce10" office:value-type="float" office:value="236.79" calcext:value-type="float">
            <text:p>236,79</text:p>
          </table:table-cell>
          <table:table-cell table:style-name="ce10" office:value-type="float" office:value="129.21" calcext:value-type="float">
            <text:p>129,21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MB_6</text:p>
          </table:table-cell>
          <table:table-cell table:style-name="ce10" office:value-type="float" office:value="0.105" calcext:value-type="float">
            <text:p>0,105</text:p>
          </table:table-cell>
          <table:table-cell table:style-name="ce10" office:value-type="float" office:value="0.11" calcext:value-type="float">
            <text:p>0,11</text:p>
          </table:table-cell>
          <table:table-cell table:style-name="ce10" table:number-columns-repeated="2"/>
          <table:table-cell table:style-name="ce10" office:value-type="string" calcext:value-type="string">
            <text:p>Mortgage_6</text:p>
          </table:table-cell>
          <table:table-cell table:style-name="ce10" office:value-type="float" office:value="262.7" calcext:value-type="float">
            <text:p>262,7</text:p>
          </table:table-cell>
          <table:table-cell table:style-name="ce10" office:value-type="float" office:value="202.27" calcext:value-type="float">
            <text:p>202,27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MB_7</text:p>
          </table:table-cell>
          <table:table-cell table:style-name="ce10" office:value-type="float" office:value="0.44" calcext:value-type="float">
            <text:p>0,44</text:p>
          </table:table-cell>
          <table:table-cell table:style-name="ce10" office:value-type="float" office:value="0.47" calcext:value-type="float">
            <text:p>0,47</text:p>
          </table:table-cell>
          <table:table-cell table:style-name="ce10" table:number-columns-repeated="2"/>
          <table:table-cell table:style-name="ce10" office:value-type="string" calcext:value-type="string">
            <text:p>Mortgage_7</text:p>
          </table:table-cell>
          <table:table-cell table:style-name="ce10" office:value-type="float" office:value="200.71" calcext:value-type="float">
            <text:p>200,71</text:p>
          </table:table-cell>
          <table:table-cell table:style-name="ce10" office:value-type="float" office:value="141.62" calcext:value-type="float">
            <text:p>141,62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MB_8</text:p>
          </table:table-cell>
          <table:table-cell table:style-name="ce10" office:value-type="float" office:value="140.73" calcext:value-type="float">
            <text:p>140,73</text:p>
          </table:table-cell>
          <table:table-cell table:style-name="ce10" office:value-type="float" office:value="0.72" calcext:value-type="float">
            <text:p>0,72</text:p>
          </table:table-cell>
          <table:table-cell table:style-name="ce10" table:number-columns-repeated="2"/>
          <table:table-cell table:style-name="ce10" office:value-type="string" calcext:value-type="string">
            <text:p>Mortgage_8</text:p>
          </table:table-cell>
          <table:table-cell table:style-name="ce10" office:value-type="float" office:value="231.92" calcext:value-type="float">
            <text:p>231,92</text:p>
          </table:table-cell>
          <table:table-cell table:style-name="ce10" office:value-type="float" office:value="178.95" calcext:value-type="float">
            <text:p>178,95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MB_9</text:p>
          </table:table-cell>
          <table:table-cell table:style-name="ce10" office:value-type="float" office:value="0.297" calcext:value-type="float">
            <text:p>0,297</text:p>
          </table:table-cell>
          <table:table-cell table:style-name="ce10" office:value-type="float" office:value="0.22" calcext:value-type="float">
            <text:p>0,22</text:p>
          </table:table-cell>
          <table:table-cell table:style-name="ce10" table:number-columns-repeated="2"/>
          <table:table-cell table:style-name="ce10" office:value-type="string" calcext:value-type="string">
            <text:p>Mortgage_9</text:p>
          </table:table-cell>
          <table:table-cell table:style-name="ce10" office:value-type="float" office:value="223.36" calcext:value-type="float">
            <text:p>223,36</text:p>
          </table:table-cell>
          <table:table-cell table:style-name="ce10" office:value-type="float" office:value="143.36" calcext:value-type="float">
            <text:p>143,36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MB_10</text:p>
          </table:table-cell>
          <table:table-cell table:style-name="ce10" office:value-type="float" office:value="0.177" calcext:value-type="float">
            <text:p>0,177</text:p>
          </table:table-cell>
          <table:table-cell table:style-name="ce10" office:value-type="float" office:value="0.29" calcext:value-type="float">
            <text:p>0,29</text:p>
          </table:table-cell>
          <table:table-cell table:style-name="ce10" table:number-columns-repeated="2"/>
          <table:table-cell table:style-name="ce10" office:value-type="string" calcext:value-type="string">
            <text:p>Mortgage_10</text:p>
          </table:table-cell>
          <table:table-cell table:style-name="ce10" office:value-type="float" office:value="246.44" calcext:value-type="float">
            <text:p>246,44</text:p>
          </table:table-cell>
          <table:table-cell table:style-name="ce10" office:value-type="float" office:value="147.85" calcext:value-type="float">
            <text:p>147,85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8"/>
          <table:table-cell table:style-name="ce11" table:formula="of:=AVERAGE([.B225:.B234])" office:value-type="float" office:value="15.1179" calcext:value-type="float">
            <text:p>15,1179</text:p>
          </table:table-cell>
          <table:table-cell table:style-name="ce11" table:formula="of:=AVERAGE([.C225:.C234])" office:value-type="float" office:value="0.433" calcext:value-type="float">
            <text:p>0,433</text:p>
          </table:table-cell>
          <table:table-cell table:style-name="ce11" table:formula="of:=AVERAGE([.D225:.D234])" office:value-type="string" office:string-value="" calcext:value-type="error">
            <text:p>#DIV/0!</text:p>
          </table:table-cell>
          <table:table-cell table:style-name="ce10"/>
          <table:table-cell table:style-name="ce11"/>
          <table:table-cell table:style-name="ce11" table:formula="of:=AVERAGE([.G225:.G234])" office:value-type="float" office:value="234.169" calcext:value-type="float">
            <text:p>234,169</text:p>
          </table:table-cell>
          <table:table-cell table:style-name="ce11" table:formula="of:=AVERAGE([.H225:.H234])" office:value-type="float" office:value="159.456" calcext:value-type="float">
            <text:p>159,456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8"/>
          <table:table-cell table:style-name="ce11" office:value-type="string" calcext:value-type="string">
            <text:p>Genetic</text:p>
          </table:table-cell>
          <table:table-cell table:style-name="ce11" office:value-type="string" calcext:value-type="string">
            <text:p>Pso</text:p>
          </table:table-cell>
          <table:table-cell table:style-name="ce11" office:value-type="string" calcext:value-type="string">
            <text:p>De</text:p>
          </table:table-cell>
          <table:table-cell table:style-name="ce10"/>
          <table:table-cell table:style-name="ce11"/>
          <table:table-cell table:style-name="ce11" office:value-type="string" calcext:value-type="string">
            <text:p>Genetic</text:p>
          </table:table-cell>
          <table:table-cell table:style-name="ce11" office:value-type="string" calcext:value-type="string">
            <text:p>Pso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NT_1</text:p>
          </table:table-cell>
          <table:table-cell table:style-name="ce10" office:value-type="float" office:value="0.098" calcext:value-type="float">
            <text:p>0,098</text:p>
          </table:table-cell>
          <table:table-cell table:style-name="ce10" office:value-type="float" office:value="0.108" calcext:value-type="float">
            <text:p>0,108</text:p>
          </table:table-cell>
          <table:table-cell table:style-name="ce10" table:number-columns-repeated="2"/>
          <table:table-cell table:style-name="ce10" office:value-type="string" calcext:value-type="string">
            <text:p>PY_1</text:p>
          </table:table-cell>
          <table:table-cell table:style-name="ce10" office:value-type="float" office:value="91.355" calcext:value-type="float">
            <text:p>91,355</text:p>
          </table:table-cell>
          <table:table-cell table:style-name="ce10" office:value-type="float" office:value="0.769" calcext:value-type="float">
            <text:p>0,769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NT_2</text:p>
          </table:table-cell>
          <table:table-cell table:style-name="ce10" office:value-type="float" office:value="0.041" calcext:value-type="float">
            <text:p>0,041</text:p>
          </table:table-cell>
          <table:table-cell table:style-name="ce10" office:value-type="float" office:value="0.052" calcext:value-type="float">
            <text:p>0,052</text:p>
          </table:table-cell>
          <table:table-cell table:style-name="ce10" table:number-columns-repeated="2"/>
          <table:table-cell table:style-name="ce10" office:value-type="string" calcext:value-type="string">
            <text:p>PY_2</text:p>
          </table:table-cell>
          <table:table-cell table:style-name="ce10" office:value-type="float" office:value="98.8" calcext:value-type="float">
            <text:p>98,8</text:p>
          </table:table-cell>
          <table:table-cell table:style-name="ce10" office:value-type="float" office:value="1.347" calcext:value-type="float">
            <text:p>1,347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NT_3</text:p>
          </table:table-cell>
          <table:table-cell table:style-name="ce10" office:value-type="float" office:value="0.106" calcext:value-type="float">
            <text:p>0,106</text:p>
          </table:table-cell>
          <table:table-cell table:style-name="ce10" office:value-type="float" office:value="0.11" calcext:value-type="float">
            <text:p>0,11</text:p>
          </table:table-cell>
          <table:table-cell table:style-name="ce10" table:number-columns-repeated="2"/>
          <table:table-cell table:style-name="ce10" office:value-type="string" calcext:value-type="string">
            <text:p>PY_3</text:p>
          </table:table-cell>
          <table:table-cell table:style-name="ce10" office:value-type="float" office:value="3.83" calcext:value-type="float">
            <text:p>3,83</text:p>
          </table:table-cell>
          <table:table-cell table:style-name="ce10" office:value-type="float" office:value="0.201" calcext:value-type="float">
            <text:p>0,201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NT_4</text:p>
          </table:table-cell>
          <table:table-cell table:style-name="ce10" office:value-type="float" office:value="0.089" calcext:value-type="float">
            <text:p>0,089</text:p>
          </table:table-cell>
          <table:table-cell table:style-name="ce10" office:value-type="float" office:value="0.087" calcext:value-type="float">
            <text:p>0,087</text:p>
          </table:table-cell>
          <table:table-cell table:style-name="ce10" table:number-columns-repeated="2"/>
          <table:table-cell table:style-name="ce10" office:value-type="string" calcext:value-type="string">
            <text:p>PY_4</text:p>
          </table:table-cell>
          <table:table-cell table:style-name="ce10" office:value-type="float" office:value="19.67" calcext:value-type="float">
            <text:p>19,67</text:p>
          </table:table-cell>
          <table:table-cell table:style-name="ce10" office:value-type="float" office:value="0.232" calcext:value-type="float">
            <text:p>0,232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NT_5</text:p>
          </table:table-cell>
          <table:table-cell table:style-name="ce10" office:value-type="float" office:value="0.126" calcext:value-type="float">
            <text:p>0,126</text:p>
          </table:table-cell>
          <table:table-cell table:style-name="ce10" office:value-type="float" office:value="0.127" calcext:value-type="float">
            <text:p>0,127</text:p>
          </table:table-cell>
          <table:table-cell table:style-name="ce10" table:number-columns-repeated="2"/>
          <table:table-cell table:style-name="ce10" office:value-type="string" calcext:value-type="string">
            <text:p>PY_5</text:p>
          </table:table-cell>
          <table:table-cell table:style-name="ce10" office:value-type="float" office:value="0.71" calcext:value-type="float">
            <text:p>0,71</text:p>
          </table:table-cell>
          <table:table-cell table:style-name="ce10" office:value-type="float" office:value="0.0539" calcext:value-type="float">
            <text:p>0,0539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NT_6</text:p>
          </table:table-cell>
          <table:table-cell table:style-name="ce10" office:value-type="float" office:value="0.058" calcext:value-type="float">
            <text:p>0,058</text:p>
          </table:table-cell>
          <table:table-cell table:style-name="ce10" office:value-type="float" office:value="0.063" calcext:value-type="float">
            <text:p>0,063</text:p>
          </table:table-cell>
          <table:table-cell table:style-name="ce10" table:number-columns-repeated="2"/>
          <table:table-cell table:style-name="ce10" office:value-type="string" calcext:value-type="string">
            <text:p>PY_6</text:p>
          </table:table-cell>
          <table:table-cell table:style-name="ce10" office:value-type="float" office:value="1.15" calcext:value-type="float">
            <text:p>1,15</text:p>
          </table:table-cell>
          <table:table-cell table:style-name="ce10" office:value-type="float" office:value="0.269" calcext:value-type="float">
            <text:p>0,269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NT_7</text:p>
          </table:table-cell>
          <table:table-cell table:style-name="ce10" office:value-type="float" office:value="0.036" calcext:value-type="float">
            <text:p>0,036</text:p>
          </table:table-cell>
          <table:table-cell table:style-name="ce10" office:value-type="float" office:value="0.04" calcext:value-type="float">
            <text:p>0,04</text:p>
          </table:table-cell>
          <table:table-cell table:style-name="ce10" table:number-columns-repeated="2"/>
          <table:table-cell table:style-name="ce10" office:value-type="string" calcext:value-type="string">
            <text:p>PY_7</text:p>
          </table:table-cell>
          <table:table-cell table:style-name="ce10" office:value-type="float" office:value="342.22" calcext:value-type="float">
            <text:p>342,22</text:p>
          </table:table-cell>
          <table:table-cell table:style-name="ce10" office:value-type="float" office:value="0.323" calcext:value-type="float">
            <text:p>0,323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NT_8</text:p>
          </table:table-cell>
          <table:table-cell table:style-name="ce10" office:value-type="float" office:value="0.074" calcext:value-type="float">
            <text:p>0,074</text:p>
          </table:table-cell>
          <table:table-cell table:style-name="ce10" office:value-type="float" office:value="0.09" calcext:value-type="float">
            <text:p>0,09</text:p>
          </table:table-cell>
          <table:table-cell table:style-name="ce10" table:number-columns-repeated="2"/>
          <table:table-cell table:style-name="ce10" office:value-type="string" calcext:value-type="string">
            <text:p>PY_8</text:p>
          </table:table-cell>
          <table:table-cell table:style-name="ce10" office:value-type="float" office:value="353.85" calcext:value-type="float">
            <text:p>353,85</text:p>
          </table:table-cell>
          <table:table-cell table:style-name="ce10" office:value-type="float" office:value="0.16" calcext:value-type="float">
            <text:p>0,16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NT_9</text:p>
          </table:table-cell>
          <table:table-cell table:style-name="ce10" office:value-type="float" office:value="0.111" calcext:value-type="float">
            <text:p>0,111</text:p>
          </table:table-cell>
          <table:table-cell table:style-name="ce10" office:value-type="float" office:value="0.098" calcext:value-type="float">
            <text:p>0,098</text:p>
          </table:table-cell>
          <table:table-cell table:style-name="ce10" table:number-columns-repeated="2"/>
          <table:table-cell table:style-name="ce10" office:value-type="string" calcext:value-type="string">
            <text:p>PY_9</text:p>
          </table:table-cell>
          <table:table-cell table:style-name="ce10" office:value-type="float" office:value="0.152" calcext:value-type="float">
            <text:p>0,152</text:p>
          </table:table-cell>
          <table:table-cell table:style-name="ce10" office:value-type="float" office:value="0.08" calcext:value-type="float">
            <text:p>0,08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NT_10</text:p>
          </table:table-cell>
          <table:table-cell table:style-name="ce10" office:value-type="float" office:value="0.098" calcext:value-type="float">
            <text:p>0,098</text:p>
          </table:table-cell>
          <table:table-cell table:style-name="ce10" office:value-type="float" office:value="0.047" calcext:value-type="float">
            <text:p>0,047</text:p>
          </table:table-cell>
          <table:table-cell table:style-name="ce10" table:number-columns-repeated="2"/>
          <table:table-cell table:style-name="ce10" office:value-type="string" calcext:value-type="string">
            <text:p>PY_10</text:p>
          </table:table-cell>
          <table:table-cell table:style-name="ce10" office:value-type="float" office:value="184.35" calcext:value-type="float">
            <text:p>184,35</text:p>
          </table:table-cell>
          <table:table-cell table:style-name="ce10" office:value-type="float" office:value="0.13" calcext:value-type="float">
            <text:p>0,13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8"/>
          <table:table-cell table:style-name="ce11" table:formula="of:=AVERAGE([.B237:.B246])" office:value-type="float" office:value="0.0837" calcext:value-type="float">
            <text:p>0,0837</text:p>
          </table:table-cell>
          <table:table-cell table:style-name="ce11" table:formula="of:=AVERAGE([.C237:.C246])" office:value-type="float" office:value="0.0822" calcext:value-type="float">
            <text:p>0,0822</text:p>
          </table:table-cell>
          <table:table-cell table:style-name="ce11" table:formula="of:=AVERAGE([.D237:.D246])" office:value-type="string" office:string-value="" calcext:value-type="error">
            <text:p>#DIV/0!</text:p>
          </table:table-cell>
          <table:table-cell table:style-name="ce10"/>
          <table:table-cell table:style-name="ce11"/>
          <table:table-cell table:style-name="ce11" table:formula="of:=AVERAGE([.G237:.G246])" office:value-type="float" office:value="109.6087" calcext:value-type="float">
            <text:p>109,6087</text:p>
          </table:table-cell>
          <table:table-cell table:style-name="ce11" table:formula="of:=AVERAGE([.H237:.H246])" office:value-type="float" office:value="0.35649" calcext:value-type="float">
            <text:p>0,35649</text:p>
          </table:table-cell>
          <table:table-cell table:style-name="ce10"/>
          <table:table-cell table:number-columns-repeated="16373"/>
        </table:table-row>
        <table:table-row table:style-name="ro1">
          <table:table-cell/>
          <table:table-cell table:style-name="ce10" table:number-columns-repeated="8"/>
          <table:table-cell table:number-columns-repeated="16373"/>
        </table:table-row>
        <table:table-row table:style-name="ro1">
          <table:table-cell table:style-name="ce8"/>
          <table:table-cell table:style-name="ce11" office:value-type="string" calcext:value-type="string">
            <text:p>Genetic</text:p>
          </table:table-cell>
          <table:table-cell table:style-name="ce11" office:value-type="string" calcext:value-type="string">
            <text:p>Pso</text:p>
          </table:table-cell>
          <table:table-cell table:style-name="ce11" office:value-type="string" calcext:value-type="string">
            <text:p>De</text:p>
          </table:table-cell>
          <table:table-cell table:style-name="ce10"/>
          <table:table-cell table:style-name="ce11"/>
          <table:table-cell table:style-name="ce11" office:value-type="string" calcext:value-type="string">
            <text:p>Genetic</text:p>
          </table:table-cell>
          <table:table-cell table:style-name="ce11" office:value-type="string" calcext:value-type="string">
            <text:p>Pso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QUAKE_1</text:p>
          </table:table-cell>
          <table:table-cell table:style-name="ce10" office:value-type="float" office:value="12.12" calcext:value-type="float">
            <text:p>12,12</text:p>
          </table:table-cell>
          <table:table-cell table:style-name="ce10" office:value-type="float" office:value="21.47" calcext:value-type="float">
            <text:p>21,47</text:p>
          </table:table-cell>
          <table:table-cell table:style-name="ce10" table:number-columns-repeated="2"/>
          <table:table-cell table:style-name="ce10" office:value-type="string" calcext:value-type="string">
            <text:p>TREASURY_1</text:p>
          </table:table-cell>
          <table:table-cell table:style-name="ce10" office:value-type="float" office:value="323.74" calcext:value-type="float">
            <text:p>323,74</text:p>
          </table:table-cell>
          <table:table-cell table:style-name="ce10" office:value-type="float" office:value="237.66" calcext:value-type="float">
            <text:p>237,66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QUAKE_2</text:p>
          </table:table-cell>
          <table:table-cell table:style-name="ce10" office:value-type="float" office:value="17.66" calcext:value-type="float">
            <text:p>17,66</text:p>
          </table:table-cell>
          <table:table-cell table:style-name="ce10" office:value-type="float" office:value="244.96" calcext:value-type="float">
            <text:p>244,96</text:p>
          </table:table-cell>
          <table:table-cell table:style-name="ce10" table:number-columns-repeated="2"/>
          <table:table-cell table:style-name="ce10" office:value-type="string" calcext:value-type="string">
            <text:p>TREASURY_2</text:p>
          </table:table-cell>
          <table:table-cell table:style-name="ce10" office:value-type="float" office:value="347.22" calcext:value-type="float">
            <text:p>347,22</text:p>
          </table:table-cell>
          <table:table-cell table:style-name="ce10" office:value-type="float" office:value="705.48" calcext:value-type="float">
            <text:p>705,48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QUAKE_3</text:p>
          </table:table-cell>
          <table:table-cell table:style-name="ce10" office:value-type="float" office:value="8.99" calcext:value-type="float">
            <text:p>8,99</text:p>
          </table:table-cell>
          <table:table-cell table:style-name="ce10" office:value-type="float" office:value="18.4" calcext:value-type="float">
            <text:p>18,4</text:p>
          </table:table-cell>
          <table:table-cell table:style-name="ce10" table:number-columns-repeated="2"/>
          <table:table-cell table:style-name="ce10" office:value-type="string" calcext:value-type="string">
            <text:p>TREASURY_3</text:p>
          </table:table-cell>
          <table:table-cell table:style-name="ce10" office:value-type="float" office:value="266.58" calcext:value-type="float">
            <text:p>266,58</text:p>
          </table:table-cell>
          <table:table-cell table:style-name="ce10" office:value-type="float" office:value="504.31" calcext:value-type="float">
            <text:p>504,31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QUAKE_4</text:p>
          </table:table-cell>
          <table:table-cell table:style-name="ce10" office:value-type="float" office:value="7.73" calcext:value-type="float">
            <text:p>7,73</text:p>
          </table:table-cell>
          <table:table-cell table:style-name="ce10" office:value-type="float" office:value="23.16" calcext:value-type="float">
            <text:p>23,16</text:p>
          </table:table-cell>
          <table:table-cell table:style-name="ce10" table:number-columns-repeated="2"/>
          <table:table-cell table:style-name="ce10" office:value-type="string" calcext:value-type="string">
            <text:p>TREASURY_4</text:p>
          </table:table-cell>
          <table:table-cell table:style-name="ce10" office:value-type="float" office:value="221.92" calcext:value-type="float">
            <text:p>221,92</text:p>
          </table:table-cell>
          <table:table-cell table:style-name="ce10" office:value-type="float" office:value="543.17" calcext:value-type="float">
            <text:p>543,17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QUAKE_5</text:p>
          </table:table-cell>
          <table:table-cell table:style-name="ce10" office:value-type="float" office:value="8.3" calcext:value-type="float">
            <text:p>8,3</text:p>
          </table:table-cell>
          <table:table-cell table:style-name="ce10" office:value-type="float" office:value="20.3" calcext:value-type="float">
            <text:p>20,3</text:p>
          </table:table-cell>
          <table:table-cell table:style-name="ce10" table:number-columns-repeated="2"/>
          <table:table-cell table:style-name="ce10" office:value-type="string" calcext:value-type="string">
            <text:p>TREASURY_5</text:p>
          </table:table-cell>
          <table:table-cell table:style-name="ce10" office:value-type="float" office:value="306.58" calcext:value-type="float">
            <text:p>306,58</text:p>
          </table:table-cell>
          <table:table-cell table:style-name="ce10" office:value-type="float" office:value="276.56" calcext:value-type="float">
            <text:p>276,56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QUAKE_6</text:p>
          </table:table-cell>
          <table:table-cell table:style-name="ce10" office:value-type="float" office:value="8.19" calcext:value-type="float">
            <text:p>8,19</text:p>
          </table:table-cell>
          <table:table-cell table:style-name="ce10" office:value-type="float" office:value="1205.05" calcext:value-type="float">
            <text:p>1205,05</text:p>
          </table:table-cell>
          <table:table-cell table:style-name="ce10" table:number-columns-repeated="2"/>
          <table:table-cell table:style-name="ce10" office:value-type="string" calcext:value-type="string">
            <text:p>TREASURY_6</text:p>
          </table:table-cell>
          <table:table-cell table:style-name="ce10" office:value-type="float" office:value="374.33" calcext:value-type="float">
            <text:p>374,33</text:p>
          </table:table-cell>
          <table:table-cell table:style-name="ce10" office:value-type="float" office:value="254.01" calcext:value-type="float">
            <text:p>254,01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QUAKE_7</text:p>
          </table:table-cell>
          <table:table-cell table:style-name="ce10" office:value-type="float" office:value="15.03" calcext:value-type="float">
            <text:p>15,03</text:p>
          </table:table-cell>
          <table:table-cell table:style-name="ce10" office:value-type="float" office:value="217.27" calcext:value-type="float">
            <text:p>217,27</text:p>
          </table:table-cell>
          <table:table-cell table:style-name="ce10" table:number-columns-repeated="2"/>
          <table:table-cell table:style-name="ce10" office:value-type="string" calcext:value-type="string">
            <text:p>TREASURY_7</text:p>
          </table:table-cell>
          <table:table-cell table:style-name="ce10" office:value-type="float" office:value="337.03" calcext:value-type="float">
            <text:p>337,03</text:p>
          </table:table-cell>
          <table:table-cell table:style-name="ce10" office:value-type="float" office:value="224.56" calcext:value-type="float">
            <text:p>224,56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QUAKE_8</text:p>
          </table:table-cell>
          <table:table-cell table:style-name="ce10" office:value-type="float" office:value="7.73" calcext:value-type="float">
            <text:p>7,73</text:p>
          </table:table-cell>
          <table:table-cell table:style-name="ce10" office:value-type="float" office:value="87.82" calcext:value-type="float">
            <text:p>87,82</text:p>
          </table:table-cell>
          <table:table-cell table:style-name="ce10" table:number-columns-repeated="2"/>
          <table:table-cell table:style-name="ce10" office:value-type="string" calcext:value-type="string">
            <text:p>TREASURY_8</text:p>
          </table:table-cell>
          <table:table-cell table:style-name="ce10" office:value-type="float" office:value="626.7" calcext:value-type="float">
            <text:p>626,7</text:p>
          </table:table-cell>
          <table:table-cell table:style-name="ce10" office:value-type="float" office:value="2175.83" calcext:value-type="float">
            <text:p>2175,83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QUAKE_9</text:p>
          </table:table-cell>
          <table:table-cell table:style-name="ce10" office:value-type="float" office:value="6.57" calcext:value-type="float">
            <text:p>6,57</text:p>
          </table:table-cell>
          <table:table-cell table:style-name="ce10" office:value-type="float" office:value="790.85" calcext:value-type="float">
            <text:p>790,85</text:p>
          </table:table-cell>
          <table:table-cell table:style-name="ce10" table:number-columns-repeated="2"/>
          <table:table-cell table:style-name="ce10" office:value-type="string" calcext:value-type="string">
            <text:p>TREASURY_9</text:p>
          </table:table-cell>
          <table:table-cell table:style-name="ce10" office:value-type="float" office:value="1224.88" calcext:value-type="float">
            <text:p>1224,88</text:p>
          </table:table-cell>
          <table:table-cell table:style-name="ce10" office:value-type="float" office:value="1646.38" calcext:value-type="float">
            <text:p>1646,38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string" calcext:value-type="string">
            <text:p>QUAKE_10</text:p>
          </table:table-cell>
          <table:table-cell table:style-name="ce10" office:value-type="float" office:value="7.32" calcext:value-type="float">
            <text:p>7,32</text:p>
          </table:table-cell>
          <table:table-cell table:style-name="ce10" office:value-type="float" office:value="12.01" calcext:value-type="float">
            <text:p>12,01</text:p>
          </table:table-cell>
          <table:table-cell table:style-name="ce10" table:number-columns-repeated="2"/>
          <table:table-cell table:style-name="ce10" office:value-type="string" calcext:value-type="string">
            <text:p>TREASURY_10</text:p>
          </table:table-cell>
          <table:table-cell table:style-name="ce10" office:value-type="float" office:value="349.01" calcext:value-type="float">
            <text:p>349,01</text:p>
          </table:table-cell>
          <table:table-cell table:style-name="ce10" office:value-type="float" office:value="642.25" calcext:value-type="float">
            <text:p>642,25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8"/>
          <table:table-cell table:style-name="ce11" table:formula="of:=AVERAGE([.B250:.B259])" office:value-type="float" office:value="9.964" calcext:value-type="float">
            <text:p>9,964</text:p>
          </table:table-cell>
          <table:table-cell table:style-name="ce11" table:formula="of:=AVERAGE([.C250:.C259])" office:value-type="float" office:value="264.129" calcext:value-type="float">
            <text:p>264,129</text:p>
          </table:table-cell>
          <table:table-cell table:style-name="ce11" table:formula="of:=AVERAGE([.D250:.D259])" office:value-type="string" office:string-value="" calcext:value-type="error">
            <text:p>#DIV/0!</text:p>
          </table:table-cell>
          <table:table-cell table:style-name="ce10"/>
          <table:table-cell table:style-name="ce11"/>
          <table:table-cell table:style-name="ce11" table:formula="of:=AVERAGE([.G250:.G259])" office:value-type="float" office:value="437.799" calcext:value-type="float">
            <text:p>437,799</text:p>
          </table:table-cell>
          <table:table-cell table:style-name="ce11" table:formula="of:=AVERAGE([.H250:.H259])" office:value-type="float" office:value="721.021" calcext:value-type="float">
            <text:p>721,021</text:p>
          </table:table-cell>
          <table:table-cell table:style-name="ce10"/>
          <table:table-cell table:number-columns-repeated="16373"/>
        </table:table-row>
        <table:table-row table:style-name="ro1" table:number-rows-repeated="8">
          <table:table-cell/>
          <table:table-cell table:style-name="ce10" table:number-columns-repeated="8"/>
          <table:table-cell table:number-columns-repeated="16373"/>
        </table:table-row>
        <table:table-row table:style-name="ro1" table:number-rows-repeated="1048307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neural_averages" table:style-name="ta1">
        <table:table-column table:style-name="co3" table:default-cell-style-name="Default"/>
        <table:table-column table:style-name="co2" table:number-columns-repeated="6" table:default-cell-style-name="ce5"/>
        <table:table-column table:style-name="co2" table:number-columns-repeated="16377" table:default-cell-style-name="Default"/>
        <table:table-row table:style-name="ro1">
          <table:table-cell table:style-name="ce14" table:number-columns-repeated="2"/>
          <table:table-cell table:style-name="ce22" office:value-type="string" calcext:value-type="string" table:number-columns-spanned="4" table:number-rows-spanned="1">
            <text:p>CLASSIFICATION DATASETS</text:p>
          </table:table-cell>
          <table:covered-table-cell table:number-columns-repeated="3" table:style-name="ce14"/>
          <table:table-cell table:style-name="ce14"/>
          <table:table-cell table:style-name="ce16" table:number-columns-repeated="16376"/>
          <table:table-cell/>
        </table:table-row>
        <table:table-row table:style-name="ro1">
          <table:table-cell table:style-name="ce14" office:value-type="string" calcext:value-type="string">
            <text:p>DATASET</text:p>
          </table:table-cell>
          <table:table-cell table:style-name="ce14" office:value-type="string" calcext:value-type="string">
            <text:p>GENETIC</text:p>
          </table:table-cell>
          <table:table-cell table:style-name="ce14" office:value-type="string" calcext:value-type="string">
            <text:p>PSO</text:p>
          </table:table-cell>
          <table:table-cell table:style-name="ce14" office:value-type="string" calcext:value-type="string">
            <text:p>PDE1</text:p>
          </table:table-cell>
          <table:table-cell table:style-name="ce14" office:value-type="string" calcext:value-type="string">
            <text:p>PDE2</text:p>
          </table:table-cell>
          <table:table-cell table:style-name="ce14" office:value-type="string" calcext:value-type="string">
            <text:p>PDE4</text:p>
          </table:table-cell>
          <table:table-cell table:style-name="ce14" office:value-type="string" calcext:value-type="string">
            <text:p>PDE10</text:p>
          </table:table-cell>
          <table:table-cell table:style-name="ce16" table:number-columns-repeated="16376"/>
          <table:table-cell/>
        </table:table-row>
        <table:table-row table:style-name="ro3">
          <table:table-cell office:value-type="string" calcext:value-type="string">
            <text:p>Appendicitis</text:p>
          </table:table-cell>
          <table:table-cell office:value-type="percentage" office:value="0.1637" calcext:value-type="percentage">
            <text:p>16,37%</text:p>
          </table:table-cell>
          <table:table-cell office:value-type="percentage" office:value="0.1717" calcext:value-type="percentage">
            <text:p>17,17%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Australian</text:p>
          </table:table-cell>
          <table:table-cell office:value-type="percentage" office:value="0.3228" calcext:value-type="percentage">
            <text:p>32,28%</text:p>
          </table:table-cell>
          <table:table-cell office:value-type="percentage" office:value="0.2244" calcext:value-type="percentage">
            <text:p>22,44%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Balance</text:p>
          </table:table-cell>
          <table:table-cell office:value-type="percentage" office:value="0.0966" calcext:value-type="percentage">
            <text:p>9,66%</text:p>
          </table:table-cell>
          <table:table-cell office:value-type="percentage" office:value="0.0925" calcext:value-type="percentage">
            <text:p>9,25%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Dermatology</text:p>
          </table:table-cell>
          <table:table-cell office:value-type="percentage" office:value="0.345" calcext:value-type="percentage">
            <text:p>34,50%</text:p>
          </table:table-cell>
          <table:table-cell office:value-type="percentage" office:value="0.2367" calcext:value-type="percentage">
            <text:p>23,67%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Glass</text:p>
          </table:table-cell>
          <table:table-cell office:value-type="percentage" office:value="0.5791" calcext:value-type="percentage">
            <text:p>57,91%</text:p>
          </table:table-cell>
          <table:table-cell office:value-type="percentage" office:value="0.5978" calcext:value-type="percentage">
            <text:p>59,78%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Hayes-roth</text:p>
          </table:table-cell>
          <table:table-cell office:value-type="percentage" office:value="0.5351" calcext:value-type="percentage">
            <text:p>53,51%</text:p>
          </table:table-cell>
          <table:table-cell office:value-type="percentage" office:value="0.4867" calcext:value-type="percentage">
            <text:p>48,67%</text:p>
          </table:table-cell>
          <table:table-cell office:value-type="percentage" office:value="0.3933" calcext:value-type="percentage">
            <text:p>39,33%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Heart</text:p>
          </table:table-cell>
          <table:table-cell office:value-type="percentage" office:value="0.2567" calcext:value-type="percentage">
            <text:p>25,67%</text:p>
          </table:table-cell>
          <table:table-cell office:value-type="percentage" office:value="0.3462" calcext:value-type="percentage">
            <text:p>34,62%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Housevotes</text:p>
          </table:table-cell>
          <table:table-cell office:value-type="percentage" office:value="0.0619" calcext:value-type="percentage">
            <text:p>6,19%</text:p>
          </table:table-cell>
          <table:table-cell office:value-type="percentage" office:value="0.0622" calcext:value-type="percentage">
            <text:p>6,22%</text:p>
          </table:table-cell>
          <table:table-cell office:value-type="percentage" office:value="0.056" calcext:value-type="percentage">
            <text:p>5,60%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Ionosphere</text:p>
          </table:table-cell>
          <table:table-cell office:value-type="percentage" office:value="0.1076" calcext:value-type="percentage">
            <text:p>10,76%</text:p>
          </table:table-cell>
          <table:table-cell office:value-type="percentage" office:value="0.1515" calcext:value-type="percentage">
            <text:p>15,15%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Liverdisorder</text:p>
          </table:table-cell>
          <table:table-cell office:value-type="percentage" office:value="0.3136" calcext:value-type="percentage">
            <text:p>31,36%</text:p>
          </table:table-cell>
          <table:table-cell office:value-type="percentage" office:value="0.3736" calcext:value-type="percentage">
            <text:p>37,36%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Mammographic</text:p>
          </table:table-cell>
          <table:table-cell office:value-type="percentage" office:value="0.2007" calcext:value-type="percentage">
            <text:p>20,07%</text:p>
          </table:table-cell>
          <table:table-cell office:value-type="percentage" office:value="0.222" calcext:value-type="percentage">
            <text:p>22,20%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Parkinsons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2312" calcext:value-type="percentage">
            <text:p>23,12%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Pima</text:p>
          </table:table-cell>
          <table:table-cell office:value-type="percentage" office:value="0.3237" calcext:value-type="percentage">
            <text:p>32,37%</text:p>
          </table:table-cell>
          <table:table-cell office:value-type="percentage" office:value="0.2679" calcext:value-type="percentage">
            <text:p>26,79%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Popfailures</text:p>
          </table:table-cell>
          <table:table-cell office:value-type="percentage" office:value="0.058" calcext:value-type="percentage">
            <text:p>5,80%</text:p>
          </table:table-cell>
          <table:table-cell office:value-type="percentage" office:value="0.0713" calcext:value-type="percentage">
            <text:p>7,13%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Saheart</text:p>
          </table:table-cell>
          <table:table-cell office:value-type="percentage" office:value="0.3544" calcext:value-type="percentage">
            <text:p>35,44%</text:p>
          </table:table-cell>
          <table:table-cell office:value-type="percentage" office:value="0.3361" calcext:value-type="percentage">
            <text:p>33,61%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Sonar</text:p>
          </table:table-cell>
          <table:table-cell office:value-type="percentage" office:value="0.229" calcext:value-type="percentage">
            <text:p>22,90%</text:p>
          </table:table-cell>
          <table:table-cell office:value-type="percentage" office:value="0.2034" calcext:value-type="percentage">
            <text:p>20,34%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Spiral</text:p>
          </table:table-cell>
          <table:table-cell office:value-type="percentage" office:value="0.4391" calcext:value-type="percentage">
            <text:p>43,91%</text:p>
          </table:table-cell>
          <table:table-cell office:value-type="percentage" office:value="0.4199" calcext:value-type="percentage">
            <text:p>41,99%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Tae</text:p>
          </table:table-cell>
          <table:table-cell office:value-type="percentage" office:value="0.5476" calcext:value-type="percentage">
            <text:p>54,76%</text:p>
          </table:table-cell>
          <table:table-cell office:value-type="percentage" office:value="0.5486" calcext:value-type="percentage">
            <text:p>54,86%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Wdbc</text:p>
          </table:table-cell>
          <table:table-cell office:value-type="percentage" office:value="0.0839" calcext:value-type="percentage">
            <text:p>8,39%</text:p>
          </table:table-cell>
          <table:table-cell office:value-type="percentage" office:value="0.1443" calcext:value-type="percentage">
            <text:p>14,43%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Wine</text:p>
          </table:table-cell>
          <table:table-cell office:value-type="percentage" office:value="0.211" calcext:value-type="percentage">
            <text:p>21,10%</text:p>
          </table:table-cell>
          <table:table-cell office:value-type="percentage" office:value="0.37" calcext:value-type="percentage">
            <text:p>37,00%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z_f_s</text:p>
          </table:table-cell>
          <table:table-cell office:value-type="percentage" office:value="0.0978" calcext:value-type="percentage">
            <text:p>9,78%</text:p>
          </table:table-cell>
          <table:table-cell office:value-type="percentage" office:value="0.217" calcext:value-type="percentage">
            <text:p>21,70%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zoo</text:p>
          </table:table-cell>
          <table:table-cell office:value-type="percentage" office:value="0.1723" calcext:value-type="percentage">
            <text:p>17,23%</text:p>
          </table:table-cell>
          <table:table-cell office:value-type="percentage" office:value="0.1243" calcext:value-type="percentage">
            <text:p>12,43%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z_o_n_f_s</text:p>
          </table:table-cell>
          <table:table-cell office:value-type="percentage" office:value="0.6253" calcext:value-type="percentage">
            <text:p>62,53%</text:p>
          </table:table-cell>
          <table:table-cell office:value-type="percentage" office:value="0.6489" calcext:value-type="percentage">
            <text:p>64,89%</text:p>
          </table:table-cell>
          <table:table-cell table:number-columns-repeated="16381"/>
        </table:table-row>
        <table:table-row table:style-name="ro2">
          <table:table-cell table:style-name="ce12"/>
          <table:table-cell table:style-name="ce9" table:formula="of:=AVERAGE([.B3:.B25])" office:value-type="percentage" office:value="0.273973913043478" calcext:value-type="percentage">
            <text:p>27,40%</text:p>
          </table:table-cell>
          <table:table-cell table:style-name="ce9" table:formula="of:=AVERAGE([.C3:.C25])" office:value-type="percentage" office:value="0.284704347826087" calcext:value-type="percentage">
            <text:p>28,47%</text:p>
          </table:table-cell>
          <table:table-cell table:style-name="ce9" table:formula="of:=AVERAGE([.D3:.D25])" office:value-type="percentage" office:value="0.22465" calcext:value-type="percentage">
            <text:p>22,47%</text:p>
          </table:table-cell>
          <table:table-cell table:style-name="ce9" table:formula="of:=AVERAGE([.E3:.E25])" office:value-type="string" office:string-value="" calcext:value-type="error">
            <text:p>#DIV/0!</text:p>
          </table:table-cell>
          <table:table-cell table:style-name="ce9" table:formula="of:=AVERAGE([.F3:.F25])" office:value-type="string" office:string-value="" calcext:value-type="error">
            <text:p>#DIV/0!</text:p>
          </table:table-cell>
          <table:table-cell table:style-name="ce9" table:formula="of:=AVERAGE([.G3:.G25])" office:value-type="string" office:string-value="" calcext:value-type="error">
            <text:p>#DIV/0!</text:p>
          </table:table-cell>
          <table:table-cell table:style-name="ce12" table:number-columns-repeated="16376"/>
          <table:table-cell table:style-name="ce24"/>
        </table:table-row>
        <table:table-row table:style-name="ro2">
          <table:table-cell/>
          <table:table-cell table:style-name="Default"/>
          <table:table-cell table:style-name="ce12" office:value-type="string" calcext:value-type="string" table:number-columns-spanned="5" table:number-rows-spanned="1">
            <text:p>REGRESSION DATASETS</text:p>
          </table:table-cell>
          <table:covered-table-cell table:number-columns-repeated="4" table:style-name="Default"/>
          <table:table-cell table:number-columns-repeated="16377"/>
        </table:table-row>
        <table:table-row table:style-name="ro3">
          <table:table-cell office:value-type="string" calcext:value-type="string">
            <text:p>ABALONE</text:p>
          </table:table-cell>
          <table:table-cell table:style-name="Default" table:formula="of:=2339.909/417" office:value-type="float" office:value="5.61129256594724" calcext:value-type="float">
            <text:p>5,61129256594724</text:p>
          </table:table-cell>
          <table:table-cell table:style-name="Default" table:formula="of:=3197.44/417" office:value-type="float" office:value="7.66772182254197" calcext:value-type="float">
            <text:p>7,66772182254197</text:p>
          </table:table-cell>
          <table:table-cell table:style-name="Default" table:number-columns-repeated="4"/>
          <table:table-cell office:value-type="float" office:value="417" calcext:value-type="float">
            <text:p>417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IRFOIL</text:p>
          </table:table-cell>
          <table:table-cell table:style-name="Default" table:formula="of:=0.3798/150" office:value-type="float" office:value="0.002532" calcext:value-type="float">
            <text:p>0,002532</text:p>
          </table:table-cell>
          <table:table-cell table:style-name="Default" table:formula="of:=0.4127/150" office:value-type="float" office:value="0.00275133333333333" calcext:value-type="float">
            <text:p>0,00275133333333333</text:p>
          </table:table-cell>
          <table:table-cell table:style-name="Default" table:number-columns-repeated="4"/>
          <table:table-cell office:value-type="float" office:value="150" calcext:value-type="float">
            <text:p>150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SEBALL</text:p>
          </table:table-cell>
          <table:table-cell table:style-name="Default" table:formula="of:=3267.91/33" office:value-type="float" office:value="99.0275757575758" calcext:value-type="float">
            <text:p>99,0275757575758</text:p>
          </table:table-cell>
          <table:table-cell table:style-name="Default" table:formula="of:=3474.44/33" office:value-type="float" office:value="105.286060606061" calcext:value-type="float">
            <text:p>105,286060606061</text:p>
          </table:table-cell>
          <table:table-cell table:style-name="Default" table:number-columns-repeated="4"/>
          <table:table-cell office:value-type="float" office:value="33" calcext:value-type="float">
            <text:p>3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K</text:p>
          </table:table-cell>
          <table:table-cell table:style-name="Default" table:formula="of:=94.71/9" office:value-type="float" office:value="10.5233333333333" calcext:value-type="float">
            <text:p>10,5233333333333</text:p>
          </table:table-cell>
          <table:table-cell table:style-name="Default" table:formula="of:=82.28/9" office:value-type="float" office:value="9.14222222222222" calcext:value-type="float">
            <text:p>9,14222222222222</text:p>
          </table:table-cell>
          <table:table-cell table:style-name="Default" table:number-columns-repeated="4"/>
          <table:table-cell office:value-type="float" office:value="9" calcext:value-type="float">
            <text:p>9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L</text:p>
          </table:table-cell>
          <table:table-cell table:style-name="Default" table:formula="of:=22.12/4" office:value-type="float" office:value="5.53" calcext:value-type="float">
            <text:p>5,53</text:p>
          </table:table-cell>
          <table:table-cell table:style-name="Default" table:formula="of:=31.88/4" office:value-type="float" office:value="7.97" calcext:value-type="float">
            <text:p>7,97</text:p>
          </table:table-cell>
          <table:table-cell table:style-name="Default" table:number-columns-repeated="4"/>
          <table:table-cell office:value-type="float" office:value="4" calcext:value-type="float">
            <text:p>4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ONCRETE</text:p>
          </table:table-cell>
          <table:table-cell table:style-name="Default" table:formula="of:=1.14/103" office:value-type="float" office:value="0.0110679611650485" calcext:value-type="float">
            <text:p>0,0110679611650485</text:p>
          </table:table-cell>
          <table:table-cell table:style-name="Default" table:formula="of:=32.57/103" office:value-type="float" office:value="0.31621359223301" calcext:value-type="float">
            <text:p>0,31621359223301</text:p>
          </table:table-cell>
          <table:table-cell table:style-name="Default" table:number-columns-repeated="4"/>
          <table:table-cell office:value-type="float" office:value="103" calcext:value-type="float">
            <text:p>10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E</text:p>
          </table:table-cell>
          <table:table-cell table:style-name="Default" table:formula="of:=53.74/36" office:value-type="float" office:value="1.49277777777778" calcext:value-type="float">
            <text:p>1,49277777777778</text:p>
          </table:table-cell>
          <table:table-cell table:style-name="Default" table:formula="of:=14.69/36" office:value-type="float" office:value="0.408055555555556" calcext:value-type="float">
            <text:p>0,408055555555556</text:p>
          </table:table-cell>
          <table:table-cell table:style-name="Default" table:number-columns-repeated="4"/>
          <table:table-cell office:value-type="float" office:value="36" calcext:value-type="float">
            <text:p>3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IABETES</text:p>
          </table:table-cell>
          <table:table-cell table:style-name="Default" table:formula="of:=278.08/4" office:value-type="float" office:value="69.52" calcext:value-type="float">
            <text:p>69,52</text:p>
          </table:table-cell>
          <table:table-cell table:style-name="Default" table:formula="of:=89.86/4" office:value-type="float" office:value="22.465" calcext:value-type="float">
            <text:p>22,465</text:p>
          </table:table-cell>
          <table:table-cell table:style-name="Default" table:number-columns-repeated="4"/>
          <table:table-cell office:value-type="float" office:value="4" calcext:value-type="float">
            <text:p>4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HOUSING</text:p>
          </table:table-cell>
          <table:table-cell table:style-name="Default" table:formula="of:=1922.177/50" office:value-type="float" office:value="38.44354" calcext:value-type="float">
            <text:p>38,44354</text:p>
          </table:table-cell>
          <table:table-cell table:style-name="Default" table:formula="of:=1862.113/50" office:value-type="float" office:value="37.24226" calcext:value-type="float">
            <text:p>37,24226</text:p>
          </table:table-cell>
          <table:table-cell table:style-name="Default" table:number-columns-repeated="4"/>
          <table:table-cell office:value-type="float" office:value="50" calcext:value-type="float">
            <text:p>50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</text:p>
          </table:table-cell>
          <table:table-cell table:style-name="Default" table:formula="of:=0.469/25" office:value-type="float" office:value="0.01876" calcext:value-type="float">
            <text:p>0,01876</text:p>
          </table:table-cell>
          <table:table-cell table:style-name="Default" table:formula="of:=17.46/25" office:value-type="float" office:value="0.6984" calcext:value-type="float">
            <text:p>0,6984</text:p>
          </table:table-cell>
          <table:table-cell table:style-name="Default" table:number-columns-repeated="4"/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MB</text:p>
          </table:table-cell>
          <table:table-cell table:style-name="Default" table:formula="of:=15.12/6" office:value-type="float" office:value="2.52" calcext:value-type="float">
            <text:p>2,52</text:p>
          </table:table-cell>
          <table:table-cell table:style-name="Default" table:formula="of:=0.433/6" office:value-type="float" office:value="0.0721666666666667" calcext:value-type="float">
            <text:p>0,0721666666666667</text:p>
          </table:table-cell>
          <table:table-cell table:style-name="Default" table:number-columns-repeated="4"/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MORTGAGE</text:p>
          </table:table-cell>
          <table:table-cell table:style-name="Default" table:formula="of:=234.169/104" office:value-type="float" office:value="2.251625" calcext:value-type="float">
            <text:p>2,251625</text:p>
          </table:table-cell>
          <table:table-cell table:style-name="Default" table:formula="of:=159.456/104" office:value-type="float" office:value="1.53323076923077" calcext:value-type="float">
            <text:p>1,53323076923077</text:p>
          </table:table-cell>
          <table:table-cell table:style-name="Default" table:number-columns-repeated="4"/>
          <table:table-cell office:value-type="float" office:value="104" calcext:value-type="float">
            <text:p>104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NT</text:p>
          </table:table-cell>
          <table:table-cell table:style-name="Default" table:formula="of:=0.0837/13" office:value-type="float" office:value="0.00643846153846154" calcext:value-type="float">
            <text:p>0,00643846153846154</text:p>
          </table:table-cell>
          <table:table-cell table:style-name="Default" table:formula="of:=0.0822/13" office:value-type="float" office:value="0.00632307692307692" calcext:value-type="float">
            <text:p>0,00632307692307692</text:p>
          </table:table-cell>
          <table:table-cell table:style-name="Default" table:number-columns-repeated="4"/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PY</text:p>
          </table:table-cell>
          <table:table-cell table:style-name="Default" table:formula="of:=109.61/7" office:value-type="float" office:value="15.6585714285714" calcext:value-type="float">
            <text:p>15,6585714285714</text:p>
          </table:table-cell>
          <table:table-cell table:style-name="Default" table:formula="of:=0.36/7" office:value-type="float" office:value="0.0514285714285714" calcext:value-type="float">
            <text:p>0,0514285714285714</text:p>
          </table:table-cell>
          <table:table-cell table:style-name="Default" table:number-columns-repeated="4"/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QUAKE</text:p>
          </table:table-cell>
          <table:table-cell table:style-name="Default" table:formula="of:=9.964/217" office:value-type="float" office:value="0.0459170506912442" calcext:value-type="float">
            <text:p>0,0459170506912442</text:p>
          </table:table-cell>
          <table:table-cell table:style-name="Default" table:formula="of:=264.129/217" office:value-type="float" office:value="1.21718433179724" calcext:value-type="float">
            <text:p>1,21718433179724</text:p>
          </table:table-cell>
          <table:table-cell table:style-name="Default" table:number-columns-repeated="4"/>
          <table:table-cell office:value-type="float" office:value="217" calcext:value-type="float">
            <text:p>217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TREASURY</text:p>
          </table:table-cell>
          <table:table-cell table:style-name="Default" table:formula="of:=437.799/104" office:value-type="float" office:value="4.20960576923077" calcext:value-type="float">
            <text:p>4,20960576923077</text:p>
          </table:table-cell>
          <table:table-cell table:style-name="Default" table:formula="of:=721.021/104" office:value-type="float" office:value="6.93289423076923" calcext:value-type="float">
            <text:p>6,93289423076923</text:p>
          </table:table-cell>
          <table:table-cell table:style-name="Default" table:number-columns-repeated="4"/>
          <table:table-cell office:value-type="float" office:value="104" calcext:value-type="float">
            <text:p>104</text:p>
          </table:table-cell>
          <table:table-cell table:number-columns-repeated="16376"/>
        </table:table-row>
        <table:table-row table:style-name="ro2">
          <table:table-cell table:style-name="ce12"/>
          <table:table-cell table:style-name="ce12" table:formula="of:=AVERAGE([.B28:.B43])" office:value-type="float" office:value="15.9295648191144" calcext:value-type="float">
            <text:p>15,9295648191144</text:p>
          </table:table-cell>
          <table:table-cell table:style-name="ce12" table:formula="of:=AVERAGE([.C28:.C43])" office:value-type="float" office:value="12.5632445486726" calcext:value-type="float">
            <text:p>12,5632445486726</text:p>
          </table:table-cell>
          <table:table-cell table:style-name="ce12" table:formula="of:=AVERAGE([.D28:.D43])" office:value-type="string" office:string-value="" calcext:value-type="error">
            <text:p>#DIV/0!</text:p>
          </table:table-cell>
          <table:table-cell table:style-name="ce12" table:formula="of:=AVERAGE([.E28:.E43])" office:value-type="string" office:string-value="" calcext:value-type="error">
            <text:p>#DIV/0!</text:p>
          </table:table-cell>
          <table:table-cell table:style-name="ce12" table:formula="of:=AVERAGE([.F28:.F43])" office:value-type="string" office:string-value="" calcext:value-type="error">
            <text:p>#DIV/0!</text:p>
          </table:table-cell>
          <table:table-cell table:style-name="ce12" table:formula="of:=AVERAGE([.G28:.G43])" office:value-type="string" office:string-value="" calcext:value-type="error">
            <text:p>#DIV/0!</text:p>
          </table:table-cell>
          <table:table-cell table:style-name="ce12" table:number-columns-repeated="16377"/>
        </table:table-row>
      </table:table>
      <table:table table:name="rbf_results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1" table:default-cell-style-name="ce2"/>
        <table:table-column table:style-name="co2" table:number-columns-repeated="16373" table:default-cell-style-name="ce2"/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NM</text:p>
          </table:table-cell>
          <table:table-cell table:style-name="ce1" table:number-columns-repeated="2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NM</text:p>
          </table:table-cell>
          <table:table-cell table:style-name="ce1" table:number-columns-repeated="16369"/>
        </table:table-row>
        <table:table-row table:style-name="ro1">
          <table:table-cell office:value-type="string" calcext:value-type="string">
            <text:p>Alcohol_1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3496" calcext:value-type="percentage">
            <text:p>34,96%</text:p>
          </table:table-cell>
          <table:table-cell office:value-type="percentage" office:value="0.3043" calcext:value-type="percentage">
            <text:p>30,43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ppendicitis_1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1933" calcext:value-type="percentage">
            <text:p>19,3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lcohol_2</text:p>
          </table:table-cell>
          <table:table-cell office:value-type="percentage" office:value="0.3291" calcext:value-type="percentage">
            <text:p>32,91%</text:p>
          </table:table-cell>
          <table:table-cell office:value-type="percentage" office:value="0.3773" calcext:value-type="percentage">
            <text:p>37,73%</text:p>
          </table:table-cell>
          <table:table-cell office:value-type="percentage" office:value="0.3411" calcext:value-type="percentage">
            <text:p>34,11%</text:p>
          </table:table-cell>
          <table:table-cell table:number-columns-repeated="2"/>
          <table:table-cell office:value-type="string" calcext:value-type="string">
            <text:p>Appendicitis_2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2233" calcext:value-type="percentage">
            <text:p>22,3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lcohol_3</text:p>
          </table:table-cell>
          <table:table-cell office:value-type="percentage" office:value="0.2546" calcext:value-type="percentage">
            <text:p>25,46%</text:p>
          </table:table-cell>
          <table:table-cell office:value-type="percentage" office:value="0.25254" calcext:value-type="percentage">
            <text:p>25,25%</text:p>
          </table:table-cell>
          <table:table-cell office:value-type="percentage" office:value="0.2716" calcext:value-type="percentage">
            <text:p>27,16%</text:p>
          </table:table-cell>
          <table:table-cell table:number-columns-repeated="2"/>
          <table:table-cell office:value-type="string" calcext:value-type="string">
            <text:p>Appendicitis_3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1133" calcext:value-type="percentage">
            <text:p>11,3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lcohol_4</text:p>
          </table:table-cell>
          <table:table-cell office:value-type="percentage" office:value="0.2312" calcext:value-type="percentage">
            <text:p>23,12%</text:p>
          </table:table-cell>
          <table:table-cell office:value-type="percentage" office:value="0.2964" calcext:value-type="percentage">
            <text:p>29,64%</text:p>
          </table:table-cell>
          <table:table-cell office:value-type="percentage" office:value="0.2759" calcext:value-type="percentage">
            <text:p>27,59%</text:p>
          </table:table-cell>
          <table:table-cell table:number-columns-repeated="2"/>
          <table:table-cell office:value-type="string" calcext:value-type="string">
            <text:p>Appendicitis_4</text:p>
          </table:table-cell>
          <table:table-cell office:value-type="percentage" office:value="0.1033" calcext:value-type="percentage">
            <text:p>10,33%</text:p>
          </table:table-cell>
          <table:table-cell table:number-columns-repeated="2" office:value-type="percentage" office:value="0.1" calcext:value-type="percentage">
            <text:p>10,0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lcohol_5</text:p>
          </table:table-cell>
          <table:table-cell office:value-type="percentage" office:value="0.2014" calcext:value-type="percentage">
            <text:p>20,14%</text:p>
          </table:table-cell>
          <table:table-cell office:value-type="percentage" office:value="0.2496" calcext:value-type="percentage">
            <text:p>24,96%</text:p>
          </table:table-cell>
          <table:table-cell office:value-type="percentage" office:value="0.1936" calcext:value-type="percentage">
            <text:p>19,36%</text:p>
          </table:table-cell>
          <table:table-cell table:number-columns-repeated="2"/>
          <table:table-cell office:value-type="string" calcext:value-type="string">
            <text:p>Appendicitis_5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0867" calcext:value-type="percentage">
            <text:p>8,67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lcohol_6</text:p>
          </table:table-cell>
          <table:table-cell office:value-type="percentage" office:value="0.2496" calcext:value-type="percentage">
            <text:p>24,96%</text:p>
          </table:table-cell>
          <table:table-cell office:value-type="percentage" office:value="0.3121" calcext:value-type="percentage">
            <text:p>31,21%</text:p>
          </table:table-cell>
          <table:table-cell office:value-type="percentage" office:value="0.2645" calcext:value-type="percentage">
            <text:p>26,45%</text:p>
          </table:table-cell>
          <table:table-cell table:number-columns-repeated="2"/>
          <table:table-cell office:value-type="string" calcext:value-type="string">
            <text:p>Appendicitis_6</text:p>
          </table:table-cell>
          <table:table-cell office:value-type="percentage" office:value="0.2367" calcext:value-type="percentage">
            <text:p>23,67%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1" calcext:value-type="percentage">
            <text:p>21,0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lcohol_7</text:p>
          </table:table-cell>
          <table:table-cell office:value-type="percentage" office:value="0.1794" calcext:value-type="percentage">
            <text:p>17,94%</text:p>
          </table:table-cell>
          <table:table-cell office:value-type="percentage" office:value="0.2397" calcext:value-type="percentage">
            <text:p>23,97%</text:p>
          </table:table-cell>
          <table:table-cell office:value-type="percentage" office:value="0.2092" calcext:value-type="percentage">
            <text:p>20,92%</text:p>
          </table:table-cell>
          <table:table-cell table:number-columns-repeated="2"/>
          <table:table-cell office:value-type="string" calcext:value-type="string">
            <text:p>Appendicitis_7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14" calcext:value-type="percentage">
            <text:p>14,0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lcohol_8</text:p>
          </table:table-cell>
          <table:table-cell office:value-type="percentage" office:value="0.256" calcext:value-type="percentage">
            <text:p>25,60%</text:p>
          </table:table-cell>
          <table:table-cell office:value-type="percentage" office:value="0.3064" calcext:value-type="percentage">
            <text:p>30,64%</text:p>
          </table:table-cell>
          <table:table-cell office:value-type="percentage" office:value="0.2738" calcext:value-type="percentage">
            <text:p>27,38%</text:p>
          </table:table-cell>
          <table:table-cell table:number-columns-repeated="2"/>
          <table:table-cell office:value-type="string" calcext:value-type="string">
            <text:p>Appendicitis_8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733" calcext:value-type="percentage">
            <text:p>17,3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lcohol_9</text:p>
          </table:table-cell>
          <table:table-cell office:value-type="percentage" office:value="0.2809" calcext:value-type="percentage">
            <text:p>28,09%</text:p>
          </table:table-cell>
          <table:table-cell office:value-type="percentage" office:value="0.2844" calcext:value-type="percentage">
            <text:p>28,44%</text:p>
          </table:table-cell>
          <table:table-cell office:value-type="percentage" office:value="0.2702" calcext:value-type="percentage">
            <text:p>27,02%</text:p>
          </table:table-cell>
          <table:table-cell table:number-columns-repeated="2"/>
          <table:table-cell office:value-type="string" calcext:value-type="string">
            <text:p>Appendicitis_9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567" calcext:value-type="percentage">
            <text:p>5,67%</text:p>
          </table:table-cell>
          <table:table-cell office:value-type="percentage" office:value="0.08" calcext:value-type="percentage">
            <text:p>8,0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lcohol_10</text:p>
          </table:table-cell>
          <table:table-cell office:value-type="percentage" office:value="0.2468" calcext:value-type="percentage">
            <text:p>24,68%</text:p>
          </table:table-cell>
          <table:table-cell office:value-type="percentage" office:value="0.2546" calcext:value-type="percentage">
            <text:p>25,46%</text:p>
          </table:table-cell>
          <table:table-cell office:value-type="percentage" office:value="0.2298" calcext:value-type="percentage">
            <text:p>22,98%</text:p>
          </table:table-cell>
          <table:table-cell table:number-columns-repeated="2"/>
          <table:table-cell office:value-type="string" calcext:value-type="string">
            <text:p>Appendicitis_10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2067" calcext:value-type="percentage">
            <text:p>20,67%</text:p>
          </table:table-cell>
          <table:table-cell table:number-columns-repeated="16370"/>
        </table:table-row>
        <table:table-row table:style-name="ro2">
          <table:table-cell table:style-name="ce9"/>
          <table:table-cell table:style-name="ce9" table:formula="of:=AVERAGE([.B2:.B11])" office:value-type="percentage" office:value="0.25084" calcext:value-type="percentage">
            <text:p>25,08%</text:p>
          </table:table-cell>
          <table:table-cell table:style-name="ce9" table:formula="of:=AVERAGE([.C2:.C11])" office:value-type="percentage" office:value="0.292264" calcext:value-type="percentage">
            <text:p>29,23%</text:p>
          </table:table-cell>
          <table:table-cell table:style-name="ce9" table:formula="of:=AVERAGE([.D2:.D11])" office:value-type="percentage" office:value="0.2634" calcext:value-type="percentage">
            <text:p>26,34%</text:p>
          </table:table-cell>
          <table:table-cell table:style-name="ce9" table:formula="of:=AVERAGE([.E2:.E11])" office:value-type="string" office:string-value="" calcext:value-type="error">
            <text:p>#DIV/0!</text:p>
          </table:table-cell>
          <table:table-cell table:style-name="ce9" table:number-columns-repeated="2"/>
          <table:table-cell table:style-name="ce9" table:formula="of:=AVERAGE([.H2:.H11])" office:value-type="percentage" office:value="0.16" calcext:value-type="percentage">
            <text:p>16,00%</text:p>
          </table:table-cell>
          <table:table-cell table:style-name="ce9" table:formula="of:=AVERAGE([.I2:.I11])" office:value-type="percentage" office:value="0.14934" calcext:value-type="percentage">
            <text:p>14,93%</text:p>
          </table:table-cell>
          <table:table-cell table:style-name="ce9" table:formula="of:=AVERAGE([.J2:.J11])" office:value-type="percentage" office:value="0.15266" calcext:value-type="percentage">
            <text:p>15,27%</text:p>
          </table:table-cell>
          <table:table-cell table:style-name="ce9" table:formula="of:=AVERAGE([.K2:.K11])" office:value-type="string" office:string-value="" calcext:value-type="error">
            <text:p>#DIV/0!</text:p>
          </table:table-cell>
          <table:table-cell table:style-name="ce9" table:number-columns-repeated="16369"/>
        </table:table-row>
        <table:table-row table:style-name="ro1" table:number-rows-repeated="3">
          <table:table-cell table:number-columns-repeated="16380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DE10</text:p>
          </table:table-cell>
          <table:table-cell/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DE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531" calcext:value-type="percentage">
            <text:p>35,31%</text:p>
          </table:table-cell>
          <table:table-cell office:value-type="percentage" office:value="0.3565" calcext:value-type="percentage">
            <text:p>35,65%</text:p>
          </table:table-cell>
          <table:table-cell office:value-type="percentage" office:value="0.3372" calcext:value-type="percentage">
            <text:p>33,72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1473" calcext:value-type="percentage">
            <text:p>14,73%</text:p>
          </table:table-cell>
          <table:table-cell office:value-type="percentage" office:value="0.1504" calcext:value-type="percentage">
            <text:p>15,04%</text:p>
          </table:table-cell>
          <table:table-cell office:value-type="percentage" office:value="0.1919" calcext:value-type="percentage">
            <text:p>19,19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1645" calcext:value-type="percentage">
            <text:p>16,45%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739" calcext:value-type="percentage">
            <text:p>17,39%</text:p>
          </table:table-cell>
          <table:table-cell table:number-columns-repeated="2"/>
          <table:table-cell office:value-type="string" calcext:value-type="string">
            <text:p>Balance_2</text:p>
          </table:table-cell>
          <table:table-cell office:value-type="percentage" office:value="0.1355" calcext:value-type="percentage">
            <text:p>13,55%</text:p>
          </table:table-cell>
          <table:table-cell office:value-type="percentage" office:value="0.1575" calcext:value-type="percentage">
            <text:p>15,75%</text:p>
          </table:table-cell>
          <table:table-cell office:value-type="percentage" office:value="0.1597" calcext:value-type="percentage">
            <text:p>15,97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2237" calcext:value-type="percentage">
            <text:p>22,37%</text:p>
          </table:table-cell>
          <table:table-cell office:value-type="percentage" office:value="0.2155" calcext:value-type="percentage">
            <text:p>21,55%</text:p>
          </table:table-cell>
          <table:table-cell office:value-type="percentage" office:value="0.2295" calcext:value-type="percentage">
            <text:p>22,95%</text:p>
          </table:table-cell>
          <table:table-cell table:number-columns-repeated="2"/>
          <table:table-cell office:value-type="string" calcext:value-type="string">
            <text:p>Balance_3</text:p>
          </table:table-cell>
          <table:table-cell office:value-type="percentage" office:value="0.1425" calcext:value-type="percentage">
            <text:p>14,25%</text:p>
          </table:table-cell>
          <table:table-cell office:value-type="percentage" office:value="0.1349" calcext:value-type="percentage">
            <text:p>13,49%</text:p>
          </table:table-cell>
          <table:table-cell office:value-type="percentage" office:value="0.193" calcext:value-type="percentage">
            <text:p>19,3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2768" calcext:value-type="percentage">
            <text:p>27,68%</text:p>
          </table:table-cell>
          <table:table-cell office:value-type="percentage" office:value="0.2527" calcext:value-type="percentage">
            <text:p>25,27%</text:p>
          </table:table-cell>
          <table:table-cell office:value-type="percentage" office:value="0.2498" calcext:value-type="percentage">
            <text:p>24,98%</text:p>
          </table:table-cell>
          <table:table-cell table:number-columns-repeated="2"/>
          <table:table-cell office:value-type="string" calcext:value-type="string">
            <text:p>Balance_4</text:p>
          </table:table-cell>
          <table:table-cell office:value-type="percentage" office:value="0.1301" calcext:value-type="percentage">
            <text:p>13,01%</text:p>
          </table:table-cell>
          <table:table-cell office:value-type="percentage" office:value="0.1516" calcext:value-type="percentage">
            <text:p>15,16%</text:p>
          </table:table-cell>
          <table:table-cell office:value-type="percentage" office:value="0.1769" calcext:value-type="percentage">
            <text:p>17,69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1681" calcext:value-type="percentage">
            <text:p>16,81%</text:p>
          </table:table-cell>
          <table:table-cell office:value-type="percentage" office:value="0.1628" calcext:value-type="percentage">
            <text:p>16,28%</text:p>
          </table:table-cell>
          <table:table-cell office:value-type="percentage" office:value="0.1855" calcext:value-type="percentage">
            <text:p>18,55%</text:p>
          </table:table-cell>
          <table:table-cell table:number-columns-repeated="2"/>
          <table:table-cell office:value-type="string" calcext:value-type="string">
            <text:p>Balance_5</text:p>
          </table:table-cell>
          <table:table-cell office:value-type="percentage" office:value="0.1591" calcext:value-type="percentage">
            <text:p>15,91%</text:p>
          </table:table-cell>
          <table:table-cell office:value-type="percentage" office:value="0.1801" calcext:value-type="percentage">
            <text:p>18,01%</text:p>
          </table:table-cell>
          <table:table-cell office:value-type="percentage" office:value="0.2258" calcext:value-type="percentage">
            <text:p>22,58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2377" calcext:value-type="percentage">
            <text:p>23,77%</text:p>
          </table:table-cell>
          <table:table-cell office:value-type="percentage" office:value="0.2401" calcext:value-type="percentage">
            <text:p>24,01%</text:p>
          </table:table-cell>
          <table:table-cell office:value-type="percentage" office:value="0.2623" calcext:value-type="percentage">
            <text:p>26,23%</text:p>
          </table:table-cell>
          <table:table-cell table:number-columns-repeated="2"/>
          <table:table-cell office:value-type="string" calcext:value-type="string">
            <text:p>Balance_6</text:p>
          </table:table-cell>
          <table:table-cell office:value-type="percentage" office:value="0.0844" calcext:value-type="percentage">
            <text:p>8,44%</text:p>
          </table:table-cell>
          <table:table-cell office:value-type="percentage" office:value="0.0801" calcext:value-type="percentage">
            <text:p>8,01%</text:p>
          </table:table-cell>
          <table:table-cell office:value-type="percentage" office:value="0.1204" calcext:value-type="percentage">
            <text:p>12,04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3242" calcext:value-type="percentage">
            <text:p>32,42%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3295" calcext:value-type="percentage">
            <text:p>32,95%</text:p>
          </table:table-cell>
          <table:table-cell table:number-columns-repeated="2"/>
          <table:table-cell office:value-type="string" calcext:value-type="string">
            <text:p>Balance_7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984" calcext:value-type="percentage">
            <text:p>19,84%</text:p>
          </table:table-cell>
          <table:table-cell office:value-type="percentage" office:value="0.2312" calcext:value-type="percentage">
            <text:p>23,1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1319" calcext:value-type="percentage">
            <text:p>13,19%</text:p>
          </table:table-cell>
          <table:table-cell office:value-type="percentage" office:value="0.1275" calcext:value-type="percentage">
            <text:p>12,75%</text:p>
          </table:table-cell>
          <table:table-cell office:value-type="percentage" office:value="0.1411" calcext:value-type="percentage">
            <text:p>14,11%</text:p>
          </table:table-cell>
          <table:table-cell table:number-columns-repeated="2"/>
          <table:table-cell office:value-type="string" calcext:value-type="string">
            <text:p>Balance_8</text:p>
          </table:table-cell>
          <table:table-cell office:value-type="percentage" office:value="0.1253" calcext:value-type="percentage">
            <text:p>12,53%</text:p>
          </table:table-cell>
          <table:table-cell office:value-type="percentage" office:value="0.1199" calcext:value-type="percentage">
            <text:p>11,99%</text:p>
          </table:table-cell>
          <table:table-cell office:value-type="percentage" office:value="0.1844" calcext:value-type="percentage">
            <text:p>18,44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2913" calcext:value-type="percentage">
            <text:p>29,13%</text:p>
          </table:table-cell>
          <table:table-cell office:value-type="percentage" office:value="0.271" calcext:value-type="percentage">
            <text:p>27,10%</text:p>
          </table:table-cell>
          <table:table-cell office:value-type="percentage" office:value="0.3188" calcext:value-type="percentage">
            <text:p>31,88%</text:p>
          </table:table-cell>
          <table:table-cell table:number-columns-repeated="2"/>
          <table:table-cell office:value-type="string" calcext:value-type="string">
            <text:p>Balance_9</text:p>
          </table:table-cell>
          <table:table-cell office:value-type="percentage" office:value="0.1758" calcext:value-type="percentage">
            <text:p>17,58%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2102" calcext:value-type="percentage">
            <text:p>21,0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2816" calcext:value-type="percentage">
            <text:p>28,16%</text:p>
          </table:table-cell>
          <table:table-cell office:value-type="percentage" office:value="0.2536" calcext:value-type="percentage">
            <text:p>25,36%</text:p>
          </table:table-cell>
          <table:table-cell office:value-type="percentage" office:value="0.2821" calcext:value-type="percentage">
            <text:p>28,21%</text:p>
          </table:table-cell>
          <table:table-cell table:number-columns-repeated="2"/>
          <table:table-cell office:value-type="string" calcext:value-type="string">
            <text:p>Balance_10</text:p>
          </table:table-cell>
          <table:table-cell office:value-type="percentage" office:value="0.2145" calcext:value-type="percentage">
            <text:p>21,45%</text:p>
          </table:table-cell>
          <table:table-cell office:value-type="percentage" office:value="0.1672" calcext:value-type="percentage">
            <text:p>16,72%</text:p>
          </table:table-cell>
          <table:table-cell office:value-type="percentage" office:value="0.272" calcext:value-type="percentage">
            <text:p>27,20%</text:p>
          </table:table-cell>
          <table:table-cell table:number-columns-repeated="16370"/>
        </table:table-row>
        <table:table-row table:style-name="ro2">
          <table:table-cell table:style-name="ce9"/>
          <table:table-cell table:style-name="ce9" table:formula="of:=AVERAGE([.B17:.B26])" office:value-type="percentage" office:value="0.24529" calcext:value-type="percentage">
            <text:p>24,53%</text:p>
          </table:table-cell>
          <table:table-cell table:style-name="ce9" table:formula="of:=AVERAGE([.C17:.C26])" office:value-type="percentage" office:value="0.23633" calcext:value-type="percentage">
            <text:p>23,63%</text:p>
          </table:table-cell>
          <table:table-cell table:style-name="ce9" table:formula="of:=AVERAGE([.D17:.D26])" office:value-type="percentage" office:value="0.25097" calcext:value-type="percentage">
            <text:p>25,10%</text:p>
          </table:table-cell>
          <table:table-cell table:style-name="ce9" table:number-columns-repeated="3"/>
          <table:table-cell table:style-name="ce9" table:formula="of:=AVERAGE([.H17:.H26])" office:value-type="percentage" office:value="0.14978" calcext:value-type="percentage">
            <text:p>14,98%</text:p>
          </table:table-cell>
          <table:table-cell table:style-name="ce9" table:formula="of:=AVERAGE([.I17:.I26])" office:value-type="percentage" office:value="0.15084" calcext:value-type="percentage">
            <text:p>15,08%</text:p>
          </table:table-cell>
          <table:table-cell table:style-name="ce9" table:formula="of:=AVERAGE([.J17:.J26])" office:value-type="percentage" office:value="0.19655" calcext:value-type="percentage">
            <text:p>19,66%</text:p>
          </table:table-cell>
          <table:table-cell table:style-name="ce9" table:number-columns-repeated="16370"/>
        </table:table-row>
        <table:table-row table:style-name="ro1">
          <table:table-cell table:number-columns-repeated="16380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NM</text:p>
          </table:table-cell>
          <table:table-cell/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NM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133" calcext:value-type="percentage">
            <text:p>31,33%</text:p>
          </table:table-cell>
          <table:table-cell office:value-type="percentage" office:value="0.3619" calcext:value-type="percentage">
            <text:p>36,19%</text:p>
          </table:table-cell>
          <table:table-cell table:number-columns-repeated="2"/>
          <table:table-cell office:value-type="string" calcext:value-type="string">
            <text:p>Glass_1</text:p>
          </table:table-cell>
          <table:table-cell office:value-type="percentage" office:value="0.3698" calcext:value-type="percentage">
            <text:p>36,98%</text:p>
          </table:table-cell>
          <table:table-cell office:value-type="percentage" office:value="0.427" calcext:value-type="percentage">
            <text:p>42,70%</text:p>
          </table:table-cell>
          <table:table-cell office:value-type="percentage" office:value="0.3984" calcext:value-type="percentage">
            <text:p>39,84%</text:p>
          </table:table-cell>
          <table:table-cell office:value-type="percentage" office:value="0.419" calcext:value-type="percentage">
            <text:p>41,9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439" calcext:value-type="percentage">
            <text:p>43,90%</text:p>
          </table:table-cell>
          <table:table-cell office:value-type="percentage" office:value="0.4219" calcext:value-type="percentage">
            <text:p>42,19%</text:p>
          </table:table-cell>
          <table:table-cell office:value-type="percentage" office:value="0.4029" calcext:value-type="percentage">
            <text:p>40,29%</text:p>
          </table:table-cell>
          <table:table-cell table:number-columns-repeated="2"/>
          <table:table-cell office:value-type="string" calcext:value-type="string">
            <text:p>Glass_2</text:p>
          </table:table-cell>
          <table:table-cell office:value-type="percentage" office:value="0.7254" calcext:value-type="percentage">
            <text:p>72,54%</text:p>
          </table:table-cell>
          <table:table-cell office:value-type="percentage" office:value="0.7841" calcext:value-type="percentage">
            <text:p>78,41%</text:p>
          </table:table-cell>
          <table:table-cell office:value-type="percentage" office:value="0.7651" calcext:value-type="percentage">
            <text:p>76,51%</text:p>
          </table:table-cell>
          <table:table-cell office:value-type="percentage" office:value="0.8143" calcext:value-type="percentage">
            <text:p>81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4067" calcext:value-type="percentage">
            <text:p>40,67%</text:p>
          </table:table-cell>
          <table:table-cell office:value-type="percentage" office:value="0.3733" calcext:value-type="percentage">
            <text:p>37,33%</text:p>
          </table:table-cell>
          <table:table-cell office:value-type="percentage" office:value="0.3924" calcext:value-type="percentage">
            <text:p>39,24%</text:p>
          </table:table-cell>
          <table:table-cell table:number-columns-repeated="2"/>
          <table:table-cell office:value-type="string" calcext:value-type="string">
            <text:p>Glass_3</text:p>
          </table:table-cell>
          <table:table-cell office:value-type="percentage" office:value="0.5286" calcext:value-type="percentage">
            <text:p>52,86%</text:p>
          </table:table-cell>
          <table:table-cell office:value-type="percentage" office:value="0.5683" calcext:value-type="percentage">
            <text:p>56,83%</text:p>
          </table:table-cell>
          <table:table-cell office:value-type="percentage" office:value="0.5794" calcext:value-type="percentage">
            <text:p>57,94%</text:p>
          </table:table-cell>
          <table:table-cell office:value-type="percentage" office:value="0.5571" calcext:value-type="percentage">
            <text:p>5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2438" calcext:value-type="percentage">
            <text:p>24,38%</text:p>
          </table:table-cell>
          <table:table-cell office:value-type="percentage" office:value="0.2619" calcext:value-type="percentage">
            <text:p>26,19%</text:p>
          </table:table-cell>
          <table:table-cell table:number-columns-repeated="2"/>
          <table:table-cell office:value-type="string" calcext:value-type="string">
            <text:p>Glass_4</text:p>
          </table:table-cell>
          <table:table-cell office:value-type="percentage" office:value="0.53967" calcext:value-type="percentage">
            <text:p>53,97%</text:p>
          </table:table-cell>
          <table:table-cell office:value-type="percentage" office:value="0.5476" calcext:value-type="percentage">
            <text:p>54,76%</text:p>
          </table:table-cell>
          <table:table-cell office:value-type="percentage" office:value="0.5587" calcext:value-type="percentage">
            <text:p>55,87%</text:p>
          </table:table-cell>
          <table:table-cell office:value-type="percentage" office:value="0.6063" calcext:value-type="percentage">
            <text:p>60,6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5019" calcext:value-type="percentage">
            <text:p>50,19%</text:p>
          </table:table-cell>
          <table:table-cell office:value-type="percentage" office:value="0.4533" calcext:value-type="percentage">
            <text:p>45,33%</text:p>
          </table:table-cell>
          <table:table-cell office:value-type="percentage" office:value="0.4905" calcext:value-type="percentage">
            <text:p>49,05%</text:p>
          </table:table-cell>
          <table:table-cell table:number-columns-repeated="2"/>
          <table:table-cell office:value-type="string" calcext:value-type="string">
            <text:p>Glass_5</text:p>
          </table:table-cell>
          <table:table-cell office:value-type="percentage" office:value="0.5635" calcext:value-type="percentage">
            <text:p>56,35%</text:p>
          </table:table-cell>
          <table:table-cell office:value-type="percentage" office:value="0.5952" calcext:value-type="percentage">
            <text:p>59,52%</text:p>
          </table:table-cell>
          <table:table-cell office:value-type="percentage" office:value="0.573" calcext:value-type="percentage">
            <text:p>57,30%</text:p>
          </table:table-cell>
          <table:table-cell office:value-type="percentage" office:value="0.6317" calcext:value-type="percentage">
            <text:p>63,1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3686" calcext:value-type="percentage">
            <text:p>36,86%</text:p>
          </table:table-cell>
          <table:table-cell office:value-type="percentage" office:value="0.3733" calcext:value-type="percentage">
            <text:p>37,33%</text:p>
          </table:table-cell>
          <table:table-cell office:value-type="percentage" office:value="0.401" calcext:value-type="percentage">
            <text:p>40,10%</text:p>
          </table:table-cell>
          <table:table-cell table:number-columns-repeated="2"/>
          <table:table-cell office:value-type="string" calcext:value-type="string">
            <text:p>Glass_6</text:p>
          </table:table-cell>
          <table:table-cell office:value-type="percentage" office:value="0.4841" calcext:value-type="percentage">
            <text:p>48,41%</text:p>
          </table:table-cell>
          <table:table-cell office:value-type="percentage" office:value="0.5206" calcext:value-type="percentage">
            <text:p>52,06%</text:p>
          </table:table-cell>
          <table:table-cell office:value-type="percentage" office:value="0.5286" calcext:value-type="percentage">
            <text:p>52,86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3181" calcext:value-type="percentage">
            <text:p>31,81%</text:p>
          </table:table-cell>
          <table:table-cell office:value-type="percentage" office:value="0.2838" calcext:value-type="percentage">
            <text:p>28,38%</text:p>
          </table:table-cell>
          <table:table-cell office:value-type="percentage" office:value="0.2952" calcext:value-type="percentage">
            <text:p>29,52%</text:p>
          </table:table-cell>
          <table:table-cell table:number-columns-repeated="2"/>
          <table:table-cell office:value-type="string" calcext:value-type="string">
            <text:p>Glass_7</text:p>
          </table:table-cell>
          <table:table-cell office:value-type="percentage" office:value="0.5238" calcext:value-type="percentage">
            <text:p>52,38%</text:p>
          </table:table-cell>
          <table:table-cell office:value-type="percentage" office:value="0.5381" calcext:value-type="percentage">
            <text:p>53,81%</text:p>
          </table:table-cell>
          <table:table-cell office:value-type="percentage" office:value="0.527" calcext:value-type="percentage">
            <text:p>52,7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3552" calcext:value-type="percentage">
            <text:p>35,52%</text:p>
          </table:table-cell>
          <table:table-cell office:value-type="percentage" office:value="0.3638" calcext:value-type="percentage">
            <text:p>36,38%</text:p>
          </table:table-cell>
          <table:table-cell office:value-type="percentage" office:value="0.3762" calcext:value-type="percentage">
            <text:p>37,62%</text:p>
          </table:table-cell>
          <table:table-cell table:number-columns-repeated="2"/>
          <table:table-cell office:value-type="string" calcext:value-type="string">
            <text:p>Glass_8</text:p>
          </table:table-cell>
          <table:table-cell office:value-type="percentage" office:value="0.3619" calcext:value-type="percentage">
            <text:p>36,19%</text:p>
          </table:table-cell>
          <table:table-cell office:value-type="percentage" office:value="0.419" calcext:value-type="percentage">
            <text:p>41,90%</text:p>
          </table:table-cell>
          <table:table-cell office:value-type="percentage" office:value="0.4159" calcext:value-type="percentage">
            <text:p>41,59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3762" calcext:value-type="percentage">
            <text:p>37,62%</text:p>
          </table:table-cell>
          <table:table-cell office:value-type="percentage" office:value="0.3819" calcext:value-type="percentage">
            <text:p>38,19%</text:p>
          </table:table-cell>
          <table:table-cell office:value-type="percentage" office:value="0.4229" calcext:value-type="percentage">
            <text:p>42,29%</text:p>
          </table:table-cell>
          <table:table-cell table:number-columns-repeated="2"/>
          <table:table-cell office:value-type="string" calcext:value-type="string">
            <text:p>Glass_9</text:p>
          </table:table-cell>
          <table:table-cell office:value-type="percentage" office:value="0.3444" calcext:value-type="percentage">
            <text:p>34,44%</text:p>
          </table:table-cell>
          <table:table-cell office:value-type="percentage" office:value="0.3413" calcext:value-type="percentage">
            <text:p>34,13%</text:p>
          </table:table-cell>
          <table:table-cell office:value-type="percentage" office:value="0.3556" calcext:value-type="percentage">
            <text:p>35,56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3114" calcext:value-type="percentage">
            <text:p>31,14%</text:p>
          </table:table-cell>
          <table:table-cell office:value-type="percentage" office:value="0.3305" calcext:value-type="percentage">
            <text:p>33,05%</text:p>
          </table:table-cell>
          <table:table-cell office:value-type="percentage" office:value="0.3495" calcext:value-type="percentage">
            <text:p>34,95%</text:p>
          </table:table-cell>
          <table:table-cell table:number-columns-repeated="2"/>
          <table:table-cell office:value-type="string" calcext:value-type="string">
            <text:p>Glass_10</text:p>
          </table:table-cell>
          <table:table-cell office:value-type="percentage" office:value="0.5349" calcext:value-type="percentage">
            <text:p>53,49%</text:p>
          </table:table-cell>
          <table:table-cell office:value-type="percentage" office:value="0.6413" calcext:value-type="percentage">
            <text:p>64,13%</text:p>
          </table:table-cell>
          <table:table-cell office:value-type="percentage" office:value="0.6175" calcext:value-type="percentage">
            <text:p>61,75%</text:p>
          </table:table-cell>
          <table:table-cell table:number-columns-repeated="16370"/>
        </table:table-row>
        <table:table-row table:style-name="ro2">
          <table:table-cell table:style-name="ce9"/>
          <table:table-cell table:style-name="ce9" table:formula="of:=AVERAGE([.B30:.B39])" office:value-type="percentage" office:value="0.3641" calcext:value-type="percentage">
            <text:p>36,41%</text:p>
          </table:table-cell>
          <table:table-cell table:style-name="ce9" table:formula="of:=AVERAGE([.C30:.C39])" office:value-type="percentage" office:value="0.35389" calcext:value-type="percentage">
            <text:p>35,39%</text:p>
          </table:table-cell>
          <table:table-cell table:style-name="ce9" table:formula="of:=AVERAGE([.D30:.D39])" office:value-type="percentage" office:value="0.37544" calcext:value-type="percentage">
            <text:p>37,54%</text:p>
          </table:table-cell>
          <table:table-cell table:style-name="ce9" table:number-columns-repeated="3"/>
          <table:table-cell table:style-name="ce9" table:formula="of:=AVERAGE([.H30:.H39])" office:value-type="percentage" office:value="0.497607" calcext:value-type="percentage">
            <text:p>49,76%</text:p>
          </table:table-cell>
          <table:table-cell table:style-name="ce9" table:formula="of:=AVERAGE([.I30:.I39])" office:value-type="percentage" office:value="0.53825" calcext:value-type="percentage">
            <text:p>53,83%</text:p>
          </table:table-cell>
          <table:table-cell table:style-name="ce9" table:formula="of:=AVERAGE([.J30:.J39])" office:value-type="percentage" office:value="0.53192" calcext:value-type="percentage">
            <text:p>53,19%</text:p>
          </table:table-cell>
          <table:table-cell table:style-name="ce9" table:formula="of:=AVERAGE([.K30:.K39])" office:value-type="percentage" office:value="0.60568" calcext:value-type="percentage">
            <text:p>60,57%</text:p>
          </table:table-cell>
          <table:table-cell table:style-name="ce9" table:number-columns-repeated="16369"/>
        </table:table-row>
        <table:table-row table:style-name="ro1">
          <table:table-cell table:number-columns-repeated="16380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NM</text:p>
          </table:table-cell>
          <table:table-cell/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/>
          <table:table-cell table:number-columns-repeated="16369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3718" calcext:value-type="percentage">
            <text:p>37,18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769" calcext:value-type="percentage">
            <text:p>37,69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2543" calcext:value-type="percentage">
            <text:p>25,43%</text:p>
          </table:table-cell>
          <table:table-cell office:value-type="percentage" office:value="0.2457" calcext:value-type="percentage">
            <text:p>24,57%</text:p>
          </table:table-cell>
          <table:table-cell office:value-type="percentage" office:value="0.2543" calcext:value-type="percentage">
            <text:p>25,4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4513" calcext:value-type="percentage">
            <text:p>45,13%</text:p>
          </table:table-cell>
          <table:table-cell office:value-type="percentage" office:value="0.4641" calcext:value-type="percentage">
            <text:p>46,41%</text:p>
          </table:table-cell>
          <table:table-cell office:value-type="percentage" office:value="0.4333" calcext:value-type="percentage">
            <text:p>43,33%</text:p>
          </table:table-cell>
          <table:table-cell table:number-columns-repeated="2"/>
          <table:table-cell office:value-type="string" calcext:value-type="string">
            <text:p>Heart_2</text:p>
          </table:table-cell>
          <table:table-cell office:value-type="percentage" office:value="0.1543" calcext:value-type="percentage">
            <text:p>15,43%</text:p>
          </table:table-cell>
          <table:table-cell office:value-type="percentage" office:value="0.1284" calcext:value-type="percentage">
            <text:p>12,84%</text:p>
          </table:table-cell>
          <table:table-cell office:value-type="percentage" office:value="0.1272" calcext:value-type="percentage">
            <text:p>12,7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3487" calcext:value-type="percentage">
            <text:p>34,87%</text:p>
          </table:table-cell>
          <table:table-cell office:value-type="percentage" office:value="0.3462" calcext:value-type="percentage">
            <text:p>34,62%</text:p>
          </table:table-cell>
          <table:table-cell office:value-type="percentage" office:value="0.3385" calcext:value-type="percentage">
            <text:p>33,85%</text:p>
          </table:table-cell>
          <table:table-cell table:number-columns-repeated="2"/>
          <table:table-cell office:value-type="string" calcext:value-type="string">
            <text:p>Heart_3</text:p>
          </table:table-cell>
          <table:table-cell table:number-columns-repeated="2" office:value-type="percentage" office:value="0.0963" calcext:value-type="percentage">
            <text:p>9,63%</text:p>
          </table:table-cell>
          <table:table-cell office:value-type="percentage" office:value="0.0988" calcext:value-type="percentage">
            <text:p>9,88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2769" calcext:value-type="percentage">
            <text:p>27,69%</text:p>
          </table:table-cell>
          <table:table-cell office:value-type="percentage" office:value="0.2923" calcext:value-type="percentage">
            <text:p>29,23%</text:p>
          </table:table-cell>
          <table:table-cell office:value-type="percentage" office:value="0.3077" calcext:value-type="percentage">
            <text:p>30,77%</text:p>
          </table:table-cell>
          <table:table-cell table:number-columns-repeated="2"/>
          <table:table-cell office:value-type="string" calcext:value-type="string">
            <text:p>Heart_4</text:p>
          </table:table-cell>
          <table:table-cell office:value-type="percentage" office:value="0.1975" calcext:value-type="percentage">
            <text:p>19,75%</text:p>
          </table:table-cell>
          <table:table-cell office:value-type="percentage" office:value="0.1259" calcext:value-type="percentage">
            <text:p>12,59%</text:p>
          </table:table-cell>
          <table:table-cell office:value-type="percentage" office:value="0.1321" calcext:value-type="percentage">
            <text:p>13,21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5436" calcext:value-type="percentage">
            <text:p>54,36%</text:p>
          </table:table-cell>
          <table:table-cell office:value-type="percentage" office:value="0.5795" calcext:value-type="percentage">
            <text:p>57,95%</text:p>
          </table:table-cell>
          <table:table-cell office:value-type="percentage" office:value="0.5513" calcext:value-type="percentage">
            <text:p>55,13%</text:p>
          </table:table-cell>
          <table:table-cell table:number-columns-repeated="2"/>
          <table:table-cell office:value-type="string" calcext:value-type="string">
            <text:p>Heart_5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494" calcext:value-type="percentage">
            <text:p>14,94%</text:p>
          </table:table-cell>
          <table:table-cell office:value-type="percentage" office:value="0.1111" calcext:value-type="percentage">
            <text:p>11,11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3026" calcext:value-type="percentage">
            <text:p>30,26%</text:p>
          </table:table-cell>
          <table:table-cell office:value-type="percentage" office:value="0.2923" calcext:value-type="percentage">
            <text:p>29,23%</text:p>
          </table:table-cell>
          <table:table-cell table:number-columns-repeated="2"/>
          <table:table-cell office:value-type="string" calcext:value-type="string">
            <text:p>Heart_6</text:p>
          </table:table-cell>
          <table:table-cell office:value-type="percentage" office:value="0.2358" calcext:value-type="percentage">
            <text:p>23,58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358" calcext:value-type="percentage">
            <text:p>23,58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2897" calcext:value-type="percentage">
            <text:p>28,97%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2949" calcext:value-type="percentage">
            <text:p>29,49%</text:p>
          </table:table-cell>
          <table:table-cell table:number-columns-repeated="2"/>
          <table:table-cell office:value-type="string" calcext:value-type="string">
            <text:p>Heart_7</text:p>
          </table:table-cell>
          <table:table-cell office:value-type="percentage" office:value="0.1889" calcext:value-type="percentage">
            <text:p>18,89%</text:p>
          </table:table-cell>
          <table:table-cell office:value-type="percentage" office:value="0.1938" calcext:value-type="percentage">
            <text:p>19,38%</text:p>
          </table:table-cell>
          <table:table-cell office:value-type="percentage" office:value="0.2049" calcext:value-type="percentage">
            <text:p>20,49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2897" calcext:value-type="percentage">
            <text:p>28,97%</text:p>
          </table:table-cell>
          <table:table-cell office:value-type="percentage" office:value="0.3026" calcext:value-type="percentage">
            <text:p>30,26%</text:p>
          </table:table-cell>
          <table:table-cell office:value-type="percentage" office:value="0.3179" calcext:value-type="percentage">
            <text:p>31,79%</text:p>
          </table:table-cell>
          <table:table-cell table:number-columns-repeated="2"/>
          <table:table-cell office:value-type="string" calcext:value-type="string">
            <text:p>Heart_8</text:p>
          </table:table-cell>
          <table:table-cell office:value-type="percentage" office:value="0.1432" calcext:value-type="percentage">
            <text:p>14,32%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531" calcext:value-type="percentage">
            <text:p>15,31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3385" calcext:value-type="percentage">
            <text:p>33,85%</text:p>
          </table:table-cell>
          <table:table-cell office:value-type="percentage" office:value="0.2923" calcext:value-type="percentage">
            <text:p>29,23%</text:p>
          </table:table-cell>
          <table:table-cell office:value-type="percentage" office:value="0.3513" calcext:value-type="percentage">
            <text:p>35,13%</text:p>
          </table:table-cell>
          <table:table-cell table:number-columns-repeated="2"/>
          <table:table-cell office:value-type="string" calcext:value-type="string">
            <text:p>Heart_9</text:p>
          </table:table-cell>
          <table:table-cell office:value-type="percentage" office:value="0.2519" calcext:value-type="percentage">
            <text:p>25,19%</text:p>
          </table:table-cell>
          <table:table-cell office:value-type="percentage" office:value="0.2617" calcext:value-type="percentage">
            <text:p>26,17%</text:p>
          </table:table-cell>
          <table:table-cell office:value-type="percentage" office:value="0.2136" calcext:value-type="percentage">
            <text:p>21,36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4897" calcext:value-type="percentage">
            <text:p>48,97%</text:p>
          </table:table-cell>
          <table:table-cell office:value-type="percentage" office:value="0.5231" calcext:value-type="percentage">
            <text:p>52,31%</text:p>
          </table:table-cell>
          <table:table-cell office:value-type="percentage" office:value="0.5128" calcext:value-type="percentage">
            <text:p>51,28%</text:p>
          </table:table-cell>
          <table:table-cell table:number-columns-repeated="2"/>
          <table:table-cell office:value-type="string" calcext:value-type="string">
            <text:p>Heart_10</text:p>
          </table:table-cell>
          <table:table-cell office:value-type="percentage" office:value="0.1901" calcext:value-type="percentage">
            <text:p>19,01%</text:p>
          </table:table-cell>
          <table:table-cell office:value-type="percentage" office:value="0.1704" calcext:value-type="percentage">
            <text:p>17,04%</text:p>
          </table:table-cell>
          <table:table-cell office:value-type="percentage" office:value="0.1654" calcext:value-type="percentage">
            <text:p>16,54%</text:p>
          </table:table-cell>
          <table:table-cell table:number-columns-repeated="16370"/>
        </table:table-row>
        <table:table-row table:style-name="ro2">
          <table:table-cell table:style-name="ce9"/>
          <table:table-cell table:style-name="ce9" table:formula="of:=AVERAGE([.B43:.B52])" office:value-type="percentage" office:value="0.37178" calcext:value-type="percentage">
            <text:p>37,18%</text:p>
          </table:table-cell>
          <table:table-cell table:style-name="ce9" table:formula="of:=AVERAGE([.C43:.C52])" office:value-type="percentage" office:value="0.37873" calcext:value-type="percentage">
            <text:p>37,87%</text:p>
          </table:table-cell>
          <table:table-cell table:style-name="ce9" table:formula="of:=AVERAGE([.D43:.D52])" office:value-type="percentage" office:value="0.37769" calcext:value-type="percentage">
            <text:p>37,77%</text:p>
          </table:table-cell>
          <table:table-cell table:style-name="ce9" table:number-columns-repeated="3"/>
          <table:table-cell table:style-name="ce9" table:formula="of:=AVERAGE([.H43:.H52])" office:value-type="percentage" office:value="0.18604" calcext:value-type="percentage">
            <text:p>18,60%</text:p>
          </table:table-cell>
          <table:table-cell table:style-name="ce9" table:formula="of:=AVERAGE([.I43:.I52])" office:value-type="percentage" office:value="0.17382" calcext:value-type="percentage">
            <text:p>17,38%</text:p>
          </table:table-cell>
          <table:table-cell table:style-name="ce9" table:formula="of:=AVERAGE([.J43:.J52])" office:value-type="percentage" office:value="0.16963" calcext:value-type="percentage">
            <text:p>16,96%</text:p>
          </table:table-cell>
          <table:table-cell table:style-name="ce9" table:number-columns-repeated="16370"/>
        </table:table-row>
        <table:table-row table:style-name="ro1">
          <table:table-cell table:number-columns-repeated="16380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/>
          <table:table-cell/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/>
          <table:table-cell table:number-columns-repeated="16369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435" calcext:value-type="percentage">
            <text:p>4,35%</text:p>
          </table:table-cell>
          <table:table-cell table:number-columns-repeated="2" office:value-type="percentage" office:value="0.0464" calcext:value-type="percentage">
            <text:p>4,64%</text:p>
          </table:table-cell>
          <table:table-cell table:number-columns-repeated="2"/>
          <table:table-cell office:value-type="string" calcext:value-type="string">
            <text:p>Ionosphere_1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1076" calcext:value-type="percentage">
            <text:p>10,76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406" calcext:value-type="percentage">
            <text:p>4,06%</text:p>
          </table:table-cell>
          <table:table-cell office:value-type="percentage" office:value="0.0435" calcext:value-type="percentage">
            <text:p>4,35%</text:p>
          </table:table-cell>
          <table:table-cell table:number-columns-repeated="2"/>
          <table:table-cell office:value-type="string" calcext:value-type="string">
            <text:p>Ionosphere_2</text:p>
          </table:table-cell>
          <table:table-cell office:value-type="percentage" office:value="0.0924" calcext:value-type="percentage">
            <text:p>9,24%</text:p>
          </table:table-cell>
          <table:table-cell office:value-type="percentage" office:value="0.0886" calcext:value-type="percentage">
            <text:p>8,86%</text:p>
          </table:table-cell>
          <table:table-cell office:value-type="percentage" office:value="0.1038" calcext:value-type="percentage">
            <text:p>10,38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ousevotes_3</text:p>
          </table:table-cell>
          <table:table-cell table:number-columns-repeated="3" office:value-type="percentage" office:value="0.0913" calcext:value-type="percentage">
            <text:p>9,13%</text:p>
          </table:table-cell>
          <table:table-cell table:number-columns-repeated="2"/>
          <table:table-cell office:value-type="string" calcext:value-type="string">
            <text:p>Ionosphere_3</text:p>
          </table:table-cell>
          <table:table-cell office:value-type="percentage" office:value="0.1124" calcext:value-type="percentage">
            <text:p>11,24%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1543" calcext:value-type="percentage">
            <text:p>15,4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493" calcext:value-type="percentage">
            <text:p>4,93%</text:p>
          </table:table-cell>
          <table:table-cell office:value-type="percentage" office:value="0.0507" calcext:value-type="percentage">
            <text:p>5,07%</text:p>
          </table:table-cell>
          <table:table-cell table:number-columns-repeated="2"/>
          <table:table-cell office:value-type="string" calcext:value-type="string">
            <text:p>Ionosphere_4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1724" calcext:value-type="percentage">
            <text:p>17,24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43" calcext:value-type="percentage">
            <text:p>0,43%</text:p>
          </table:table-cell>
          <table:table-cell office:value-type="percentage" office:value="0.0058" calcext:value-type="percentage">
            <text:p>0,58%</text:p>
          </table:table-cell>
          <table:table-cell table:number-columns-repeated="2"/>
          <table:table-cell office:value-type="string" calcext:value-type="string">
            <text:p>Ionosphere_5</text:p>
          </table:table-cell>
          <table:table-cell office:value-type="percentage" office:value="0.0543" calcext:value-type="percentage">
            <text:p>5,43%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1076" calcext:value-type="percentage">
            <text:p>10,76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13" calcext:value-type="percentage">
            <text:p>1,30%</text:p>
          </table:table-cell>
          <table:table-cell office:value-type="percentage" office:value="0.0101" calcext:value-type="percentage">
            <text:p>1,01%</text:p>
          </table:table-cell>
          <table:table-cell office:value-type="percentage" office:value="0.0029" calcext:value-type="percentage">
            <text:p>0,29%</text:p>
          </table:table-cell>
          <table:table-cell table:number-columns-repeated="2"/>
          <table:table-cell office:value-type="string" calcext:value-type="string">
            <text:p>Ionosphere_6</text:p>
          </table:table-cell>
          <table:table-cell office:value-type="percentage" office:value="0.1162" calcext:value-type="percentage">
            <text:p>11,62%</text:p>
          </table:table-cell>
          <table:table-cell office:value-type="percentage" office:value="0.1295" calcext:value-type="percentage">
            <text:p>12,95%</text:p>
          </table:table-cell>
          <table:table-cell office:value-type="percentage" office:value="0.1533" calcext:value-type="percentage">
            <text:p>15,3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188" calcext:value-type="percentage">
            <text:p>1,88%</text:p>
          </table:table-cell>
          <table:table-cell office:value-type="percentage" office:value="0.0261" calcext:value-type="percentage">
            <text:p>2,61%</text:p>
          </table:table-cell>
          <table:table-cell office:value-type="percentage" office:value="0.029" calcext:value-type="percentage">
            <text:p>2,90%</text:p>
          </table:table-cell>
          <table:table-cell table:number-columns-repeated="2"/>
          <table:table-cell office:value-type="string" calcext:value-type="string">
            <text:p>Ionosphere_7</text:p>
          </table:table-cell>
          <table:table-cell office:value-type="percentage" office:value="0.1552" calcext:value-type="percentage">
            <text:p>15,52%</text:p>
          </table:table-cell>
          <table:table-cell office:value-type="percentage" office:value="0.1524" calcext:value-type="percentage">
            <text:p>15,24%</text:p>
          </table:table-cell>
          <table:table-cell office:value-type="percentage" office:value="0.1514" calcext:value-type="percentage">
            <text:p>15,14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913" calcext:value-type="percentage">
            <text:p>9,13%</text:p>
          </table:table-cell>
          <table:table-cell office:value-type="percentage" office:value="0.087" calcext:value-type="percentage">
            <text:p>8,70%</text:p>
          </table:table-cell>
          <table:table-cell table:number-columns-repeated="2"/>
          <table:table-cell office:value-type="string" calcext:value-type="string">
            <text:p>Ionosphere_8</text:p>
          </table:table-cell>
          <table:table-cell office:value-type="percentage" office:value="0.0619" calcext:value-type="percentage">
            <text:p>6,19%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057" calcext:value-type="percentage">
            <text:p>10,57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ousevotes_9</text:p>
          </table:table-cell>
          <table:table-cell table:number-columns-repeated="2" office:value-type="percentage" office:value="0.013" calcext:value-type="percentage">
            <text:p>1,30%</text:p>
          </table:table-cell>
          <table:table-cell office:value-type="percentage" office:value="0.0145" calcext:value-type="percentage">
            <text:p>1,45%</text:p>
          </table:table-cell>
          <table:table-cell table:number-columns-repeated="2"/>
          <table:table-cell office:value-type="string" calcext:value-type="string">
            <text:p>Ionosphere_9</text:p>
          </table:table-cell>
          <table:table-cell office:value-type="percentage" office:value="0.0952" calcext:value-type="percentage">
            <text:p>9,52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219" calcext:value-type="percentage">
            <text:p>12,19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ousevotes_10</text:p>
          </table:table-cell>
          <table:table-cell table:number-columns-repeated="2" office:value-type="percentage" office:value="0.0188" calcext:value-type="percentage">
            <text:p>1,88%</text:p>
          </table:table-cell>
          <table:table-cell office:value-type="percentage" office:value="0.0304" calcext:value-type="percentage">
            <text:p>3,04%</text:p>
          </table:table-cell>
          <table:table-cell table:number-columns-repeated="2"/>
          <table:table-cell office:value-type="string" calcext:value-type="string">
            <text:p>Ionosphere_10</text:p>
          </table:table-cell>
          <table:table-cell office:value-type="percentage" office:value="0.1029" calcext:value-type="percentage">
            <text:p>10,29%</text:p>
          </table:table-cell>
          <table:table-cell office:value-type="percentage" office:value="0.1057" calcext:value-type="percentage">
            <text:p>10,57%</text:p>
          </table:table-cell>
          <table:table-cell office:value-type="percentage" office:value="0.119" calcext:value-type="percentage">
            <text:p>11,90%</text:p>
          </table:table-cell>
          <table:table-cell table:number-columns-repeated="16370"/>
        </table:table-row>
        <table:table-row table:style-name="ro2">
          <table:table-cell table:style-name="ce9"/>
          <table:table-cell table:style-name="ce9" table:formula="of:=AVERAGE([.B56:.B65])" office:value-type="percentage" office:value="0.03767" calcext:value-type="percentage">
            <text:p>3,77%</text:p>
          </table:table-cell>
          <table:table-cell table:style-name="ce9" table:formula="of:=AVERAGE([.C56:.C65])" office:value-type="percentage" office:value="0.03912" calcext:value-type="percentage">
            <text:p>3,91%</text:p>
          </table:table-cell>
          <table:table-cell table:style-name="ce9" table:formula="of:=AVERAGE([.D56:.D65])" office:value-type="percentage" office:value="0.04015" calcext:value-type="percentage">
            <text:p>4,02%</text:p>
          </table:table-cell>
          <table:table-cell table:style-name="ce9" table:number-columns-repeated="3"/>
          <table:table-cell table:style-name="ce9" table:formula="of:=AVERAGE([.H56:.H65])" office:value-type="percentage" office:value="0.10486" calcext:value-type="percentage">
            <text:p>10,49%</text:p>
          </table:table-cell>
          <table:table-cell table:style-name="ce9" table:formula="of:=AVERAGE([.I56:.I65])" office:value-type="percentage" office:value="0.11963" calcext:value-type="percentage">
            <text:p>11,96%</text:p>
          </table:table-cell>
          <table:table-cell table:style-name="ce9" table:formula="of:=AVERAGE([.J56:.J65])" office:value-type="percentage" office:value="0.1297" calcext:value-type="percentage">
            <text:p>12,97%</text:p>
          </table:table-cell>
          <table:table-cell table:style-name="ce9" table:number-columns-repeated="16370"/>
        </table:table-row>
        <table:table-row table:style-name="ro1">
          <table:table-cell table:number-columns-repeated="16380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/>
          <table:table-cell/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/>
          <table:table-cell table:number-columns-repeated="16369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2039" calcext:value-type="percentage">
            <text:p>20,39%</text:p>
          </table:table-cell>
          <table:table-cell office:value-type="percentage" office:value="0.2373" calcext:value-type="percentage">
            <text:p>23,73%</text:p>
          </table:table-cell>
          <table:table-cell office:value-type="percentage" office:value="0.2294" calcext:value-type="percentage">
            <text:p>22,94%</text:p>
          </table:table-cell>
          <table:table-cell table:number-columns-repeated="2"/>
          <table:table-cell office:value-type="string" calcext:value-type="string">
            <text:p>Mammographic_1</text:p>
          </table:table-cell>
          <table:table-cell office:value-type="percentage" office:value="0.2012" calcext:value-type="percentage">
            <text:p>20,12%</text:p>
          </table:table-cell>
          <table:table-cell office:value-type="percentage" office:value="0.1931" calcext:value-type="percentage">
            <text:p>19,31%</text:p>
          </table:table-cell>
          <table:table-cell office:value-type="percentage" office:value="0.1908" calcext:value-type="percentage">
            <text:p>19,08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2461" calcext:value-type="percentage">
            <text:p>24,61%</text:p>
          </table:table-cell>
          <table:table-cell table:number-columns-repeated="2" office:value-type="percentage" office:value="0.2333" calcext:value-type="percentage">
            <text:p>23,33%</text:p>
          </table:table-cell>
          <table:table-cell table:number-columns-repeated="2"/>
          <table:table-cell office:value-type="string" calcext:value-type="string">
            <text:p>Mammographic_2</text:p>
          </table:table-cell>
          <table:table-cell office:value-type="percentage" office:value="0.1486" calcext:value-type="percentage">
            <text:p>14,86%</text:p>
          </table:table-cell>
          <table:table-cell office:value-type="percentage" office:value="0.1582" calcext:value-type="percentage">
            <text:p>15,82%</text:p>
          </table:table-cell>
          <table:table-cell office:value-type="percentage" office:value="0.1586" calcext:value-type="percentage">
            <text:p>15,86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3049" calcext:value-type="percentage">
            <text:p>30,49%</text:p>
          </table:table-cell>
          <table:table-cell office:value-type="percentage" office:value="0.3118" calcext:value-type="percentage">
            <text:p>31,18%</text:p>
          </table:table-cell>
          <table:table-cell office:value-type="percentage" office:value="0.3098" calcext:value-type="percentage">
            <text:p>30,98%</text:p>
          </table:table-cell>
          <table:table-cell table:number-columns-repeated="2"/>
          <table:table-cell office:value-type="string" calcext:value-type="string">
            <text:p>Mammographic_3</text:p>
          </table:table-cell>
          <table:table-cell office:value-type="percentage" office:value="0.2036" calcext:value-type="percentage">
            <text:p>20,36%</text:p>
          </table:table-cell>
          <table:table-cell office:value-type="percentage" office:value="0.2012" calcext:value-type="percentage">
            <text:p>20,12%</text:p>
          </table:table-cell>
          <table:table-cell office:value-type="percentage" office:value="0.2008" calcext:value-type="percentage">
            <text:p>20,08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392" calcext:value-type="percentage">
            <text:p>43,92%</text:p>
          </table:table-cell>
          <table:table-cell office:value-type="percentage" office:value="0.4353" calcext:value-type="percentage">
            <text:p>43,53%</text:p>
          </table:table-cell>
          <table:table-cell office:value-type="percentage" office:value="0.45" calcext:value-type="percentage">
            <text:p>45,00%</text:p>
          </table:table-cell>
          <table:table-cell table:number-columns-repeated="2"/>
          <table:table-cell office:value-type="string" calcext:value-type="string">
            <text:p>Mammographic_4</text:p>
          </table:table-cell>
          <table:table-cell office:value-type="percentage" office:value="0.2036" calcext:value-type="percentage">
            <text:p>20,36%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133" calcext:value-type="percentage">
            <text:p>21,3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2892" calcext:value-type="percentage">
            <text:p>28,92%</text:p>
          </table:table-cell>
          <table:table-cell table:number-columns-repeated="2"/>
          <table:table-cell office:value-type="string" calcext:value-type="string">
            <text:p>Mammographic_5</text:p>
          </table:table-cell>
          <table:table-cell office:value-type="percentage" office:value="0.1345" calcext:value-type="percentage">
            <text:p>13,45%</text:p>
          </table:table-cell>
          <table:table-cell office:value-type="percentage" office:value="0.1337" calcext:value-type="percentage">
            <text:p>13,37%</text:p>
          </table:table-cell>
          <table:table-cell office:value-type="percentage" office:value="0.1357" calcext:value-type="percentage">
            <text:p>13,57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2127" calcext:value-type="percentage">
            <text:p>21,27%</text:p>
          </table:table-cell>
          <table:table-cell office:value-type="percentage" office:value="0.2059" calcext:value-type="percentage">
            <text:p>20,59%</text:p>
          </table:table-cell>
          <table:table-cell office:value-type="percentage" office:value="0.2304" calcext:value-type="percentage">
            <text:p>23,04%</text:p>
          </table:table-cell>
          <table:table-cell table:number-columns-repeated="2"/>
          <table:table-cell office:value-type="string" calcext:value-type="string">
            <text:p>Mammographic_6</text:p>
          </table:table-cell>
          <table:table-cell office:value-type="percentage" office:value="0.1691" calcext:value-type="percentage">
            <text:p>16,91%</text:p>
          </table:table-cell>
          <table:table-cell office:value-type="percentage" office:value="0.1831" calcext:value-type="percentage">
            <text:p>18,31%</text:p>
          </table:table-cell>
          <table:table-cell office:value-type="percentage" office:value="0.1803" calcext:value-type="percentage">
            <text:p>18,0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3324" calcext:value-type="percentage">
            <text:p>33,24%</text:p>
          </table:table-cell>
          <table:table-cell table:number-columns-repeated="2" office:value-type="percentage" office:value="0.3245" calcext:value-type="percentage">
            <text:p>32,45%</text:p>
          </table:table-cell>
          <table:table-cell table:number-columns-repeated="2"/>
          <table:table-cell office:value-type="string" calcext:value-type="string">
            <text:p>Mammographic_7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984" calcext:value-type="percentage">
            <text:p>19,84%</text:p>
          </table:table-cell>
          <table:table-cell office:value-type="percentage" office:value="0.2032" calcext:value-type="percentage">
            <text:p>20,3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2314" calcext:value-type="percentage">
            <text:p>23,14%</text:p>
          </table:table-cell>
          <table:table-cell office:value-type="percentage" office:value="0.2441" calcext:value-type="percentage">
            <text:p>24,41%</text:p>
          </table:table-cell>
          <table:table-cell office:value-type="percentage" office:value="0.2588" calcext:value-type="percentage">
            <text:p>25,88%</text:p>
          </table:table-cell>
          <table:table-cell table:number-columns-repeated="2"/>
          <table:table-cell office:value-type="string" calcext:value-type="string">
            <text:p>Mammographic_8</text:p>
          </table:table-cell>
          <table:table-cell office:value-type="percentage" office:value="0.1462" calcext:value-type="percentage">
            <text:p>14,62%</text:p>
          </table:table-cell>
          <table:table-cell office:value-type="percentage" office:value="0.1474" calcext:value-type="percentage">
            <text:p>14,74%</text:p>
          </table:table-cell>
          <table:table-cell office:value-type="percentage" office:value="0.1414" calcext:value-type="percentage">
            <text:p>14,14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3137" calcext:value-type="percentage">
            <text:p>31,37%</text:p>
          </table:table-cell>
          <table:table-cell office:value-type="percentage" office:value="0.3324" calcext:value-type="percentage">
            <text:p>33,24%</text:p>
          </table:table-cell>
          <table:table-cell office:value-type="percentage" office:value="0.3206" calcext:value-type="percentage">
            <text:p>32,06%</text:p>
          </table:table-cell>
          <table:table-cell table:number-columns-repeated="2"/>
          <table:table-cell office:value-type="string" calcext:value-type="string">
            <text:p>Mammographic_9</text:p>
          </table:table-cell>
          <table:table-cell office:value-type="percentage" office:value="0.196" calcext:value-type="percentage">
            <text:p>19,60%</text:p>
          </table:table-cell>
          <table:table-cell office:value-type="percentage" office:value="0.1896" calcext:value-type="percentage">
            <text:p>18,96%</text:p>
          </table:table-cell>
          <table:table-cell office:value-type="percentage" office:value="0.1908" calcext:value-type="percentage">
            <text:p>19,08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3059" calcext:value-type="percentage">
            <text:p>30,59%</text:p>
          </table:table-cell>
          <table:table-cell office:value-type="percentage" office:value="0.3" calcext:value-type="percentage">
            <text:p>30,00%</text:p>
          </table:table-cell>
          <table:table-cell table:number-columns-repeated="2"/>
          <table:table-cell office:value-type="string" calcext:value-type="string">
            <text:p>Mammographic_10</text:p>
          </table:table-cell>
          <table:table-cell office:value-type="percentage" office:value="0.141" calcext:value-type="percentage">
            <text:p>14,10%</text:p>
          </table:table-cell>
          <table:table-cell office:value-type="percentage" office:value="0.1466" calcext:value-type="percentage">
            <text:p>14,66%</text:p>
          </table:table-cell>
          <table:table-cell office:value-type="percentage" office:value="0.1538" calcext:value-type="percentage">
            <text:p>15,38%</text:p>
          </table:table-cell>
          <table:table-cell table:number-columns-repeated="16370"/>
        </table:table-row>
        <table:table-row table:style-name="ro2">
          <table:table-cell table:style-name="ce9"/>
          <table:table-cell table:style-name="ce9" table:formula="of:=AVERAGE([.B69:.B78])" office:value-type="percentage" office:value="0.28598" calcext:value-type="percentage">
            <text:p>28,60%</text:p>
          </table:table-cell>
          <table:table-cell table:style-name="ce9" table:formula="of:=AVERAGE([.C69:.C78])" office:value-type="percentage" office:value="0.29246" calcext:value-type="percentage">
            <text:p>29,25%</text:p>
          </table:table-cell>
          <table:table-cell table:style-name="ce9" table:formula="of:=AVERAGE([.D69:.D78])" office:value-type="percentage" office:value="0.2946" calcext:value-type="percentage">
            <text:p>29,46%</text:p>
          </table:table-cell>
          <table:table-cell table:style-name="ce9" table:number-columns-repeated="3"/>
          <table:table-cell table:style-name="ce9" table:formula="of:=AVERAGE([.H69:.H78])" office:value-type="percentage" office:value="0.17338" calcext:value-type="percentage">
            <text:p>17,34%</text:p>
          </table:table-cell>
          <table:table-cell table:style-name="ce9" table:formula="of:=AVERAGE([.I69:.I78])" office:value-type="percentage" office:value="0.17613" calcext:value-type="percentage">
            <text:p>17,61%</text:p>
          </table:table-cell>
          <table:table-cell table:style-name="ce9" table:formula="of:=AVERAGE([.J69:.J78])" office:value-type="percentage" office:value="0.17687" calcext:value-type="percentage">
            <text:p>17,69%</text:p>
          </table:table-cell>
          <table:table-cell table:style-name="ce9" table:number-columns-repeated="16370"/>
        </table:table-row>
        <table:table-row table:style-name="ro1">
          <table:table-cell table:number-columns-repeated="16380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/>
          <table:table-cell table:style-name="Default"/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/>
          <table:table-cell table:number-columns-repeated="16369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1965" calcext:value-type="percentage">
            <text:p>19,65%</text:p>
          </table:table-cell>
          <table:table-cell office:value-type="percentage" office:value="0.2035" calcext:value-type="percentage">
            <text:p>20,35%</text:p>
          </table:table-cell>
          <table:table-cell office:value-type="percentage" office:value="0.2228" calcext:value-type="percentage">
            <text:p>22,28%</text:p>
          </table:table-cell>
          <table:table-cell/>
          <table:table-cell table:style-name="Default"/>
          <table:table-cell office:value-type="string" calcext:value-type="string">
            <text:p>Pima_1</text:p>
          </table:table-cell>
          <table:table-cell office:value-type="percentage" office:value="0.2219" calcext:value-type="percentage">
            <text:p>22,19%</text:p>
          </table:table-cell>
          <table:table-cell office:value-type="percentage" office:value="0.2197" calcext:value-type="percentage">
            <text:p>21,97%</text:p>
          </table:table-cell>
          <table:table-cell office:value-type="percentage" office:value="0.2219" calcext:value-type="percentage">
            <text:p>22,19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684" calcext:value-type="percentage">
            <text:p>16,84%</text:p>
          </table:table-cell>
          <table:table-cell office:value-type="percentage" office:value="0.1789" calcext:value-type="percentage">
            <text:p>17,89%</text:p>
          </table:table-cell>
          <table:table-cell office:value-type="percentage" office:value="0.1667" calcext:value-type="percentage">
            <text:p>16,67%</text:p>
          </table:table-cell>
          <table:table-cell/>
          <table:table-cell table:style-name="Default"/>
          <table:table-cell office:value-type="string" calcext:value-type="string">
            <text:p>Pima_2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2513" calcext:value-type="percentage">
            <text:p>25,13%</text:p>
          </table:table-cell>
          <table:table-cell office:value-type="percentage" office:value="0.25" calcext:value-type="percentage">
            <text:p>25,0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2842" calcext:value-type="percentage">
            <text:p>28,42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93" calcext:value-type="percentage">
            <text:p>29,30%</text:p>
          </table:table-cell>
          <table:table-cell/>
          <table:table-cell table:style-name="Default"/>
          <table:table-cell office:value-type="string" calcext:value-type="string">
            <text:p>Pima_3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2469" calcext:value-type="percentage">
            <text:p>24,69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1474" calcext:value-type="percentage">
            <text:p>14,74%</text:p>
          </table:table-cell>
          <table:table-cell office:value-type="percentage" office:value="0.1386" calcext:value-type="percentage">
            <text:p>13,86%</text:p>
          </table:table-cell>
          <table:table-cell office:value-type="percentage" office:value="0.1456" calcext:value-type="percentage">
            <text:p>14,56%</text:p>
          </table:table-cell>
          <table:table-cell/>
          <table:table-cell table:style-name="Default"/>
          <table:table-cell office:value-type="string" calcext:value-type="string">
            <text:p>Pima_4</text:p>
          </table:table-cell>
          <table:table-cell office:value-type="percentage" office:value="0.2013" calcext:value-type="percentage">
            <text:p>20,13%</text:p>
          </table:table-cell>
          <table:table-cell office:value-type="percentage" office:value="0.1952" calcext:value-type="percentage">
            <text:p>19,52%</text:p>
          </table:table-cell>
          <table:table-cell office:value-type="percentage" office:value="0.2022" calcext:value-type="percentage">
            <text:p>20,2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298" calcext:value-type="percentage">
            <text:p>22,98%</text:p>
          </table:table-cell>
          <table:table-cell office:value-type="percentage" office:value="0.2158" calcext:value-type="percentage">
            <text:p>21,58%</text:p>
          </table:table-cell>
          <table:table-cell office:value-type="percentage" office:value="0.2193" calcext:value-type="percentage">
            <text:p>21,93%</text:p>
          </table:table-cell>
          <table:table-cell/>
          <table:table-cell table:style-name="Default"/>
          <table:table-cell office:value-type="string" calcext:value-type="string">
            <text:p>Pima_5</text:p>
          </table:table-cell>
          <table:table-cell office:value-type="percentage" office:value="0.1553" calcext:value-type="percentage">
            <text:p>15,53%</text:p>
          </table:table-cell>
          <table:table-cell office:value-type="percentage" office:value="0.1623" calcext:value-type="percentage">
            <text:p>16,23%</text:p>
          </table:table-cell>
          <table:table-cell office:value-type="percentage" office:value="0.161" calcext:value-type="percentage">
            <text:p>16,1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arkinsons_6</text:p>
          </table:table-cell>
          <table:table-cell table:number-columns-repeated="2" office:value-type="percentage" office:value="0.107" calcext:value-type="percentage">
            <text:p>10,70%</text:p>
          </table:table-cell>
          <table:table-cell office:value-type="percentage" office:value="0.1123" calcext:value-type="percentage">
            <text:p>11,23%</text:p>
          </table:table-cell>
          <table:table-cell/>
          <table:table-cell table:style-name="Default"/>
          <table:table-cell office:value-type="string" calcext:value-type="string">
            <text:p>Pima_6</text:p>
          </table:table-cell>
          <table:table-cell office:value-type="percentage" office:value="0.2759" calcext:value-type="percentage">
            <text:p>27,59%</text:p>
          </table:table-cell>
          <table:table-cell office:value-type="percentage" office:value="0.2706" calcext:value-type="percentage">
            <text:p>27,06%</text:p>
          </table:table-cell>
          <table:table-cell office:value-type="percentage" office:value="0.275" calcext:value-type="percentage">
            <text:p>27,5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0965" calcext:value-type="percentage">
            <text:p>9,65%</text:p>
          </table:table-cell>
          <table:table-cell office:value-type="percentage" office:value="0.0912" calcext:value-type="percentage">
            <text:p>9,12%</text:p>
          </table:table-cell>
          <table:table-cell/>
          <table:table-cell table:style-name="Default"/>
          <table:table-cell office:value-type="string" calcext:value-type="string">
            <text:p>Pima_7</text:p>
          </table:table-cell>
          <table:table-cell office:value-type="percentage" office:value="0.225" calcext:value-type="percentage">
            <text:p>22,50%</text:p>
          </table:table-cell>
          <table:table-cell office:value-type="percentage" office:value="0.2263" calcext:value-type="percentage">
            <text:p>22,63%</text:p>
          </table:table-cell>
          <table:table-cell office:value-type="percentage" office:value="0.2237" calcext:value-type="percentage">
            <text:p>22,37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789" calcext:value-type="percentage">
            <text:p>17,89%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1842" calcext:value-type="percentage">
            <text:p>18,42%</text:p>
          </table:table-cell>
          <table:table-cell/>
          <table:table-cell table:style-name="Default"/>
          <table:table-cell office:value-type="string" calcext:value-type="string">
            <text:p>Pima_8</text:p>
          </table:table-cell>
          <table:table-cell office:value-type="percentage" office:value="0.2864" calcext:value-type="percentage">
            <text:p>28,64%</text:p>
          </table:table-cell>
          <table:table-cell office:value-type="percentage" office:value="0.2715" calcext:value-type="percentage">
            <text:p>27,15%</text:p>
          </table:table-cell>
          <table:table-cell office:value-type="percentage" office:value="0.2675" calcext:value-type="percentage">
            <text:p>26,75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86" calcext:value-type="percentage">
            <text:p>18,60%</text:p>
          </table:table-cell>
          <table:table-cell office:value-type="percentage" office:value="0.1702" calcext:value-type="percentage">
            <text:p>17,02%</text:p>
          </table:table-cell>
          <table:table-cell office:value-type="percentage" office:value="0.1807" calcext:value-type="percentage">
            <text:p>18,07%</text:p>
          </table:table-cell>
          <table:table-cell/>
          <table:table-cell table:style-name="Default"/>
          <table:table-cell office:value-type="string" calcext:value-type="string">
            <text:p>Pima_9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2781" calcext:value-type="percentage">
            <text:p>27,81%</text:p>
          </table:table-cell>
          <table:table-cell office:value-type="percentage" office:value="0.2697" calcext:value-type="percentage">
            <text:p>26,97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0754" calcext:value-type="percentage">
            <text:p>7,54%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1" calcext:value-type="percentage">
            <text:p>10,00%</text:p>
          </table:table-cell>
          <table:table-cell/>
          <table:table-cell table:style-name="Default"/>
          <table:table-cell office:value-type="string" calcext:value-type="string">
            <text:p>Pima_10</text:p>
          </table:table-cell>
          <table:table-cell office:value-type="percentage" office:value="0.2917" calcext:value-type="percentage">
            <text:p>29,17%</text:p>
          </table:table-cell>
          <table:table-cell office:value-type="percentage" office:value="0.2618" calcext:value-type="percentage">
            <text:p>26,18%</text:p>
          </table:table-cell>
          <table:table-cell office:value-type="percentage" office:value="0.2627" calcext:value-type="percentage">
            <text:p>26,27%</text:p>
          </table:table-cell>
          <table:table-cell table:number-columns-repeated="16370"/>
        </table:table-row>
        <table:table-row table:style-name="ro2">
          <table:table-cell table:style-name="ce9"/>
          <table:table-cell table:style-name="ce9" table:formula="of:=AVERAGE([.B82:.B91])" office:value-type="percentage" office:value="0.16631" calcext:value-type="percentage">
            <text:p>16,63%</text:p>
          </table:table-cell>
          <table:table-cell table:style-name="ce9" table:formula="of:=AVERAGE([.C82:.C91])" office:value-type="percentage" office:value="0.16912" calcext:value-type="percentage">
            <text:p>16,91%</text:p>
          </table:table-cell>
          <table:table-cell table:style-name="ce9" table:formula="of:=AVERAGE([.D82:.D91])" office:value-type="percentage" office:value="0.17158" calcext:value-type="percentage">
            <text:p>17,16%</text:p>
          </table:table-cell>
          <table:table-cell table:style-name="ce9"/>
          <table:table-cell table:style-name="ce12"/>
          <table:table-cell table:style-name="ce9"/>
          <table:table-cell table:style-name="ce9" table:formula="of:=AVERAGE([.H82:.H91])" office:value-type="percentage" office:value="0.24321" calcext:value-type="percentage">
            <text:p>24,32%</text:p>
          </table:table-cell>
          <table:table-cell table:style-name="ce9" table:formula="of:=AVERAGE([.I82:.I91])" office:value-type="percentage" office:value="0.23872" calcext:value-type="percentage">
            <text:p>23,87%</text:p>
          </table:table-cell>
          <table:table-cell table:style-name="ce9" table:formula="of:=AVERAGE([.J82:.J91])" office:value-type="percentage" office:value="0.23806" calcext:value-type="percentage">
            <text:p>23,81%</text:p>
          </table:table-cell>
          <table:table-cell table:style-name="ce9" table:number-columns-repeated="16370"/>
        </table:table-row>
        <table:table-row table:style-name="ro1">
          <table:table-cell table:number-columns-repeated="16380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/>
          <table:table-cell/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/>
          <table:table-cell table:number-columns-repeated="16369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0901" calcext:value-type="percentage">
            <text:p>9,01%</text:p>
          </table:table-cell>
          <table:table-cell office:value-type="percentage" office:value="0.0969" calcext:value-type="percentage">
            <text:p>9,69%</text:p>
          </table:table-cell>
          <table:table-cell table:number-columns-repeated="2"/>
          <table:table-cell office:value-type="string" calcext:value-type="string">
            <text:p>Saheart_1</text:p>
          </table:table-cell>
          <table:table-cell office:value-type="percentage" office:value="0.2406" calcext:value-type="percentage">
            <text:p>24,06%</text:p>
          </table:table-cell>
          <table:table-cell office:value-type="percentage" office:value="0.2224" calcext:value-type="percentage">
            <text:p>22,24%</text:p>
          </table:table-cell>
          <table:table-cell office:value-type="percentage" office:value="0.2246" calcext:value-type="percentage">
            <text:p>22,46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0889" calcext:value-type="percentage">
            <text:p>8,89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901" calcext:value-type="percentage">
            <text:p>9,01%</text:p>
          </table:table-cell>
          <table:table-cell table:number-columns-repeated="2"/>
          <table:table-cell office:value-type="string" calcext:value-type="string">
            <text:p>Saheart_2</text:p>
          </table:table-cell>
          <table:table-cell table:number-columns-repeated="2" office:value-type="percentage" office:value="0.3326" calcext:value-type="percentage">
            <text:p>33,26%</text:p>
          </table:table-cell>
          <table:table-cell office:value-type="percentage" office:value="0.3312" calcext:value-type="percentage">
            <text:p>33,1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253" calcext:value-type="percentage">
            <text:p>2,53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247" calcext:value-type="percentage">
            <text:p>2,47%</text:p>
          </table:table-cell>
          <table:table-cell table:number-columns-repeated="2"/>
          <table:table-cell office:value-type="string" calcext:value-type="string">
            <text:p>Saheart_3</text:p>
          </table:table-cell>
          <table:table-cell office:value-type="percentage" office:value="0.3862" calcext:value-type="percentage">
            <text:p>38,62%</text:p>
          </table:table-cell>
          <table:table-cell office:value-type="percentage" office:value="0.3804" calcext:value-type="percentage">
            <text:p>38,04%</text:p>
          </table:table-cell>
          <table:table-cell office:value-type="percentage" office:value="0.3862" calcext:value-type="percentage">
            <text:p>38,6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198" calcext:value-type="percentage">
            <text:p>1,98%</text:p>
          </table:table-cell>
          <table:table-cell office:value-type="percentage" office:value="0.0191" calcext:value-type="percentage">
            <text:p>1,91%</text:p>
          </table:table-cell>
          <table:table-cell office:value-type="percentage" office:value="0.0142" calcext:value-type="percentage">
            <text:p>1,42%</text:p>
          </table:table-cell>
          <table:table-cell table:number-columns-repeated="2"/>
          <table:table-cell office:value-type="string" calcext:value-type="string">
            <text:p>Saheart_4</text:p>
          </table:table-cell>
          <table:table-cell office:value-type="percentage" office:value="0.329" calcext:value-type="percentage">
            <text:p>32,90%</text:p>
          </table:table-cell>
          <table:table-cell office:value-type="percentage" office:value="0.2971" calcext:value-type="percentage">
            <text:p>29,71%</text:p>
          </table:table-cell>
          <table:table-cell office:value-type="percentage" office:value="0.3246" calcext:value-type="percentage">
            <text:p>32,46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opfailures_5</text:p>
          </table:table-cell>
          <table:table-cell table:number-columns-repeated="2" office:value-type="percentage" office:value="0.0549" calcext:value-type="percentage">
            <text:p>5,49%</text:p>
          </table:table-cell>
          <table:table-cell office:value-type="percentage" office:value="0.0593" calcext:value-type="percentage">
            <text:p>5,93%</text:p>
          </table:table-cell>
          <table:table-cell table:number-columns-repeated="2"/>
          <table:table-cell office:value-type="string" calcext:value-type="string">
            <text:p>Saheart_5</text:p>
          </table:table-cell>
          <table:table-cell office:value-type="percentage" office:value="0.2362" calcext:value-type="percentage">
            <text:p>23,62%</text:p>
          </table:table-cell>
          <table:table-cell office:value-type="percentage" office:value="0.2601" calcext:value-type="percentage">
            <text:p>26,01%</text:p>
          </table:table-cell>
          <table:table-cell office:value-type="percentage" office:value="0.25" calcext:value-type="percentage">
            <text:p>25,0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907" calcext:value-type="percentage">
            <text:p>9,07%</text:p>
          </table:table-cell>
          <table:table-cell office:value-type="percentage" office:value="0.0852" calcext:value-type="percentage">
            <text:p>8,52%</text:p>
          </table:table-cell>
          <table:table-cell office:value-type="percentage" office:value="0.0914" calcext:value-type="percentage">
            <text:p>9,14%</text:p>
          </table:table-cell>
          <table:table-cell table:number-columns-repeated="2"/>
          <table:table-cell office:value-type="string" calcext:value-type="string">
            <text:p>Saheart_6</text:p>
          </table:table-cell>
          <table:table-cell office:value-type="percentage" office:value="0.2522" calcext:value-type="percentage">
            <text:p>25,22%</text:p>
          </table:table-cell>
          <table:table-cell office:value-type="percentage" office:value="0.2377" calcext:value-type="percentage">
            <text:p>23,77%</text:p>
          </table:table-cell>
          <table:table-cell office:value-type="percentage" office:value="0.2355" calcext:value-type="percentage">
            <text:p>23,55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747" calcext:value-type="percentage">
            <text:p>7,47%</text:p>
          </table:table-cell>
          <table:table-cell office:value-type="percentage" office:value="0.063" calcext:value-type="percentage">
            <text:p>6,30%</text:p>
          </table:table-cell>
          <table:table-cell table:number-columns-repeated="2"/>
          <table:table-cell office:value-type="string" calcext:value-type="string">
            <text:p>Saheart_7</text:p>
          </table:table-cell>
          <table:table-cell office:value-type="percentage" office:value="0.3464" calcext:value-type="percentage">
            <text:p>34,64%</text:p>
          </table:table-cell>
          <table:table-cell office:value-type="percentage" office:value="0.3362" calcext:value-type="percentage">
            <text:p>33,62%</text:p>
          </table:table-cell>
          <table:table-cell office:value-type="percentage" office:value="0.3594" calcext:value-type="percentage">
            <text:p>35,94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401" calcext:value-type="percentage">
            <text:p>4,01%</text:p>
          </table:table-cell>
          <table:table-cell office:value-type="percentage" office:value="0.0444" calcext:value-type="percentage">
            <text:p>4,44%</text:p>
          </table:table-cell>
          <table:table-cell office:value-type="percentage" office:value="0.0414" calcext:value-type="percentage">
            <text:p>4,14%</text:p>
          </table:table-cell>
          <table:table-cell table:number-columns-repeated="2"/>
          <table:table-cell office:value-type="string" calcext:value-type="string">
            <text:p>Saheart_8</text:p>
          </table:table-cell>
          <table:table-cell office:value-type="percentage" office:value="0.2703" calcext:value-type="percentage">
            <text:p>27,03%</text:p>
          </table:table-cell>
          <table:table-cell office:value-type="percentage" office:value="0.2688" calcext:value-type="percentage">
            <text:p>26,88%</text:p>
          </table:table-cell>
          <table:table-cell office:value-type="percentage" office:value="0.2761" calcext:value-type="percentage">
            <text:p>27,61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191" calcext:value-type="percentage">
            <text:p>1,91%</text:p>
          </table:table-cell>
          <table:table-cell office:value-type="percentage" office:value="0.0259" calcext:value-type="percentage">
            <text:p>2,59%</text:p>
          </table:table-cell>
          <table:table-cell office:value-type="percentage" office:value="0.0284" calcext:value-type="percentage">
            <text:p>2,84%</text:p>
          </table:table-cell>
          <table:table-cell table:number-columns-repeated="2"/>
          <table:table-cell office:value-type="string" calcext:value-type="string">
            <text:p>Saheart_9</text:p>
          </table:table-cell>
          <table:table-cell office:value-type="percentage" office:value="0.2464" calcext:value-type="percentage">
            <text:p>24,64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449" calcext:value-type="percentage">
            <text:p>24,49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586" calcext:value-type="percentage">
            <text:p>5,86%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685" calcext:value-type="percentage">
            <text:p>6,85%</text:p>
          </table:table-cell>
          <table:table-cell table:number-columns-repeated="2"/>
          <table:table-cell office:value-type="string" calcext:value-type="string">
            <text:p>Saheart_10</text:p>
          </table:table-cell>
          <table:table-cell office:value-type="percentage" office:value="0.2928" calcext:value-type="percentage">
            <text:p>29,28%</text:p>
          </table:table-cell>
          <table:table-cell office:value-type="percentage" office:value="0.2949" calcext:value-type="percentage">
            <text:p>29,49%</text:p>
          </table:table-cell>
          <table:table-cell office:value-type="percentage" office:value="0.2993" calcext:value-type="percentage">
            <text:p>29,93%</text:p>
          </table:table-cell>
          <table:table-cell table:number-columns-repeated="16370"/>
        </table:table-row>
        <table:table-row table:style-name="ro2">
          <table:table-cell table:style-name="ce9"/>
          <table:table-cell table:style-name="ce9" table:formula="of:=AVERAGE([.B95:.B104])" office:value-type="percentage" office:value="0.05511" calcext:value-type="percentage">
            <text:p>5,51%</text:p>
          </table:table-cell>
          <table:table-cell table:style-name="ce9" table:formula="of:=AVERAGE([.C95:.C104])" office:value-type="percentage" office:value="0.05844" calcext:value-type="percentage">
            <text:p>5,84%</text:p>
          </table:table-cell>
          <table:table-cell table:style-name="ce9" table:formula="of:=AVERAGE([.D95:.D104])" office:value-type="percentage" office:value="0.05779" calcext:value-type="percentage">
            <text:p>5,78%</text:p>
          </table:table-cell>
          <table:table-cell table:style-name="ce9" table:number-columns-repeated="3"/>
          <table:table-cell table:style-name="ce9" table:formula="of:=AVERAGE([.H95:.H104])" office:value-type="percentage" office:value="0.29327" calcext:value-type="percentage">
            <text:p>29,33%</text:p>
          </table:table-cell>
          <table:table-cell table:style-name="ce9" table:formula="of:=AVERAGE([.I95:.I104])" office:value-type="percentage" office:value="0.28802" calcext:value-type="percentage">
            <text:p>28,80%</text:p>
          </table:table-cell>
          <table:table-cell table:style-name="ce9" table:formula="of:=AVERAGE([.J95:.J104])" office:value-type="percentage" office:value="0.29318" calcext:value-type="percentage">
            <text:p>29,32%</text:p>
          </table:table-cell>
          <table:table-cell table:style-name="ce9" table:number-columns-repeated="16370"/>
        </table:table-row>
        <table:table-row table:style-name="ro1">
          <table:table-cell table:number-columns-repeated="6"/>
          <table:table-cell table:style-name="Default" table:number-columns-repeated="6"/>
          <table:table-cell table:number-columns-repeated="16368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/>
          <table:table-cell/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/>
          <table:table-cell table:style-name="Default"/>
          <table:table-cell table:number-columns-repeated="16368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215" calcext:value-type="percentage">
            <text:p>21,50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2"/>
          <table:table-cell office:value-type="string" calcext:value-type="string">
            <text:p>Spiral_1</text:p>
          </table:table-cell>
          <table:table-cell office:value-type="percentage" office:value="0.1918" calcext:value-type="percentage">
            <text:p>19,18%</text:p>
          </table:table-cell>
          <table:table-cell office:value-type="percentage" office:value="0.3743" calcext:value-type="percentage">
            <text:p>37,43%</text:p>
          </table:table-cell>
          <table:table-cell office:value-type="percentage" office:value="0.3475" calcext:value-type="percentage">
            <text:p>34,75%</text:p>
          </table:table-cell>
          <table:table-cell/>
          <table:table-cell table:style-name="Default"/>
          <table:table-cell table:number-columns-repeated="16368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567" calcext:value-type="percentage">
            <text:p>25,67%</text:p>
          </table:table-cell>
          <table:table-cell table:number-columns-repeated="2"/>
          <table:table-cell office:value-type="string" calcext:value-type="string">
            <text:p>Spiral_2</text:p>
          </table:table-cell>
          <table:table-cell office:value-type="percentage" office:value="0.1893" calcext:value-type="percentage">
            <text:p>18,93%</text:p>
          </table:table-cell>
          <table:table-cell office:value-type="percentage" office:value="0.3547" calcext:value-type="percentage">
            <text:p>35,47%</text:p>
          </table:table-cell>
          <table:table-cell office:value-type="percentage" office:value="0.352" calcext:value-type="percentage">
            <text:p>35,20%</text:p>
          </table:table-cell>
          <table:table-cell/>
          <table:table-cell table:style-name="Default"/>
          <table:table-cell table:number-columns-repeated="16368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2633" calcext:value-type="percentage">
            <text:p>26,33%</text:p>
          </table:table-cell>
          <table:table-cell office:value-type="percentage" office:value="0.3017" calcext:value-type="percentage">
            <text:p>30,17%</text:p>
          </table:table-cell>
          <table:table-cell office:value-type="percentage" office:value="0.2967" calcext:value-type="percentage">
            <text:p>29,67%</text:p>
          </table:table-cell>
          <table:table-cell table:number-columns-repeated="2"/>
          <table:table-cell office:value-type="string" calcext:value-type="string">
            <text:p>Spiral_3</text:p>
          </table:table-cell>
          <table:table-cell office:value-type="percentage" office:value="0.1602" calcext:value-type="percentage">
            <text:p>16,02%</text:p>
          </table:table-cell>
          <table:table-cell office:value-type="percentage" office:value="0.3197" calcext:value-type="percentage">
            <text:p>31,97%</text:p>
          </table:table-cell>
          <table:table-cell office:value-type="percentage" office:value="0.3298" calcext:value-type="percentage">
            <text:p>32,98%</text:p>
          </table:table-cell>
          <table:table-cell/>
          <table:table-cell table:style-name="Default"/>
          <table:table-cell table:number-columns-repeated="16368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017" calcext:value-type="percentage">
            <text:p>20,17%</text:p>
          </table:table-cell>
          <table:table-cell office:value-type="percentage" office:value="0.2117" calcext:value-type="percentage">
            <text:p>21,17%</text:p>
          </table:table-cell>
          <table:table-cell office:value-type="percentage" office:value="0.255" calcext:value-type="percentage">
            <text:p>25,50%</text:p>
          </table:table-cell>
          <table:table-cell table:number-columns-repeated="2"/>
          <table:table-cell office:value-type="string" calcext:value-type="string">
            <text:p>Spiral_4</text:p>
          </table:table-cell>
          <table:table-cell office:value-type="percentage" office:value="0.1698" calcext:value-type="percentage">
            <text:p>16,98%</text:p>
          </table:table-cell>
          <table:table-cell office:value-type="percentage" office:value="0.3507" calcext:value-type="percentage">
            <text:p>35,07%</text:p>
          </table:table-cell>
          <table:table-cell office:value-type="percentage" office:value="0.3448" calcext:value-type="percentage">
            <text:p>34,48%</text:p>
          </table:table-cell>
          <table:table-cell/>
          <table:table-cell table:style-name="Default"/>
          <table:table-cell table:number-columns-repeated="16368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1533" calcext:value-type="percentage">
            <text:p>15,33%</text:p>
          </table:table-cell>
          <table:table-cell office:value-type="percentage" office:value="0.1417" calcext:value-type="percentage">
            <text:p>14,17%</text:p>
          </table:table-cell>
          <table:table-cell office:value-type="percentage" office:value="0.1567" calcext:value-type="percentage">
            <text:p>15,67%</text:p>
          </table:table-cell>
          <table:table-cell table:number-columns-repeated="2"/>
          <table:table-cell office:value-type="string" calcext:value-type="string">
            <text:p>Spiral_5</text:p>
          </table:table-cell>
          <table:table-cell office:value-type="percentage" office:value="0.183" calcext:value-type="percentage">
            <text:p>18,30%</text:p>
          </table:table-cell>
          <table:table-cell office:value-type="percentage" office:value="0.3612" calcext:value-type="percentage">
            <text:p>36,12%</text:p>
          </table:table-cell>
          <table:table-cell office:value-type="percentage" office:value="0.39" calcext:value-type="percentage">
            <text:p>39,00%</text:p>
          </table:table-cell>
          <table:table-cell/>
          <table:table-cell table:style-name="Default"/>
          <table:table-cell table:number-columns-repeated="16368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175" calcext:value-type="percentage">
            <text:p>17,50%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283" calcext:value-type="percentage">
            <text:p>22,83%</text:p>
          </table:table-cell>
          <table:table-cell table:number-columns-repeated="2"/>
          <table:table-cell office:value-type="string" calcext:value-type="string">
            <text:p>Spiral_6</text:p>
          </table:table-cell>
          <table:table-cell office:value-type="percentage" office:value="0.1547" calcext:value-type="percentage">
            <text:p>15,47%</text:p>
          </table:table-cell>
          <table:table-cell office:value-type="percentage" office:value="0.2968" calcext:value-type="percentage">
            <text:p>29,68%</text:p>
          </table:table-cell>
          <table:table-cell office:value-type="percentage" office:value="0.3238" calcext:value-type="percentage">
            <text:p>32,38%</text:p>
          </table:table-cell>
          <table:table-cell/>
          <table:table-cell table:style-name="Default"/>
          <table:table-cell table:number-columns-repeated="16368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18" calcext:value-type="percentage">
            <text:p>18,00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2117" calcext:value-type="percentage">
            <text:p>21,17%</text:p>
          </table:table-cell>
          <table:table-cell table:number-columns-repeated="2"/>
          <table:table-cell office:value-type="string" calcext:value-type="string">
            <text:p>Spiral_7</text:p>
          </table:table-cell>
          <table:table-cell office:value-type="percentage" office:value="0.1678" calcext:value-type="percentage">
            <text:p>16,78%</text:p>
          </table:table-cell>
          <table:table-cell office:value-type="percentage" office:value="0.3218" calcext:value-type="percentage">
            <text:p>32,18%</text:p>
          </table:table-cell>
          <table:table-cell office:value-type="percentage" office:value="0.3118" calcext:value-type="percentage">
            <text:p>31,18%</text:p>
          </table:table-cell>
          <table:table-cell/>
          <table:table-cell table:style-name="Default"/>
          <table:table-cell table:number-columns-repeated="16368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483" calcext:value-type="percentage">
            <text:p>14,83%</text:p>
          </table:table-cell>
          <table:table-cell office:value-type="percentage" office:value="0.1517" calcext:value-type="percentage">
            <text:p>15,17%</text:p>
          </table:table-cell>
          <table:table-cell office:value-type="percentage" office:value="0.1333" calcext:value-type="percentage">
            <text:p>13,33%</text:p>
          </table:table-cell>
          <table:table-cell table:number-columns-repeated="2"/>
          <table:table-cell office:value-type="string" calcext:value-type="string">
            <text:p>Spiral_8</text:p>
          </table:table-cell>
          <table:table-cell office:value-type="percentage" office:value="0.1605" calcext:value-type="percentage">
            <text:p>16,05%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3268" calcext:value-type="percentage">
            <text:p>32,68%</text:p>
          </table:table-cell>
          <table:table-cell/>
          <table:table-cell table:style-name="Default"/>
          <table:table-cell table:number-columns-repeated="16368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783" calcext:value-type="percentage">
            <text:p>27,83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917" calcext:value-type="percentage">
            <text:p>29,17%</text:p>
          </table:table-cell>
          <table:table-cell table:number-columns-repeated="2"/>
          <table:table-cell office:value-type="string" calcext:value-type="string">
            <text:p>Spiral_9</text:p>
          </table:table-cell>
          <table:table-cell office:value-type="percentage" office:value="0.1805" calcext:value-type="percentage">
            <text:p>18,05%</text:p>
          </table:table-cell>
          <table:table-cell office:value-type="percentage" office:value="0.34" calcext:value-type="percentage">
            <text:p>34,00%</text:p>
          </table:table-cell>
          <table:table-cell office:value-type="percentage" office:value="0.325" calcext:value-type="percentage">
            <text:p>32,50%</text:p>
          </table:table-cell>
          <table:table-cell/>
          <table:table-cell table:style-name="Default"/>
          <table:table-cell table:number-columns-repeated="16368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2117" calcext:value-type="percentage">
            <text:p>21,17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25" calcext:value-type="percentage">
            <text:p>22,50%</text:p>
          </table:table-cell>
          <table:table-cell table:number-columns-repeated="2"/>
          <table:table-cell office:value-type="string" calcext:value-type="string">
            <text:p>Spiral_10</text:p>
          </table:table-cell>
          <table:table-cell office:value-type="percentage" office:value="0.1602" calcext:value-type="percentage">
            <text:p>16,02%</text:p>
          </table:table-cell>
          <table:table-cell office:value-type="percentage" office:value="0.3413" calcext:value-type="percentage">
            <text:p>34,13%</text:p>
          </table:table-cell>
          <table:table-cell office:value-type="percentage" office:value="0.3245" calcext:value-type="percentage">
            <text:p>32,45%</text:p>
          </table:table-cell>
          <table:table-cell/>
          <table:table-cell table:style-name="Default"/>
          <table:table-cell table:number-columns-repeated="16368"/>
        </table:table-row>
        <table:table-row table:style-name="ro1">
          <table:table-cell table:style-name="ce1"/>
          <table:table-cell table:style-name="ce1" table:formula="of:=AVERAGE([.B108:.B117])" office:value-type="percentage" office:value="0.20782" calcext:value-type="percentage">
            <text:p>20,78%</text:p>
          </table:table-cell>
          <table:table-cell table:style-name="ce1" table:formula="of:=AVERAGE([.C108:.C117])" office:value-type="percentage" office:value="0.21419" calcext:value-type="percentage">
            <text:p>21,42%</text:p>
          </table:table-cell>
          <table:table-cell table:style-name="ce1" table:formula="of:=AVERAGE([.D108:.D117])" office:value-type="percentage" office:value="0.22884" calcext:value-type="percentage">
            <text:p>22,88%</text:p>
          </table:table-cell>
          <table:table-cell table:style-name="ce1" table:number-columns-repeated="3"/>
          <table:table-cell table:style-name="ce1" table:formula="of:=AVERAGE([.H108:.H117])" office:value-type="percentage" office:value="0.17178" calcext:value-type="percentage">
            <text:p>17,18%</text:p>
          </table:table-cell>
          <table:table-cell table:style-name="ce1" table:formula="of:=AVERAGE([.I108:.I117])" office:value-type="percentage" office:value="0.33672" calcext:value-type="percentage">
            <text:p>33,67%</text:p>
          </table:table-cell>
          <table:table-cell table:style-name="ce1" table:formula="of:=AVERAGE([.J108:.J117])" office:value-type="percentage" office:value="0.3376" calcext:value-type="percentage">
            <text:p>33,76%</text:p>
          </table:table-cell>
          <table:table-cell table:style-name="ce1"/>
          <table:table-cell table:style-name="ce3"/>
          <table:table-cell table:style-name="ce1" table:number-columns-repeated="16368"/>
        </table:table-row>
        <table:table-row table:style-name="ro1">
          <table:table-cell table:number-columns-repeated="16380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/>
          <table:table-cell/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/>
          <table:table-cell table:number-columns-repeated="16369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5622" calcext:value-type="percentage">
            <text:p>56,22%</text:p>
          </table:table-cell>
          <table:table-cell office:value-type="percentage" office:value="0.5844" calcext:value-type="percentage">
            <text:p>58,44%</text:p>
          </table:table-cell>
          <table:table-cell office:value-type="percentage" office:value="0.5711" calcext:value-type="percentage">
            <text:p>57,11%</text:p>
          </table:table-cell>
          <table:table-cell table:number-columns-repeated="2"/>
          <table:table-cell office:value-type="string" calcext:value-type="string">
            <text:p>Wdbc_1</text:p>
          </table:table-cell>
          <table:table-cell office:value-type="percentage" office:value="0.0482" calcext:value-type="percentage">
            <text:p>4,82%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345" calcext:value-type="percentage">
            <text:p>3,45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4178" calcext:value-type="percentage">
            <text:p>41,78%</text:p>
          </table:table-cell>
          <table:table-cell office:value-type="percentage" office:value="0.3644" calcext:value-type="percentage">
            <text:p>36,44%</text:p>
          </table:table-cell>
          <table:table-cell office:value-type="percentage" office:value="0.3622" calcext:value-type="percentage">
            <text:p>36,22%</text:p>
          </table:table-cell>
          <table:table-cell table:number-columns-repeated="2"/>
          <table:table-cell office:value-type="string" calcext:value-type="string">
            <text:p>Wdbc_2</text:p>
          </table:table-cell>
          <table:table-cell office:value-type="percentage" office:value="0.0405" calcext:value-type="percentage">
            <text:p>4,05%</text:p>
          </table:table-cell>
          <table:table-cell office:value-type="percentage" office:value="0.0399" calcext:value-type="percentage">
            <text:p>3,99%</text:p>
          </table:table-cell>
          <table:table-cell office:value-type="percentage" office:value="0.0405" calcext:value-type="percentage">
            <text:p>4,05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5289" calcext:value-type="percentage">
            <text:p>52,89%</text:p>
          </table:table-cell>
          <table:table-cell office:value-type="percentage" office:value="0.5178" calcext:value-type="percentage">
            <text:p>51,78%</text:p>
          </table:table-cell>
          <table:table-cell office:value-type="percentage" office:value="0.4956" calcext:value-type="percentage">
            <text:p>49,56%</text:p>
          </table:table-cell>
          <table:table-cell table:number-columns-repeated="2"/>
          <table:table-cell office:value-type="string" calcext:value-type="string">
            <text:p>Wdbc_3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1071" calcext:value-type="percentage">
            <text:p>10,71%</text:p>
          </table:table-cell>
          <table:table-cell office:value-type="percentage" office:value="0.1095" calcext:value-type="percentage">
            <text:p>10,95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4911" calcext:value-type="percentage">
            <text:p>49,11%</text:p>
          </table:table-cell>
          <table:table-cell office:value-type="percentage" office:value="0.5267" calcext:value-type="percentage">
            <text:p>52,67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2"/>
          <table:table-cell office:value-type="string" calcext:value-type="string">
            <text:p>Wdbc_4</text:p>
          </table:table-cell>
          <table:table-cell office:value-type="percentage" office:value="0.0173" calcext:value-type="percentage">
            <text:p>1,73%</text:p>
          </table:table-cell>
          <table:table-cell office:value-type="percentage" office:value="0.0202" calcext:value-type="percentage">
            <text:p>2,02%</text:p>
          </table:table-cell>
          <table:table-cell office:value-type="percentage" office:value="0.0173" calcext:value-type="percentage">
            <text:p>1,7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067" calcext:value-type="percentage">
            <text:p>60,67%</text:p>
          </table:table-cell>
          <table:table-cell office:value-type="percentage" office:value="0.5956" calcext:value-type="percentage">
            <text:p>59,56%</text:p>
          </table:table-cell>
          <table:table-cell office:value-type="percentage" office:value="0.5867" calcext:value-type="percentage">
            <text:p>58,67%</text:p>
          </table:table-cell>
          <table:table-cell table:number-columns-repeated="2"/>
          <table:table-cell office:value-type="string" calcext:value-type="string">
            <text:p>Wdbc_5</text:p>
          </table:table-cell>
          <table:table-cell office:value-type="percentage" office:value="0.053" calcext:value-type="percentage">
            <text:p>5,30%</text:p>
          </table:table-cell>
          <table:table-cell office:value-type="percentage" office:value="0.0476" calcext:value-type="percentage">
            <text:p>4,76%</text:p>
          </table:table-cell>
          <table:table-cell office:value-type="percentage" office:value="0.0601" calcext:value-type="percentage">
            <text:p>6,01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6644" calcext:value-type="percentage">
            <text:p>66,44%</text:p>
          </table:table-cell>
          <table:table-cell table:number-columns-repeated="2" office:value-type="percentage" office:value="0.66" calcext:value-type="percentage">
            <text:p>66,00%</text:p>
          </table:table-cell>
          <table:table-cell table:number-columns-repeated="2"/>
          <table:table-cell office:value-type="string" calcext:value-type="string">
            <text:p>Wdbc_6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375" calcext:value-type="percentage">
            <text:p>3,75%</text:p>
          </table:table-cell>
          <table:table-cell office:value-type="percentage" office:value="0.0369" calcext:value-type="percentage">
            <text:p>3,69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64" calcext:value-type="percentage">
            <text:p>64,00%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6356" calcext:value-type="percentage">
            <text:p>63,56%</text:p>
          </table:table-cell>
          <table:table-cell table:number-columns-repeated="2"/>
          <table:table-cell office:value-type="string" calcext:value-type="string">
            <text:p>Wdbc_7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732" calcext:value-type="percentage">
            <text:p>7,3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5222" calcext:value-type="percentage">
            <text:p>52,22%</text:p>
          </table:table-cell>
          <table:table-cell office:value-type="percentage" office:value="0.4644" calcext:value-type="percentage">
            <text:p>46,44%</text:p>
          </table:table-cell>
          <table:table-cell office:value-type="percentage" office:value="0.4733" calcext:value-type="percentage">
            <text:p>47,33%</text:p>
          </table:table-cell>
          <table:table-cell table:number-columns-repeated="2"/>
          <table:table-cell office:value-type="string" calcext:value-type="string">
            <text:p>Wdbc_8</text:p>
          </table:table-cell>
          <table:table-cell office:value-type="percentage" office:value="0.0798" calcext:value-type="percentage">
            <text:p>7,98%</text:p>
          </table:table-cell>
          <table:table-cell office:value-type="percentage" office:value="0.0708" calcext:value-type="percentage">
            <text:p>7,08%</text:p>
          </table:table-cell>
          <table:table-cell office:value-type="percentage" office:value="0.0744" calcext:value-type="percentage">
            <text:p>7,44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5689" calcext:value-type="percentage">
            <text:p>56,89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5756" calcext:value-type="percentage">
            <text:p>57,56%</text:p>
          </table:table-cell>
          <table:table-cell table:number-columns-repeated="2"/>
          <table:table-cell office:value-type="string" calcext:value-type="string">
            <text:p>Wdbc_9</text:p>
          </table:table-cell>
          <table:table-cell office:value-type="percentage" office:value="0.0589" calcext:value-type="percentage">
            <text:p>5,89%</text:p>
          </table:table-cell>
          <table:table-cell office:value-type="percentage" office:value="0.0494" calcext:value-type="percentage">
            <text:p>4,94%</text:p>
          </table:table-cell>
          <table:table-cell office:value-type="percentage" office:value="0.0565" calcext:value-type="percentage">
            <text:p>5,65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733" calcext:value-type="percentage">
            <text:p>37,33%</text:p>
          </table:table-cell>
          <table:table-cell office:value-type="percentage" office:value="0.3556" calcext:value-type="percentage">
            <text:p>35,56%</text:p>
          </table:table-cell>
          <table:table-cell office:value-type="percentage" office:value="0.3822" calcext:value-type="percentage">
            <text:p>38,22%</text:p>
          </table:table-cell>
          <table:table-cell table:number-columns-repeated="2"/>
          <table:table-cell office:value-type="string" calcext:value-type="string">
            <text:p>Wdbc_10</text:p>
          </table:table-cell>
          <table:table-cell office:value-type="percentage" office:value="0.0304" calcext:value-type="percentage">
            <text:p>3,04%</text:p>
          </table:table-cell>
          <table:table-cell office:value-type="percentage" office:value="0.0274" calcext:value-type="percentage">
            <text:p>2,74%</text:p>
          </table:table-cell>
          <table:table-cell office:value-type="percentage" office:value="0.0345" calcext:value-type="percentage">
            <text:p>3,45%</text:p>
          </table:table-cell>
          <table:table-cell table:number-columns-repeated="16370"/>
        </table:table-row>
        <table:table-row table:style-name="ro1">
          <table:table-cell table:style-name="ce8"/>
          <table:table-cell table:style-name="ce8" table:formula="of:=AVERAGE([.B121:.B130])" office:value-type="percentage" office:value="0.53755" calcext:value-type="percentage">
            <text:p>53,75%</text:p>
          </table:table-cell>
          <table:table-cell table:style-name="ce8" table:formula="of:=AVERAGE([.C121:.C130])" office:value-type="percentage" office:value="0.52689" calcext:value-type="percentage">
            <text:p>52,69%</text:p>
          </table:table-cell>
          <table:table-cell table:style-name="ce8" table:formula="of:=AVERAGE([.D121:.D130])" office:value-type="percentage" office:value="0.52756" calcext:value-type="percentage">
            <text:p>52,76%</text:p>
          </table:table-cell>
          <table:table-cell table:style-name="ce8" table:number-columns-repeated="3"/>
          <table:table-cell table:style-name="ce8" table:formula="of:=AVERAGE([.H121:.H130])" office:value-type="percentage" office:value="0.05454" calcext:value-type="percentage">
            <text:p>5,45%</text:p>
          </table:table-cell>
          <table:table-cell table:style-name="ce8" table:formula="of:=AVERAGE([.I121:.I130])" office:value-type="percentage" office:value="0.05106" calcext:value-type="percentage">
            <text:p>5,11%</text:p>
          </table:table-cell>
          <table:table-cell table:style-name="ce8" table:formula="of:=AVERAGE([.J121:.J130])" office:value-type="percentage" office:value="0.05374" calcext:value-type="percentage">
            <text:p>5,37%</text:p>
          </table:table-cell>
          <table:table-cell table:style-name="ce8" table:number-columns-repeated="16370"/>
        </table:table-row>
        <table:table-row table:style-name="ro1">
          <table:table-cell table:number-columns-repeated="16380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/>
          <table:table-cell/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/>
          <table:table-cell table:number-columns-repeated="16369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1412" calcext:value-type="percentage">
            <text:p>14,12%</text:p>
          </table:table-cell>
          <table:table-cell table:number-columns-repeated="2"/>
          <table:table-cell office:value-type="string" calcext:value-type="string">
            <text:p>z_f_s_1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456" calcext:value-type="percentage">
            <text:p>4,56%</text:p>
          </table:table-cell>
          <table:table-cell office:value-type="percentage" office:value="0.0478" calcext:value-type="percentage">
            <text:p>4,78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0922" calcext:value-type="percentage">
            <text:p>9,22%</text:p>
          </table:table-cell>
          <table:table-cell office:value-type="percentage" office:value="0.0941" calcext:value-type="percentage">
            <text:p>9,41%</text:p>
          </table:table-cell>
          <table:table-cell office:value-type="percentage" office:value="0.1176" calcext:value-type="percentage">
            <text:p>11,76%</text:p>
          </table:table-cell>
          <table:table-cell table:number-columns-repeated="2"/>
          <table:table-cell office:value-type="string" calcext:value-type="string">
            <text:p>z_f_s_2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522" calcext:value-type="percentage">
            <text:p>5,2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1784" calcext:value-type="percentage">
            <text:p>17,84%</text:p>
          </table:table-cell>
          <table:table-cell office:value-type="percentage" office:value="0.1392" calcext:value-type="percentage">
            <text:p>13,92%</text:p>
          </table:table-cell>
          <table:table-cell office:value-type="percentage" office:value="0.1627" calcext:value-type="percentage">
            <text:p>16,27%</text:p>
          </table:table-cell>
          <table:table-cell table:number-columns-repeated="2"/>
          <table:table-cell office:value-type="string" calcext:value-type="string">
            <text:p>z_f_s_3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611" calcext:value-type="percentage">
            <text:p>6,11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ine_4</text:p>
          </table:table-cell>
          <table:table-cell table:number-columns-repeated="2" office:value-type="percentage" office:value="0.0157" calcext:value-type="percentage">
            <text:p>1,57%</text:p>
          </table:table-cell>
          <table:table-cell office:value-type="percentage" office:value="0.0275" calcext:value-type="percentage">
            <text:p>2,75%</text:p>
          </table:table-cell>
          <table:table-cell table:number-columns-repeated="2"/>
          <table:table-cell office:value-type="string" calcext:value-type="string">
            <text:p>z_f_s_4</text:p>
          </table:table-cell>
          <table:table-cell office:value-type="percentage" office:value="0.0256" calcext:value-type="percentage">
            <text:p>2,56%</text:p>
          </table:table-cell>
          <table:table-cell table:number-columns-repeated="2" office:value-type="percentage" office:value="0.02" calcext:value-type="percentage">
            <text:p>2,0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961" calcext:value-type="percentage">
            <text:p>9,61%</text:p>
          </table:table-cell>
          <table:table-cell office:value-type="percentage" office:value="0.1059" calcext:value-type="percentage">
            <text:p>10,59%</text:p>
          </table:table-cell>
          <table:table-cell table:number-columns-repeated="2"/>
          <table:table-cell office:value-type="string" calcext:value-type="string">
            <text:p>z_f_s_5</text:p>
          </table:table-cell>
          <table:table-cell table:number-columns-repeated="2" office:value-type="percentage" office:value="0.0089" calcext:value-type="percentage">
            <text:p>0,89%</text:p>
          </table:table-cell>
          <table:table-cell office:value-type="percentage" office:value="0.0144" calcext:value-type="percentage">
            <text:p>1,44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1039" calcext:value-type="percentage">
            <text:p>10,39%</text:p>
          </table:table-cell>
          <table:table-cell office:value-type="percentage" office:value="0.0529" calcext:value-type="percentage">
            <text:p>5,29%</text:p>
          </table:table-cell>
          <table:table-cell office:value-type="percentage" office:value="0.1039" calcext:value-type="percentage">
            <text:p>10,39%</text:p>
          </table:table-cell>
          <table:table-cell table:number-columns-repeated="2"/>
          <table:table-cell office:value-type="string" calcext:value-type="string">
            <text:p>z_f_s_6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044" calcext:value-type="percentage">
            <text:p>0,44%</text:p>
          </table:table-cell>
          <table:table-cell office:value-type="percentage" office:value="0.0122" calcext:value-type="percentage">
            <text:p>1,2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392" calcext:value-type="percentage">
            <text:p>3,92%</text:p>
          </table:table-cell>
          <table:table-cell office:value-type="percentage" office:value="0.0275" calcext:value-type="percentage">
            <text:p>2,75%</text:p>
          </table:table-cell>
          <table:table-cell office:value-type="percentage" office:value="0.0353" calcext:value-type="percentage">
            <text:p>3,53%</text:p>
          </table:table-cell>
          <table:table-cell table:number-columns-repeated="2"/>
          <table:table-cell office:value-type="string" calcext:value-type="string">
            <text:p>z_f_s_7</text:p>
          </table:table-cell>
          <table:table-cell office:value-type="percentage" office:value="0.0589" calcext:value-type="percentage">
            <text:p>5,89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622" calcext:value-type="percentage">
            <text:p>6,2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686" calcext:value-type="percentage">
            <text:p>6,86%</text:p>
          </table:table-cell>
          <table:table-cell office:value-type="percentage" office:value="0.0647" calcext:value-type="percentage">
            <text:p>6,47%</text:p>
          </table:table-cell>
          <table:table-cell office:value-type="percentage" office:value="0.0686" calcext:value-type="percentage">
            <text:p>6,86%</text:p>
          </table:table-cell>
          <table:table-cell table:number-columns-repeated="2"/>
          <table:table-cell office:value-type="string" calcext:value-type="string">
            <text:p>z_f_s_8</text:p>
          </table:table-cell>
          <table:table-cell office:value-type="percentage" office:value="0.0856" calcext:value-type="percentage">
            <text:p>8,56%</text:p>
          </table:table-cell>
          <table:table-cell office:value-type="percentage" office:value="0.0844" calcext:value-type="percentage">
            <text:p>8,44%</text:p>
          </table:table-cell>
          <table:table-cell office:value-type="percentage" office:value="0.09" calcext:value-type="percentage">
            <text:p>9,0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49" calcext:value-type="percentage">
            <text:p>14,90%</text:p>
          </table:table-cell>
          <table:table-cell office:value-type="percentage" office:value="0.1412" calcext:value-type="percentage">
            <text:p>14,12%</text:p>
          </table:table-cell>
          <table:table-cell office:value-type="percentage" office:value="0.1608" calcext:value-type="percentage">
            <text:p>16,08%</text:p>
          </table:table-cell>
          <table:table-cell table:number-columns-repeated="2"/>
          <table:table-cell office:value-type="string" calcext:value-type="string">
            <text:p>z_f_s_9</text:p>
          </table:table-cell>
          <table:table-cell office:value-type="percentage" office:value="0.0011" calcext:value-type="percentage">
            <text:p>0,11%</text:p>
          </table:table-cell>
          <table:table-cell office:value-type="percentage" office:value="0.0067" calcext:value-type="percentage">
            <text:p>0,67%</text:p>
          </table:table-cell>
          <table:table-cell office:value-type="percentage" office:value="0.0033" calcext:value-type="percentage">
            <text:p>0,3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725" calcext:value-type="percentage">
            <text:p>7,25%</text:p>
          </table:table-cell>
          <table:table-cell office:value-type="percentage" office:value="0.0549" calcext:value-type="percentage">
            <text:p>5,49%</text:p>
          </table:table-cell>
          <table:table-cell office:value-type="percentage" office:value="0.0804" calcext:value-type="percentage">
            <text:p>8,04%</text:p>
          </table:table-cell>
          <table:table-cell table:number-columns-repeated="2"/>
          <table:table-cell office:value-type="string" calcext:value-type="string">
            <text:p>z_f_s_10</text:p>
          </table:table-cell>
          <table:table-cell table:number-columns-repeated="2" office:value-type="percentage" office:value="0.0433" calcext:value-type="percentage">
            <text:p>4,33%</text:p>
          </table:table-cell>
          <table:table-cell office:value-type="percentage" office:value="0.0389" calcext:value-type="percentage">
            <text:p>3,89%</text:p>
          </table:table-cell>
          <table:table-cell table:number-columns-repeated="16370"/>
        </table:table-row>
        <table:table-row table:style-name="ro1">
          <table:table-cell table:style-name="ce1"/>
          <table:table-cell table:style-name="ce1" table:formula="of:=AVERAGE([.B134:.B143])" office:value-type="percentage" office:value="0.09371" calcext:value-type="percentage">
            <text:p>9,37%</text:p>
          </table:table-cell>
          <table:table-cell table:style-name="ce1" table:formula="of:=AVERAGE([.C134:.C143])" office:value-type="percentage" office:value="0.0802" calcext:value-type="percentage">
            <text:p>8,02%</text:p>
          </table:table-cell>
          <table:table-cell table:style-name="ce1" table:formula="of:=AVERAGE([.D134:.D143])" office:value-type="percentage" office:value="0.10039" calcext:value-type="percentage">
            <text:p>10,04%</text:p>
          </table:table-cell>
          <table:table-cell table:style-name="ce1" table:number-columns-repeated="3"/>
          <table:table-cell table:style-name="ce1" table:formula="of:=AVERAGE([.H134:.H143])" office:value-type="percentage" office:value="0.0389" calcext:value-type="percentage">
            <text:p>3,89%</text:p>
          </table:table-cell>
          <table:table-cell table:style-name="ce1" table:formula="of:=AVERAGE([.I134:.I143])" office:value-type="percentage" office:value="0.03744" calcext:value-type="percentage">
            <text:p>3,74%</text:p>
          </table:table-cell>
          <table:table-cell table:style-name="ce1" table:formula="of:=AVERAGE([.J134:.J143])" office:value-type="percentage" office:value="0.04077" calcext:value-type="percentage">
            <text:p>4,08%</text:p>
          </table:table-cell>
          <table:table-cell table:style-name="ce1" table:number-columns-repeated="16370"/>
        </table:table-row>
        <table:table-row table:style-name="ro1">
          <table:table-cell table:number-columns-repeated="16380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/>
          <table:table-cell/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/>
          <table:table-cell table:number-columns-repeated="16369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0567" calcext:value-type="percentage">
            <text:p>5,67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9" calcext:value-type="percentage">
            <text:p>9,00%</text:p>
          </table:table-cell>
          <table:table-cell table:number-columns-repeated="2"/>
          <table:table-cell office:value-type="string" calcext:value-type="string">
            <text:p>z_o_n_f_s_1</text:p>
          </table:table-cell>
          <table:table-cell table:number-columns-repeated="2"/>
          <table:table-cell office:value-type="percentage" office:value="0.4653" calcext:value-type="percentage">
            <text:p>46,5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2933" calcext:value-type="percentage">
            <text:p>29,33%</text:p>
          </table:table-cell>
          <table:table-cell office:value-type="percentage" office:value="0.3233" calcext:value-type="percentage">
            <text:p>32,33%</text:p>
          </table:table-cell>
          <table:table-cell table:number-columns-repeated="2"/>
          <table:table-cell office:value-type="string" calcext:value-type="string">
            <text:p>z_o_n_f_s_2</text:p>
          </table:table-cell>
          <table:table-cell table:number-columns-repeated="2"/>
          <table:table-cell office:value-type="percentage" office:value="0.5067" calcext:value-type="percentage">
            <text:p>50,67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367" calcext:value-type="percentage">
            <text:p>13,67%</text:p>
          </table:table-cell>
          <table:table-cell table:number-columns-repeated="2"/>
          <table:table-cell office:value-type="string" calcext:value-type="string">
            <text:p>z_o_n_f_s_3</text:p>
          </table:table-cell>
          <table:table-cell table:number-columns-repeated="2"/>
          <table:table-cell office:value-type="percentage" office:value="0.52" calcext:value-type="percentage">
            <text:p>52,0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0167" calcext:value-type="percentage">
            <text:p>1,67%</text:p>
          </table:table-cell>
          <table:table-cell office:value-type="percentage" office:value="0.0633" calcext:value-type="percentage">
            <text:p>6,33%</text:p>
          </table:table-cell>
          <table:table-cell table:number-columns-repeated="2"/>
          <table:table-cell office:value-type="string" calcext:value-type="string">
            <text:p>z_o_n_f_s_4</text:p>
          </table:table-cell>
          <table:table-cell table:number-columns-repeated="2"/>
          <table:table-cell office:value-type="percentage" office:value="0.518" calcext:value-type="percentage">
            <text:p>51,8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67" calcext:value-type="percentage">
            <text:p>0,67%</text:p>
          </table:table-cell>
          <table:table-cell office:value-type="percentage" office:value="0.0233" calcext:value-type="percentage">
            <text:p>2,33%</text:p>
          </table:table-cell>
          <table:table-cell table:number-columns-repeated="2"/>
          <table:table-cell office:value-type="string" calcext:value-type="string">
            <text:p>z_o_n_f_s_5</text:p>
          </table:table-cell>
          <table:table-cell table:number-columns-repeated="2"/>
          <table:table-cell office:value-type="percentage" office:value="0.3267" calcext:value-type="percentage">
            <text:p>32,67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967" calcext:value-type="percentage">
            <text:p>29,67%</text:p>
          </table:table-cell>
          <table:table-cell office:value-type="percentage" office:value="0.3233" calcext:value-type="percentage">
            <text:p>32,33%</text:p>
          </table:table-cell>
          <table:table-cell table:number-columns-repeated="2"/>
          <table:table-cell office:value-type="string" calcext:value-type="string">
            <text:p>z_o_n_f_s_6</text:p>
          </table:table-cell>
          <table:table-cell table:number-columns-repeated="2"/>
          <table:table-cell office:value-type="percentage" office:value="0.526" calcext:value-type="percentage">
            <text:p>52,6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1033" calcext:value-type="percentage">
            <text:p>10,33%</text:p>
          </table:table-cell>
          <table:table-cell table:number-columns-repeated="2"/>
          <table:table-cell office:value-type="string" calcext:value-type="string">
            <text:p>z_o_n_f_s_7</text:p>
          </table:table-cell>
          <table:table-cell table:number-columns-repeated="2"/>
          <table:table-cell office:value-type="percentage" office:value="0.47" calcext:value-type="percentage">
            <text:p>47,0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1567" calcext:value-type="percentage">
            <text:p>15,67%</text:p>
          </table:table-cell>
          <table:table-cell table:number-columns-repeated="2"/>
          <table:table-cell office:value-type="string" calcext:value-type="string">
            <text:p>z_o_n_f_s_8</text:p>
          </table:table-cell>
          <table:table-cell table:number-columns-repeated="2"/>
          <table:table-cell office:value-type="percentage" office:value="0.4693" calcext:value-type="percentage">
            <text:p>46,9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9" calcext:value-type="percentage">
            <text:p>9,00%</text:p>
          </table:table-cell>
          <table:table-cell table:number-columns-repeated="2"/>
          <table:table-cell office:value-type="string" calcext:value-type="string">
            <text:p>z_o_n_f_s_9</text:p>
          </table:table-cell>
          <table:table-cell table:number-columns-repeated="2"/>
          <table:table-cell office:value-type="percentage" office:value="0.6013" calcext:value-type="percentage">
            <text:p>60,1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67" calcext:value-type="percentage">
            <text:p>1,67%</text:p>
          </table:table-cell>
          <table:table-cell office:value-type="percentage" office:value="0.0267" calcext:value-type="percentage">
            <text:p>2,67%</text:p>
          </table:table-cell>
          <table:table-cell table:number-columns-repeated="2"/>
          <table:table-cell office:value-type="string" calcext:value-type="string">
            <text:p>z_o_n_f_s_10</text:p>
          </table:table-cell>
          <table:table-cell table:number-columns-repeated="2"/>
          <table:table-cell office:value-type="percentage" office:value="0.5153" calcext:value-type="percentage">
            <text:p>51,53%</text:p>
          </table:table-cell>
          <table:table-cell table:number-columns-repeated="16370"/>
        </table:table-row>
        <table:table-row table:style-name="ro1">
          <table:table-cell table:style-name="ce1"/>
          <table:table-cell table:style-name="ce1" table:formula="of:=AVERAGE([.B147:.B156])" office:value-type="percentage" office:value="0.09533" calcext:value-type="percentage">
            <text:p>9,53%</text:p>
          </table:table-cell>
          <table:table-cell table:style-name="ce1" table:formula="of:=AVERAGE([.C147:.C156])" office:value-type="percentage" office:value="0.11102" calcext:value-type="percentage">
            <text:p>11,10%</text:p>
          </table:table-cell>
          <table:table-cell table:style-name="ce1" table:formula="of:=AVERAGE([.D147:.D156])" office:value-type="percentage" office:value="0.13366" calcext:value-type="percentage">
            <text:p>13,37%</text:p>
          </table:table-cell>
          <table:table-cell table:style-name="ce1"/>
          <table:table-cell table:style-name="ce1" table:formula="of:=AVERAGE([.F147:.F156])" office:value-type="string" office:string-value="" calcext:value-type="error">
            <text:p>#DIV/0!</text:p>
          </table:table-cell>
          <table:table-cell table:style-name="ce1"/>
          <table:table-cell table:style-name="ce1" table:formula="of:=AVERAGE([.H147:.H156])" office:value-type="string" office:string-value="" calcext:value-type="error">
            <text:p>#DIV/0!</text:p>
          </table:table-cell>
          <table:table-cell table:style-name="ce1" table:formula="of:=AVERAGE([.I147:.I156])" office:value-type="string" office:string-value="" calcext:value-type="error">
            <text:p>#DIV/0!</text:p>
          </table:table-cell>
          <table:table-cell table:style-name="ce1" table:formula="of:=AVERAGE([.J147:.J156])" office:value-type="percentage" office:value="0.49186" calcext:value-type="percentage">
            <text:p>49,19%</text:p>
          </table:table-cell>
          <table:table-cell table:style-name="ce1" table:number-columns-repeated="16370"/>
        </table:table-row>
        <table:table-row table:style-name="ro1">
          <table:table-cell table:number-columns-repeated="16380"/>
        </table:table-row>
        <table:table-row table:style-name="ro1">
          <table:table-cell table:style-name="ce1" table:number-columns-repeated="5"/>
          <table:table-cell table:number-columns-repeated="16375"/>
        </table:table-row>
        <table:table-row table:style-name="ro1" table:number-rows-repeated="1048416">
          <table:table-cell table:number-columns-repeated="16380"/>
        </table:table-row>
        <table:table-row table:style-name="ro1">
          <table:table-cell table:number-columns-repeated="16380"/>
        </table:table-row>
      </table:table>
      <table:table table:name="rbf_averages" table:style-name="ta1">
        <table:table-column table:style-name="co3" table:default-cell-style-name="Default"/>
        <table:table-column table:style-name="co2" table:number-columns-repeated="6" table:default-cell-style-name="ce5"/>
        <table:table-column table:style-name="co2" table:number-columns-repeated="16376" table:default-cell-style-name="Default"/>
        <table:table-row table:style-name="ro1">
          <table:table-cell table:style-name="ce14" office:value-type="string" calcext:value-type="string">
            <text:p>DATASET</text:p>
          </table:table-cell>
          <table:table-cell table:style-name="ce14" office:value-type="string" calcext:value-type="string">
            <text:p>GENETIC</text:p>
          </table:table-cell>
          <table:table-cell table:style-name="ce14" office:value-type="string" calcext:value-type="string">
            <text:p>PSO</text:p>
          </table:table-cell>
          <table:table-cell table:style-name="ce14" office:value-type="string" calcext:value-type="string">
            <text:p>PDE1</text:p>
          </table:table-cell>
          <table:table-cell table:style-name="ce14" office:value-type="string" calcext:value-type="string">
            <text:p>PDE2</text:p>
          </table:table-cell>
          <table:table-cell table:style-name="ce14" office:value-type="string" calcext:value-type="string">
            <text:p>PDE4</text:p>
          </table:table-cell>
          <table:table-cell table:style-name="ce14" office:value-type="string" calcext:value-type="string">
            <text:p>PDE10</text:p>
          </table:table-cell>
          <table:table-cell table:style-name="ce16" table:number-columns-repeated="16376"/>
        </table:table-row>
        <table:table-row table:style-name="ro3">
          <table:table-cell office:value-type="string" calcext:value-type="string">
            <text:p>Alcohol</text:p>
          </table:table-cell>
          <table:table-cell office:value-type="percentage" office:value="0.2508" calcext:value-type="percentage">
            <text:p>25,08%</text:p>
          </table:table-cell>
          <table:table-cell office:value-type="percentage" office:value="0.2923" calcext:value-type="percentage">
            <text:p>29,23%</text:p>
          </table:table-cell>
          <table:table-cell office:value-type="percentage" office:value="0.2634" calcext:value-type="percentage">
            <text:p>26,34%</text:p>
          </table:table-cell>
          <table:table-cell office:value-type="percentage" office:value="0.2516" calcext:value-type="percentage">
            <text:p>25,16%</text:p>
          </table:table-cell>
          <table:table-cell office:value-type="percentage" office:value="0.2445" calcext:value-type="percentage">
            <text:p>24,45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Appendicitis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493" calcext:value-type="percentage">
            <text:p>14,93%</text:p>
          </table:table-cell>
          <table:table-cell office:value-type="percentage" office:value="0.1527" calcext:value-type="percentage">
            <text:p>15,27%</text:p>
          </table:table-cell>
          <table:table-cell office:value-type="percentage" office:value="0.1497" calcext:value-type="percentage">
            <text:p>14,97%</text:p>
          </table:table-cell>
          <table:table-cell office:value-type="percentage" office:value="0.1457" calcext:value-type="percentage">
            <text:p>14,57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Australian</text:p>
          </table:table-cell>
          <table:table-cell office:value-type="percentage" office:value="0.2453" calcext:value-type="percentage">
            <text:p>24,53%</text:p>
          </table:table-cell>
          <table:table-cell office:value-type="percentage" office:value="0.2363" calcext:value-type="percentage">
            <text:p>23,63%</text:p>
          </table:table-cell>
          <table:table-cell office:value-type="percentage" office:value="0.251" calcext:value-type="percentage">
            <text:p>25,10%</text:p>
          </table:table-cell>
          <table:table-cell office:value-type="percentage" office:value="0.249" calcext:value-type="percentage">
            <text:p>24,90%</text:p>
          </table:table-cell>
          <table:table-cell office:value-type="percentage" office:value="0.2501" calcext:value-type="percentage">
            <text:p>25,01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Balance</text:p>
          </table:table-cell>
          <table:table-cell office:value-type="percentage" office:value="0.1498" calcext:value-type="percentage">
            <text:p>14,98%</text:p>
          </table:table-cell>
          <table:table-cell office:value-type="percentage" office:value="0.1508" calcext:value-type="percentage">
            <text:p>15,08%</text:p>
          </table:table-cell>
          <table:table-cell office:value-type="percentage" office:value="0.1966" calcext:value-type="percentage">
            <text:p>19,66%</text:p>
          </table:table-cell>
          <table:table-cell office:value-type="percentage" office:value="0.1881" calcext:value-type="percentage">
            <text:p>18,81%</text:p>
          </table:table-cell>
          <table:table-cell office:value-type="percentage" office:value="0.1966" calcext:value-type="percentage">
            <text:p>19,66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Dermatology</text:p>
          </table:table-cell>
          <table:table-cell office:value-type="percentage" office:value="0.3641" calcext:value-type="percentage">
            <text:p>36,41%</text:p>
          </table:table-cell>
          <table:table-cell office:value-type="percentage" office:value="0.3539" calcext:value-type="percentage">
            <text:p>35,39%</text:p>
          </table:table-cell>
          <table:table-cell office:value-type="percentage" office:value="0.3754" calcext:value-type="percentage">
            <text:p>37,54%</text:p>
          </table:table-cell>
          <table:table-cell office:value-type="percentage" office:value="0.3768" calcext:value-type="percentage">
            <text:p>37,68%</text:p>
          </table:table-cell>
          <table:table-cell office:value-type="percentage" office:value="0.3678" calcext:value-type="percentage">
            <text:p>36,78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Glass</text:p>
          </table:table-cell>
          <table:table-cell office:value-type="percentage" office:value="0.4976" calcext:value-type="percentage">
            <text:p>49,76%</text:p>
          </table:table-cell>
          <table:table-cell office:value-type="percentage" office:value="0.5383" calcext:value-type="percentage">
            <text:p>53,83%</text:p>
          </table:table-cell>
          <table:table-cell office:value-type="percentage" office:value="0.5319" calcext:value-type="percentage">
            <text:p>53,19%</text:p>
          </table:table-cell>
          <table:table-cell office:value-type="percentage" office:value="0.5508" calcext:value-type="percentage">
            <text:p>55,08%</text:p>
          </table:table-cell>
          <table:table-cell office:value-type="percentage" office:value="0.553" calcext:value-type="percentage">
            <text:p>55,30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Hayes-roth</text:p>
          </table:table-cell>
          <table:table-cell office:value-type="percentage" office:value="0.3718" calcext:value-type="percentage">
            <text:p>37,18%</text:p>
          </table:table-cell>
          <table:table-cell office:value-type="percentage" office:value="0.3787" calcext:value-type="percentage">
            <text:p>37,87%</text:p>
          </table:table-cell>
          <table:table-cell office:value-type="percentage" office:value="0.3777" calcext:value-type="percentage">
            <text:p>37,77%</text:p>
          </table:table-cell>
          <table:table-cell office:value-type="percentage" office:value="0.3964" calcext:value-type="percentage">
            <text:p>39,64%</text:p>
          </table:table-cell>
          <table:table-cell office:value-type="percentage" office:value="0.3761" calcext:value-type="percentage">
            <text:p>37,61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Heart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1738" calcext:value-type="percentage">
            <text:p>17,38%</text:p>
          </table:table-cell>
          <table:table-cell office:value-type="percentage" office:value="0.1696" calcext:value-type="percentage">
            <text:p>16,96%</text:p>
          </table:table-cell>
          <table:table-cell office:value-type="percentage" office:value="0.1873" calcext:value-type="percentage">
            <text:p>18,73%</text:p>
          </table:table-cell>
          <table:table-cell office:value-type="percentage" office:value="0.1684" calcext:value-type="percentage">
            <text:p>16,84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Housevotes</text:p>
          </table:table-cell>
          <table:table-cell office:value-type="percentage" office:value="0.0377" calcext:value-type="percentage">
            <text:p>3,77%</text:p>
          </table:table-cell>
          <table:table-cell office:value-type="percentage" office:value="0.0391" calcext:value-type="percentage">
            <text:p>3,91%</text:p>
          </table:table-cell>
          <table:table-cell office:value-type="percentage" office:value="0.0402" calcext:value-type="percentage">
            <text:p>4,02%</text:p>
          </table:table-cell>
          <table:table-cell office:value-type="percentage" office:value="0.0401" calcext:value-type="percentage">
            <text:p>4,01%</text:p>
          </table:table-cell>
          <table:table-cell office:value-type="percentage" office:value="0.0439" calcext:value-type="percentage">
            <text:p>4,39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Ionosphere</text:p>
          </table:table-cell>
          <table:table-cell office:value-type="percentage" office:value="0.1049" calcext:value-type="percentage">
            <text:p>10,49%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.1297" calcext:value-type="percentage">
            <text:p>12,97%</text:p>
          </table:table-cell>
          <table:table-cell office:value-type="percentage" office:value="0.119" calcext:value-type="percentage">
            <text:p>11,90%</text:p>
          </table:table-cell>
          <table:table-cell office:value-type="percentage" office:value="0.1379" calcext:value-type="percentage">
            <text:p>13,79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Liverdisorder</text:p>
          </table:table-cell>
          <table:table-cell office:value-type="percentage" office:value="0.286" calcext:value-type="percentage">
            <text:p>28,60%</text:p>
          </table:table-cell>
          <table:table-cell office:value-type="percentage" office:value="0.2925" calcext:value-type="percentage">
            <text:p>29,25%</text:p>
          </table:table-cell>
          <table:table-cell office:value-type="percentage" office:value="0.2946" calcext:value-type="percentage">
            <text:p>29,46%</text:p>
          </table:table-cell>
          <table:table-cell office:value-type="percentage" office:value="0.2828" calcext:value-type="percentage">
            <text:p>28,28%</text:p>
          </table:table-cell>
          <table:table-cell office:value-type="percentage" office:value="0.2833" calcext:value-type="percentage">
            <text:p>28,33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Mammographic</text:p>
          </table:table-cell>
          <table:table-cell office:value-type="percentage" office:value="0.1734" calcext:value-type="percentage">
            <text:p>17,34%</text:p>
          </table:table-cell>
          <table:table-cell office:value-type="percentage" office:value="0.1761" calcext:value-type="percentage">
            <text:p>17,61%</text:p>
          </table:table-cell>
          <table:table-cell office:value-type="percentage" office:value="0.1769" calcext:value-type="percentage">
            <text:p>17,69%</text:p>
          </table:table-cell>
          <table:table-cell office:value-type="percentage" office:value="0.1768" calcext:value-type="percentage">
            <text:p>17,68%</text:p>
          </table:table-cell>
          <table:table-cell office:value-type="percentage" office:value="0.1772" calcext:value-type="percentage">
            <text:p>17,72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Parkinsons</text:p>
          </table:table-cell>
          <table:table-cell office:value-type="percentage" office:value="0.1663" calcext:value-type="percentage">
            <text:p>16,63%</text:p>
          </table:table-cell>
          <table:table-cell office:value-type="percentage" office:value="0.1691" calcext:value-type="percentage">
            <text:p>16,91%</text:p>
          </table:table-cell>
          <table:table-cell office:value-type="percentage" office:value="0.1716" calcext:value-type="percentage">
            <text:p>17,16%</text:p>
          </table:table-cell>
          <table:table-cell office:value-type="percentage" office:value="0.1726" calcext:value-type="percentage">
            <text:p>17,26%</text:p>
          </table:table-cell>
          <table:table-cell office:value-type="percentage" office:value="0.1698" calcext:value-type="percentage">
            <text:p>16,98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Pima</text:p>
          </table:table-cell>
          <table:table-cell office:value-type="percentage" office:value="0.2432" calcext:value-type="percentage">
            <text:p>24,32%</text:p>
          </table:table-cell>
          <table:table-cell office:value-type="percentage" office:value="0.2387" calcext:value-type="percentage">
            <text:p>23,87%</text:p>
          </table:table-cell>
          <table:table-cell office:value-type="percentage" office:value="0.2381" calcext:value-type="percentage">
            <text:p>23,81%</text:p>
          </table:table-cell>
          <table:table-cell office:value-type="percentage" office:value="0.2377" calcext:value-type="percentage">
            <text:p>23,77%</text:p>
          </table:table-cell>
          <table:table-cell office:value-type="percentage" office:value="0.2378" calcext:value-type="percentage">
            <text:p>23,78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Popfailures</text:p>
          </table:table-cell>
          <table:table-cell office:value-type="percentage" office:value="0.0551" calcext:value-type="percentage">
            <text:p>5,51%</text:p>
          </table:table-cell>
          <table:table-cell office:value-type="percentage" office:value="0.0584" calcext:value-type="percentage">
            <text:p>5,84%</text:p>
          </table:table-cell>
          <table:table-cell office:value-type="percentage" office:value="0.0578" calcext:value-type="percentage">
            <text:p>5,78%</text:p>
          </table:table-cell>
          <table:table-cell office:value-type="percentage" office:value="0.0613" calcext:value-type="percentage">
            <text:p>6,13%</text:p>
          </table:table-cell>
          <table:table-cell office:value-type="percentage" office:value="0.0574" calcext:value-type="percentage">
            <text:p>5,74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Saheart</text:p>
          </table:table-cell>
          <table:table-cell office:value-type="percentage" office:value="0.2933" calcext:value-type="percentage">
            <text:p>29,33%</text:p>
          </table:table-cell>
          <table:table-cell office:value-type="percentage" office:value="0.288" calcext:value-type="percentage">
            <text:p>28,80%</text:p>
          </table:table-cell>
          <table:table-cell office:value-type="percentage" office:value="0.2932" calcext:value-type="percentage">
            <text:p>29,32%</text:p>
          </table:table-cell>
          <table:table-cell office:value-type="percentage" office:value="0.2934" calcext:value-type="percentage">
            <text:p>29,34%</text:p>
          </table:table-cell>
          <table:table-cell office:value-type="percentage" office:value="0.291" calcext:value-type="percentage">
            <text:p>29,10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Sonar</text:p>
          </table:table-cell>
          <table:table-cell office:value-type="percentage" office:value="0.2078" calcext:value-type="percentage">
            <text:p>20,78%</text:p>
          </table:table-cell>
          <table:table-cell office:value-type="percentage" office:value="0.2142" calcext:value-type="percentage">
            <text:p>21,42%</text:p>
          </table:table-cell>
          <table:table-cell office:value-type="percentage" office:value="0.2288" calcext:value-type="percentage">
            <text:p>22,88%</text:p>
          </table:table-cell>
          <table:table-cell office:value-type="percentage" office:value="0.2292" calcext:value-type="percentage">
            <text:p>22,92%</text:p>
          </table:table-cell>
          <table:table-cell office:value-type="percentage" office:value="0.2328" calcext:value-type="percentage">
            <text:p>23,28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Spiral</text:p>
          </table:table-cell>
          <table:table-cell office:value-type="percentage" office:value="0.1718" calcext:value-type="percentage">
            <text:p>17,18%</text:p>
          </table:table-cell>
          <table:table-cell office:value-type="percentage" office:value="0.3367" calcext:value-type="percentage">
            <text:p>33,67%</text:p>
          </table:table-cell>
          <table:table-cell office:value-type="percentage" office:value="0.3376" calcext:value-type="percentage">
            <text:p>33,76%</text:p>
          </table:table-cell>
          <table:table-cell office:value-type="percentage" office:value="0.357" calcext:value-type="percentage">
            <text:p>35,70%</text:p>
          </table:table-cell>
          <table:table-cell office:value-type="percentage" office:value="0.3681" calcext:value-type="percentage">
            <text:p>36,81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Tae</text:p>
          </table:table-cell>
          <table:table-cell office:value-type="percentage" office:value="0.5375" calcext:value-type="percentage">
            <text:p>53,75%</text:p>
          </table:table-cell>
          <table:table-cell office:value-type="percentage" office:value="0.5269" calcext:value-type="percentage">
            <text:p>52,69%</text:p>
          </table:table-cell>
          <table:table-cell office:value-type="percentage" office:value="0.5276" calcext:value-type="percentage">
            <text:p>52,76%</text:p>
          </table:table-cell>
          <table:table-cell office:value-type="percentage" office:value="0.5493" calcext:value-type="percentage">
            <text:p>54,93%</text:p>
          </table:table-cell>
          <table:table-cell office:value-type="percentage" office:value="0.5233" calcext:value-type="percentage">
            <text:p>52,33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Wdbc</text:p>
          </table:table-cell>
          <table:table-cell office:value-type="percentage" office:value="0.0545" calcext:value-type="percentage">
            <text:p>5,45%</text:p>
          </table:table-cell>
          <table:table-cell office:value-type="percentage" office:value="0.0511" calcext:value-type="percentage">
            <text:p>5,11%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527" calcext:value-type="percentage">
            <text:p>5,27%</text:p>
          </table:table-cell>
          <table:table-cell office:value-type="percentage" office:value="0.0524" calcext:value-type="percentage">
            <text:p>5,24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Wine</text:p>
          </table:table-cell>
          <table:table-cell office:value-type="percentage" office:value="0.0937" calcext:value-type="percentage">
            <text:p>9,37%</text:p>
          </table:table-cell>
          <table:table-cell office:value-type="percentage" office:value="0.0802" calcext:value-type="percentage">
            <text:p>8,02%</text:p>
          </table:table-cell>
          <table:table-cell office:value-type="percentage" office:value="0.1004" calcext:value-type="percentage">
            <text:p>10,04%</text:p>
          </table:table-cell>
          <table:table-cell office:value-type="percentage" office:value="0.0996" calcext:value-type="percentage">
            <text:p>9,96%</text:p>
          </table:table-cell>
          <table:table-cell office:value-type="percentage" office:value="0.0873" calcext:value-type="percentage">
            <text:p>8,73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z_f_s</text:p>
          </table:table-cell>
          <table:table-cell office:value-type="percentage" office:value="0.0389" calcext:value-type="percentage">
            <text:p>3,89%</text:p>
          </table:table-cell>
          <table:table-cell office:value-type="percentage" office:value="0.0374" calcext:value-type="percentage">
            <text:p>3,74%</text:p>
          </table:table-cell>
          <table:table-cell table:number-columns-repeated="2" office:value-type="percentage" office:value="0.0408" calcext:value-type="percentage">
            <text:p>4,08%</text:p>
          </table:table-cell>
          <table:table-cell office:value-type="percentage" office:value="0.0409" calcext:value-type="percentage">
            <text:p>4,09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zoo</text:p>
          </table:table-cell>
          <table:table-cell office:value-type="percentage" office:value="0.0953" calcext:value-type="percentage">
            <text:p>9,53%</text:p>
          </table:table-cell>
          <table:table-cell office:value-type="percentage" office:value="0.111" calcext:value-type="percentage">
            <text:p>11,10%</text:p>
          </table:table-cell>
          <table:table-cell office:value-type="percentage" office:value="0.1337" calcext:value-type="percentage">
            <text:p>13,37%</text:p>
          </table:table-cell>
          <table:table-cell office:value-type="percentage" office:value="0.126" calcext:value-type="percentage">
            <text:p>12,60%</text:p>
          </table:table-cell>
          <table:table-cell office:value-type="percentage" office:value="0.1264" calcext:value-type="percentage">
            <text:p>12,64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z_o_n_f_s</text:p>
          </table:table-cell>
          <table:table-cell table:number-columns-repeated="2"/>
          <table:table-cell office:value-type="percentage" office:value="0.4919" calcext:value-type="percentage">
            <text:p>49,19%</text:p>
          </table:table-cell>
          <table:table-cell office:value-type="percentage" office:value="0.5005" calcext:value-type="percentage">
            <text:p>50,05%</text:p>
          </table:table-cell>
          <table:table-cell office:value-type="percentage" office:value="0.5362" calcext:value-type="percentage">
            <text:p>53,62%</text:p>
          </table:table-cell>
          <table:table-cell table:number-columns-repeated="16377"/>
        </table:table-row>
        <table:table-row table:style-name="ro1">
          <table:table-cell table:style-name="ce14"/>
          <table:table-cell table:style-name="ce1" table:formula="of:=AVERAGE([.B2:.B25])" office:value-type="percentage" office:value="0.208065217391304" calcext:value-type="percentage">
            <text:p>20,81%</text:p>
          </table:table-cell>
          <table:table-cell table:style-name="ce1" table:formula="of:=AVERAGE([.C2:.C25])" office:value-type="percentage" office:value="0.217930434782609" calcext:value-type="percentage">
            <text:p>21,79%</text:p>
          </table:table-cell>
          <table:table-cell table:style-name="ce1" table:formula="of:=AVERAGE([.D2:.D25])" office:value-type="percentage" office:value="0.2347875" calcext:value-type="percentage">
            <text:p>23,48%</text:p>
          </table:table-cell>
          <table:table-cell table:style-name="ce1" table:formula="of:=AVERAGE([.E2:.E25])" office:value-type="percentage" office:value="0.237020833333333" calcext:value-type="percentage">
            <text:p>23,70%</text:p>
          </table:table-cell>
          <table:table-cell table:style-name="ce1" table:formula="of:=AVERAGE([.F2:.F25])" office:value-type="percentage" office:value="0.2361625" calcext:value-type="percentage">
            <text:p>23,62%</text:p>
          </table:table-cell>
          <table:table-cell table:style-name="ce1" table:formula="of:=AVERAGE([.G2:.G25])" office:value-type="string" office:string-value="" calcext:value-type="error">
            <text:p>#DIV/0!</text:p>
          </table:table-cell>
          <table:table-cell table:style-name="ce14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4:07:05.757559522</meta:creation-date>
    <dc:date>2023-01-31T09:44:57.527479519</dc:date>
    <meta:editing-duration>P4DT13H57M43S</meta:editing-duration>
    <meta:editing-cycles>1023</meta:editing-cycles>
    <meta:generator>LibreOffice/7.4.4.2$Linux_X86_64 LibreOffice_project/40$Build-2</meta:generator>
    <meta:document-statistic meta:table-count="4" meta:cell-count="2876" meta:object-count="0"/>
  </office:meta>
</office:document-meta>
</file>